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4.03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office:value-type="string">
            <text:p>pubDate</text:p>
          </table:table-cell>
          <table:table-cell office:value-type="string">
            <text:p>pubTime</text:p>
          </table:table-cell>
          <table:table-cell office:value-type="string">
            <text:p>real $</text:p>
          </table:table-cell>
          <table:table-cell office:value-type="string">
            <text:p>real %</text:p>
          </table:table-cell>
          <table:table-cell office:value-type="string">
            <text:p>per wrong</text:p>
          </table:table-cell>
          <table:table-cell office:value-type="string">
            <text:p>title</text:p>
          </table:table-cell>
          <table:table-cell/>
          <table:table-cell table:formula="of:=SUM([.L2:.L47])" office:value-type="float" office:value="20">
            <text:p>20</text:p>
          </table:table-cell>
        </table:table-row>
        <table:table-row table:style-name="ro1">
          <table:table-cell office:value-type="string">
            <text:p>BCE</text:p>
          </table:table-cell>
          <table:table-cell office:value-type="float" office:value="-0.123442461264">
            <text:p>-0,1234424613</text:p>
          </table:table-cell>
          <table:table-cell office:value-type="float" office:value="-0.210329635998">
            <text:p>-0,210329636</text:p>
          </table:table-cell>
          <table:table-cell office:value-type="float" office:value="58.689999">
            <text:p>58,689999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9:00:00</text:p>
          </table:table-cell>
          <table:table-cell office:value-type="float" office:value="0.0699990000000028">
            <text:p>0,069999</text:p>
          </table:table-cell>
          <table:table-cell office:value-type="float" office:value="0.119269042754632">
            <text:p>0,1192690428</text:p>
          </table:table-cell>
          <table:table-cell office:value-type="float" office:value="-156.705771485145">
            <text:p>-156,7057714851</text:p>
          </table:table-cell>
          <table:table-cell office:value-type="string">
            <text:p>Bell Let's Talk Day is tomorrow! Get ready to join in Canada's mental health conversation with great events and new ways to engage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TL</text:p>
          </table:table-cell>
          <table:table-cell office:value-type="float" office:value="-0.069670585829">
            <text:p>-0,0696705858</text:p>
          </table:table-cell>
          <table:table-cell office:value-type="float" office:value="-0.369213471844">
            <text:p>-0,3692134718</text:p>
          </table:table-cell>
          <table:table-cell office:value-type="float" office:value="18.870001">
            <text:p>18,870001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58:04</text:p>
          </table:table-cell>
          <table:table-cell office:value-type="float" office:value="0.240000000000002">
            <text:p>0,24</text:p>
          </table:table-cell>
          <table:table-cell office:value-type="float" office:value="1.27186002798835">
            <text:p>1,271860028</text:p>
          </table:table-cell>
          <table:table-cell office:value-type="float" office:value="-444.47822871629">
            <text:p>-444,4782287163</text:p>
          </table:table-cell>
          <table:table-cell office:value-type="string">
            <text:p>Mullen Group Ltd. breached its 50 day moving average in a Bearish Manner : MTL-CA : January 24, 2017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NB</text:p>
          </table:table-cell>
          <table:table-cell office:value-type="float" office:value="-0.153228721494">
            <text:p>-0,1532287215</text:p>
          </table:table-cell>
          <table:table-cell office:value-type="float" office:value="-0.270578701727">
            <text:p>-0,2705787017</text:p>
          </table:table-cell>
          <table:table-cell office:value-type="float" office:value="56.630001">
            <text:p>56,630001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56:29</text:p>
          </table:table-cell>
          <table:table-cell office:value-type="float" office:value="0.909999999999997">
            <text:p>0,91</text:p>
          </table:table-cell>
          <table:table-cell office:value-type="float" office:value="1.60692209770577">
            <text:p>1,6069220977</text:p>
          </table:table-cell>
          <table:table-cell office:value-type="float" office:value="-693.883438514254">
            <text:p>-693,8834385143</text:p>
          </table:table-cell>
          <table:table-cell office:value-type="string">
            <text:p>Enbridge, Inc. breached its 50 day moving average in a Bearish Manner : ENB-CA : January 24, 2017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VC</text:p>
          </table:table-cell>
          <table:table-cell office:value-type="float" office:value="0.08374966222">
            <text:p>0,0837496622</text:p>
          </table:table-cell>
          <table:table-cell office:value-type="float" office:value="4.36196157396">
            <text:p>4,361961574</text:p>
          </table:table-cell>
          <table:table-cell office:value-type="float" office:value="1.92">
            <text:p>1,92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54:53</text:p>
          </table:table-cell>
          <table:table-cell office:value-type="float" office:value="0.0800000000000001">
            <text:p>0,08</text:p>
          </table:table-cell>
          <table:table-cell office:value-type="float" office:value="4.16666666666667">
            <text:p>4,1666666667</text:p>
          </table:table-cell>
          <table:table-cell office:value-type="float" office:value="-4.47722667841935">
            <text:p>-4,4772266784</text:p>
          </table:table-cell>
          <table:table-cell office:value-type="string">
            <text:p>Neovasc, Inc. breached its 50 day moving average in a Bearish Manner : NVC-CA : January 24, 2017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F</text:p>
          </table:table-cell>
          <table:table-cell office:value-type="float" office:value="0.221021713444">
            <text:p>0,2210217134</text:p>
          </table:table-cell>
          <table:table-cell office:value-type="float" office:value="0.427839166558">
            <text:p>0,4278391666</text:p>
          </table:table-cell>
          <table:table-cell office:value-type="float" office:value="51.66">
            <text:p>51,66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54:06</text:p>
          </table:table-cell>
          <table:table-cell office:value-type="float" office:value="-0.0600019999999972">
            <text:p>-0,060002</text:p>
          </table:table-cell>
          <table:table-cell office:value-type="float" office:value="-0.116147890050324">
            <text:p>-0,1161478901</text:p>
          </table:table-cell>
          <table:table-cell office:value-type="float" office:value="-127.147558972843">
            <text:p>-127,1475589728</text:p>
          </table:table-cell>
          <table:table-cell office:value-type="string">
            <text:p>Sun Life Financial, Inc. breached its 50 day moving average in a Bearish Manner : SLF-CA : January 24, 2017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-0.0460795148618">
            <text:p>-0,0460795149</text:p>
          </table:table-cell>
          <table:table-cell office:value-type="float" office:value="-0.0663874257402">
            <text:p>-0,0663874257</text:p>
          </table:table-cell>
          <table:table-cell office:value-type="float" office:value="69.410004">
            <text:p>69,410004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53:18</text:p>
          </table:table-cell>
          <table:table-cell office:value-type="float" office:value="0.329993999999999">
            <text:p>0,329994</text:p>
          </table:table-cell>
          <table:table-cell office:value-type="float" office:value="0.475427144479057">
            <text:p>0,4754271445</text:p>
          </table:table-cell>
          <table:table-cell office:value-type="float" office:value="-816.140352149334">
            <text:p>-816,1403521493</text:p>
          </table:table-cell>
          <table:table-cell office:value-type="string">
            <text:p>TMX Group Ltd. breached its 50 day moving average in a Bearish Manner : X-CA : January 24, 2017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float" office:value="0.371356680612">
            <text:p>0,3713566806</text:p>
          </table:table-cell>
          <table:table-cell office:value-type="float" office:value="0.952440783697">
            <text:p>0,9524407837</text:p>
          </table:table-cell>
          <table:table-cell office:value-type="float" office:value="38.990002">
            <text:p>38,990002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51:47</text:p>
          </table:table-cell>
          <table:table-cell office:value-type="float" office:value="0.469997000000006">
            <text:p>0,469997</text:p>
          </table:table-cell>
          <table:table-cell office:value-type="float" office:value="1.20542953549991">
            <text:p>1,2054295355</text:p>
          </table:table-cell>
          <table:table-cell office:value-type="float" office:value="26.5621502285743">
            <text:p>26,5621502286</text:p>
          </table:table-cell>
          <table:table-cell office:value-type="string">
            <text:p>Keyera Corp. breached its 50 day moving average in a Bearish Manner : KEY-CA : January 24, 2017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U</text:p>
          </table:table-cell>
          <table:table-cell office:value-type="float" office:value="0.230373549592">
            <text:p>0,2303735496</text:p>
          </table:table-cell>
          <table:table-cell office:value-type="float" office:value="1.74790250069">
            <text:p>1,7479025007</text:p>
          </table:table-cell>
          <table:table-cell office:value-type="float" office:value="13.18">
            <text:p>13,18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51:03</text:p>
          </table:table-cell>
          <table:table-cell office:value-type="float" office:value="0.290000000000001">
            <text:p>0,29</text:p>
          </table:table-cell>
          <table:table-cell office:value-type="float" office:value="2.20030349013658">
            <text:p>2,2003034901</text:p>
          </table:table-cell>
          <table:table-cell office:value-type="float" office:value="25.8825071340011">
            <text:p>25,882507134</text:p>
          </table:table-cell>
          <table:table-cell office:value-type="string">
            <text:p>Freehold Royalties Ltd. breached its 50 day moving average in a Bearish Manner : FRU-CA : January 24, 2017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EL</text:p>
          </table:table-cell>
          <table:table-cell office:value-type="float" office:value="-0.332415675678">
            <text:p>-0,3324156757</text:p>
          </table:table-cell>
          <table:table-cell office:value-type="float" office:value="-5.08280849661">
            <text:p>-5,0828084966</text:p>
          </table:table-cell>
          <table:table-cell office:value-type="float" office:value="6.54">
            <text:p>6,54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50:08</text:p>
          </table:table-cell>
          <table:table-cell office:value-type="float" office:value="0.2">
            <text:p>0,2</text:p>
          </table:table-cell>
          <table:table-cell office:value-type="float" office:value="3.05810397553517">
            <text:p>3,0581039755</text:p>
          </table:table-cell>
          <table:table-cell office:value-type="float" office:value="-160.165634364889">
            <text:p>-160,1656343649</text:p>
          </table:table-cell>
          <table:table-cell office:value-type="string">
            <text:p>Kelt Exploration Ltd. breached its 50 day moving average in a Bearish Manner : KEL-CA : January 24, 2017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TT</text:p>
          </table:table-cell>
          <table:table-cell office:value-type="float" office:value="-0.0991103705959">
            <text:p>-0,0991103706</text:p>
          </table:table-cell>
          <table:table-cell office:value-type="float" office:value="-0.37900715333">
            <text:p>-0,3790071533</text:p>
          </table:table-cell>
          <table:table-cell office:value-type="float" office:value="26.15">
            <text:p>26,15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47:49</text:p>
          </table:table-cell>
          <table:table-cell office:value-type="float" office:value="0.729999000000003">
            <text:p>0,729999</text:p>
          </table:table-cell>
          <table:table-cell office:value-type="float" office:value="2.79158317399619">
            <text:p>2,791583174</text:p>
          </table:table-cell>
          <table:table-cell office:value-type="float" office:value="-836.551579426948">
            <text:p>-836,5515794269</text:p>
          </table:table-cell>
          <table:table-cell office:value-type="string">
            <text:p>Finning International, Inc. breached its 50 day moving average in a Bearish Manner : FTT-CA : January 24, 2017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float" office:value="0.127118386304">
            <text:p>0,1271183863</text:p>
          </table:table-cell>
          <table:table-cell office:value-type="float" office:value="10.1694709043">
            <text:p>10,1694709043</text:p>
          </table:table-cell>
          <table:table-cell office:value-type="float" office:value="1.25">
            <text:p>1,25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44:46</text:p>
          </table:table-cell>
          <table:table-cell office:value-type="float" office:value="0.0800000000000001">
            <text:p>0,08</text:p>
          </table:table-cell>
          <table:table-cell office:value-type="float" office:value="6.40000000000001">
            <text:p>6,4</text:p>
          </table:table-cell>
          <table:table-cell office:value-type="float" office:value="-37.066539053853">
            <text:p>-37,0665390539</text:p>
          </table:table-cell>
          <table:table-cell office:value-type="string">
            <text:p>Trevali Mining Corp. breached its 50 day moving average in a Bullish Manner : TV-CA : January 24, 2017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G</text:p>
          </table:table-cell>
          <table:table-cell office:value-type="float" office:value="0.431090106093">
            <text:p>0,4310901061</text:p>
          </table:table-cell>
          <table:table-cell office:value-type="float" office:value="6.12343900701">
            <text:p>6,123439007</text:p>
          </table:table-cell>
          <table:table-cell office:value-type="float" office:value="7.04">
            <text:p>7,04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31:00</text:p>
          </table:table-cell>
          <table:table-cell office:value-type="float" office:value="0.21">
            <text:p>0,21</text:p>
          </table:table-cell>
          <table:table-cell office:value-type="float" office:value="2.98295454545454">
            <text:p>2,9829545455</text:p>
          </table:table-cell>
          <table:table-cell office:value-type="float" office:value="-51.2862863165094">
            <text:p>-51,2862863165</text:p>
          </table:table-cell>
          <table:table-cell office:value-type="string">
            <text:p>IIROC Trade Resumption - MEG.R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W</text:p>
          </table:table-cell>
          <table:table-cell office:value-type="float" office:value="-0.845465817172">
            <text:p>-0,8454658172</text:p>
          </table:table-cell>
          <table:table-cell office:value-type="float" office:value="-3.70655788793">
            <text:p>-3,7065578879</text:p>
          </table:table-cell>
          <table:table-cell office:value-type="float" office:value="22.809999">
            <text:p>22,809999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25:01</text:p>
          </table:table-cell>
          <table:table-cell office:value-type="float" office:value="0.239999999999998">
            <text:p>0,24</text:p>
          </table:table-cell>
          <table:table-cell office:value-type="float" office:value="1.05217014696054">
            <text:p>1,052170147</text:p>
          </table:table-cell>
          <table:table-cell office:value-type="float" office:value="-128.386718318521">
            <text:p>-128,3867183185</text:p>
          </table:table-cell>
          <table:table-cell office:value-type="string">
            <text:p>Sierra Wireless (SWIR) In Focus: Stock Adds 8.9% in Session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AG</text:p>
          </table:table-cell>
          <table:table-cell office:value-type="float" office:value="-0.354360161176">
            <text:p>-0,3543601612</text:p>
          </table:table-cell>
          <table:table-cell office:value-type="float" office:value="-0.650202130599">
            <text:p>-0,6502021306</text:p>
          </table:table-cell>
          <table:table-cell office:value-type="float" office:value="54.5">
            <text:p>54,5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0.75">
            <text:p>0,75</text:p>
          </table:table-cell>
          <table:table-cell office:value-type="float" office:value="1.37614678899083">
            <text:p>1,376146789</text:p>
          </table:table-cell>
          <table:table-cell office:value-type="float" office:value="-311.649074069446">
            <text:p>-311,6490740694</text:p>
          </table:table-cell>
          <table:table-cell office:value-type="string">
            <text:p>Research Reports Initiated on Insurance Stocks Industrial Alliance Insurance and Financial Services, Power Corp of Canada, Power Financial, and Manulife Financial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PY-UN</text:p>
          </table:table-cell>
          <table:table-cell office:value-type="float" office:value="-0.12230878281">
            <text:p>-0,1223087828</text:p>
          </table:table-cell>
          <table:table-cell office:value-type="float" office:value="-0.426608938994">
            <text:p>-0,426608939</text:p>
          </table:table-cell>
          <table:table-cell office:value-type="float" office:value="28.67">
            <text:p>28,67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0.379999999999999">
            <text:p>0,38</text:p>
          </table:table-cell>
          <table:table-cell office:value-type="float" office:value="1.32542727589815">
            <text:p>1,3254272759</text:p>
          </table:table-cell>
          <table:table-cell office:value-type="float" office:value="-410.689053778181">
            <text:p>-410,6890537782</text:p>
          </table:table-cell>
          <table:table-cell office:value-type="string">
            <text:p>Research Reports Initiated on Real Estate Stocks RioCan REIT, H and R REIT, Brookfield Property Partners, and First Capital Realty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W</text:p>
          </table:table-cell>
          <table:table-cell office:value-type="float" office:value="-0.0765007358923">
            <text:p>-0,0765007359</text:p>
          </table:table-cell>
          <table:table-cell office:value-type="float" office:value="-0.255002452974">
            <text:p>-0,255002453</text:p>
          </table:table-cell>
          <table:table-cell office:value-type="float" office:value="30">
            <text:p>30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0.66">
            <text:p>0,66</text:p>
          </table:table-cell>
          <table:table-cell office:value-type="float" office:value="2.2">
            <text:p>2,2</text:p>
          </table:table-cell>
          <table:table-cell office:value-type="float" office:value="-962.736798936376">
            <text:p>-962,7367989364</text:p>
          </table:table-cell>
          <table:table-cell office:value-type="string">
            <text:p>Research Reports Initiated on Insurance Stocks Industrial Alliance Insurance and Financial Services, Power Corp of Canada, Power Financial, and Manulife Financial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WF</text:p>
          </table:table-cell>
          <table:table-cell office:value-type="float" office:value="-0.0749113596199">
            <text:p>-0,0749113596</text:p>
          </table:table-cell>
          <table:table-cell office:value-type="float" office:value="-0.223749580705">
            <text:p>-0,2237495807</text:p>
          </table:table-cell>
          <table:table-cell office:value-type="float" office:value="33.48">
            <text:p>33,48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0.560001">
            <text:p>0,560001</text:p>
          </table:table-cell>
          <table:table-cell office:value-type="float" office:value="1.67264336917563">
            <text:p>1,6726433692</text:p>
          </table:table-cell>
          <table:table-cell office:value-type="float" office:value="-847.551509999876">
            <text:p>-847,5515099999</text:p>
          </table:table-cell>
          <table:table-cell office:value-type="string">
            <text:p>Research Reports Initiated on Insurance Stocks Industrial Alliance Insurance and Financial Services, Power Corp of Canada, Power Financial, and Manulife Financial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R-UN</text:p>
          </table:table-cell>
          <table:table-cell office:value-type="float" office:value="-0.0196713251366">
            <text:p>-0,0196713251</text:p>
          </table:table-cell>
          <table:table-cell office:value-type="float" office:value="-0.0877792286328">
            <text:p>-0,0877792286</text:p>
          </table:table-cell>
          <table:table-cell office:value-type="float" office:value="22.41">
            <text:p>22,41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0.25">
            <text:p>0,25</text:p>
          </table:table-cell>
          <table:table-cell office:value-type="float" office:value="1.11557340473003">
            <text:p>1,1155734047</text:p>
          </table:table-cell>
          <table:table-cell office:value-type="float" office:value="-1370.88540433332">
            <text:p>-1370,8854043333</text:p>
          </table:table-cell>
          <table:table-cell office:value-type="string">
            <text:p>Research Reports Initiated on Real Estate Stocks RioCan REIT, H and R REIT, Brookfield Property Partners, and First Capital Realty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C</text:p>
          </table:table-cell>
          <table:table-cell office:value-type="float" office:value="0.00790070517479">
            <text:p>0,0079007052</text:p>
          </table:table-cell>
          <table:table-cell office:value-type="float" office:value="0.0319478575608">
            <text:p>0,0319478576</text:p>
          </table:table-cell>
          <table:table-cell office:value-type="float" office:value="24.73">
            <text:p>24,73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0.280000000000001">
            <text:p>0,28</text:p>
          </table:table-cell>
          <table:table-cell office:value-type="float" office:value="1.13222806308128">
            <text:p>1,1322280631</text:p>
          </table:table-cell>
          <table:table-cell office:value-type="float" office:value="3443.9874518219">
            <text:p>3443,9874518219</text:p>
          </table:table-cell>
          <table:table-cell office:value-type="string">
            <text:p>Research Reports Initiated on Insurance Stocks Industrial Alliance Insurance and Financial Services, Power Corp of Canada, Power Financial, and Manulife Financial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CR</text:p>
          </table:table-cell>
          <table:table-cell office:value-type="float" office:value="0.00963417571752">
            <text:p>0,0096341757</text:p>
          </table:table-cell>
          <table:table-cell office:value-type="float" office:value="0.0456812504387">
            <text:p>0,0456812504</text:p>
          </table:table-cell>
          <table:table-cell office:value-type="float" office:value="21.09">
            <text:p>21,09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0.209999">
            <text:p>0,209999</text:p>
          </table:table-cell>
          <table:table-cell office:value-type="float" office:value="0.995727833096253">
            <text:p>0,9957278331</text:p>
          </table:table-cell>
          <table:table-cell office:value-type="float" office:value="2079.72980935059">
            <text:p>2079,7298093506</text:p>
          </table:table-cell>
          <table:table-cell office:value-type="string">
            <text:p>Research Reports Initiated on Real Estate Stocks RioCan REIT, H and R REIT, Brookfield Property Partners, and First Capital Realty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0.0595016740142">
            <text:p>0,059501674</text:p>
          </table:table-cell>
          <table:table-cell office:value-type="float" office:value="0.109357974663">
            <text:p>0,1093579747</text:p>
          </table:table-cell>
          <table:table-cell office:value-type="float" office:value="54.41">
            <text:p>54,41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0.229999000000006">
            <text:p>0,229999</text:p>
          </table:table-cell>
          <table:table-cell office:value-type="float" office:value="0.422714574526754">
            <text:p>0,4227145745</text:p>
          </table:table-cell>
          <table:table-cell office:value-type="float" office:value="286.542065934343">
            <text:p>286,5420659343</text:p>
          </table:table-cell>
          <table:table-cell office:value-type="string">
            <text:p>Research Reports Initiated on Energy Stocks Painted Pony Petroleum, Vermilion Energy, Seven Generations Energy, and Cardinal Energy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I-UN</text:p>
          </table:table-cell>
          <table:table-cell office:value-type="float" office:value="0.0681670747437">
            <text:p>0,0681670747</text:p>
          </table:table-cell>
          <table:table-cell office:value-type="float" office:value="0.260279007793">
            <text:p>0,2602790078</text:p>
          </table:table-cell>
          <table:table-cell office:value-type="float" office:value="26.190001">
            <text:p>26,190001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-0.010000999999999">
            <text:p>-0,010001</text:p>
          </table:table-cell>
          <table:table-cell office:value-type="float" office:value="-0.0381863292025038">
            <text:p>-0,0381863292</text:p>
          </table:table-cell>
          <table:table-cell office:value-type="float" office:value="-114.671305813843">
            <text:p>-114,6713058138</text:p>
          </table:table-cell>
          <table:table-cell office:value-type="string">
            <text:p>Research Reports Initiated on Real Estate Stocks RioCan REIT, H and R REIT, Brookfield Property Partners, and First Capital Realty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SB</text:p>
          </table:table-cell>
          <table:table-cell office:value-type="float" office:value="0.671905575235">
            <text:p>0,6719055752</text:p>
          </table:table-cell>
          <table:table-cell office:value-type="float" office:value="2.12965323782">
            <text:p>2,1296532378</text:p>
          </table:table-cell>
          <table:table-cell office:value-type="float" office:value="31.549999">
            <text:p>31,549999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1.16">
            <text:p>1,16</text:p>
          </table:table-cell>
          <table:table-cell office:value-type="float" office:value="3.67670376154371">
            <text:p>3,6767037615</text:p>
          </table:table-cell>
          <table:table-cell office:value-type="float" office:value="72.6433062553904">
            <text:p>72,6433062554</text:p>
          </table:table-cell>
          <table:table-cell office:value-type="string">
            <text:p>Research Reports Initiated on Basic Materials Stocks West Fraser Timber, Norbord, Canfor, and Supremex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FP</text:p>
          </table:table-cell>
          <table:table-cell office:value-type="float" office:value="0.707958163372">
            <text:p>0,7079581634</text:p>
          </table:table-cell>
          <table:table-cell office:value-type="float" office:value="5.13013161864">
            <text:p>5,1301316186</text:p>
          </table:table-cell>
          <table:table-cell office:value-type="float" office:value="13.8">
            <text:p>13,8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0.0299999999999994">
            <text:p>0,03</text:p>
          </table:table-cell>
          <table:table-cell office:value-type="float" office:value="0.217391304347821">
            <text:p>0,2173913043</text:p>
          </table:table-cell>
          <table:table-cell office:value-type="float" office:value="-95.7624614628201">
            <text:p>-95,7624614628</text:p>
          </table:table-cell>
          <table:table-cell office:value-type="string">
            <text:p>Research Reports Initiated on Basic Materials Stocks West Fraser Timber, Norbord, Canfor, and Supremex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II</text:p>
          </table:table-cell>
          <table:table-cell office:value-type="float" office:value="0.712992999526">
            <text:p>0,7129929995</text:p>
          </table:table-cell>
          <table:table-cell office:value-type="float" office:value="2.80927118841">
            <text:p>2,8092711884</text:p>
          </table:table-cell>
          <table:table-cell office:value-type="float" office:value="25.379999">
            <text:p>25,379999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1.690001">
            <text:p>1,690001</text:p>
          </table:table-cell>
          <table:table-cell office:value-type="float" office:value="6.6587906484945">
            <text:p>6,6587906485</text:p>
          </table:table-cell>
          <table:table-cell office:value-type="float" office:value="137.029115450435">
            <text:p>137,0291154504</text:p>
          </table:table-cell>
          <table:table-cell office:value-type="string">
            <text:p>Research Reports Initiated on Energy Stocks Painted Pony Petroleum, Vermilion Energy, Seven Generations Energy, and Cardinal Energy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FT</text:p>
          </table:table-cell>
          <table:table-cell office:value-type="float" office:value="1.4141794829">
            <text:p>1,4141794829</text:p>
          </table:table-cell>
          <table:table-cell office:value-type="float" office:value="3.26600350013">
            <text:p>3,2660035001</text:p>
          </table:table-cell>
          <table:table-cell office:value-type="float" office:value="43.299999">
            <text:p>43,299999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15:00</text:p>
          </table:table-cell>
          <table:table-cell office:value-type="float" office:value="1.110001">
            <text:p>1,110001</text:p>
          </table:table-cell>
          <table:table-cell office:value-type="float" office:value="2.56351276128204">
            <text:p>2,5635127613</text:p>
          </table:table-cell>
          <table:table-cell office:value-type="float" office:value="-21.5091851195745">
            <text:p>-21,5091851196</text:p>
          </table:table-cell>
          <table:table-cell office:value-type="string">
            <text:p>Research Reports Initiated on Basic Materials Stocks West Fraser Timber, Norbord, Canfor, and Supremex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SI</text:p>
          </table:table-cell>
          <table:table-cell office:value-type="float" office:value="-0.0107714281568">
            <text:p>-0,0107714282</text:p>
          </table:table-cell>
          <table:table-cell office:value-type="float" office:value="-0.0579420557117">
            <text:p>-0,0579420557</text:p>
          </table:table-cell>
          <table:table-cell office:value-type="float" office:value="18.59">
            <text:p>18,59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00:00</text:p>
          </table:table-cell>
          <table:table-cell office:value-type="float" office:value="-0.0400010000000002">
            <text:p>-0,040001</text:p>
          </table:table-cell>
          <table:table-cell office:value-type="float" office:value="-0.215174825174826">
            <text:p>-0,2151748252</text:p>
          </table:table-cell>
          <table:table-cell office:value-type="float" office:value="271.362083260497">
            <text:p>271,3620832605</text:p>
          </table:table-cell>
          <table:table-cell office:value-type="string">
            <text:p>Morneau Shepell finds organizational change linked to physical and mental health sick leave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HX-B</text:p>
          </table:table-cell>
          <table:table-cell office:value-type="float" office:value="0.225899158422">
            <text:p>0,2258991584</text:p>
          </table:table-cell>
          <table:table-cell office:value-type="float" office:value="3.29779793316">
            <text:p>3,2977979332</text:p>
          </table:table-cell>
          <table:table-cell office:value-type="float" office:value="6.85">
            <text:p>6,85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8:00:00</text:p>
          </table:table-cell>
          <table:table-cell office:value-type="float" office:value="-0.0800000000000001">
            <text:p>-0,08</text:p>
          </table:table-cell>
          <table:table-cell office:value-type="float" office:value="-1.16788321167883">
            <text:p>-1,1678832117</text:p>
          </table:table-cell>
          <table:table-cell office:value-type="float" office:value="-135.414031888757">
            <text:p>-135,4140318888</text:p>
          </table:table-cell>
          <table:table-cell office:value-type="string">
            <text:p>DHX Media's WildBrain to manage and grow key Moose Toys' YouTube channels globally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P</text:p>
          </table:table-cell>
          <table:table-cell office:value-type="float" office:value="-0.659952221943">
            <text:p>-0,6599522219</text:p>
          </table:table-cell>
          <table:table-cell office:value-type="float" office:value="-0.326757547495">
            <text:p>-0,3267575475</text:p>
          </table:table-cell>
          <table:table-cell office:value-type="float" office:value="201.970001">
            <text:p>201,970001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7:37:06</text:p>
          </table:table-cell>
          <table:table-cell office:value-type="float" office:value="-0.859999999999985">
            <text:p>-0,86</text:p>
          </table:table-cell>
          <table:table-cell office:value-type="float" office:value="-0.425805810636197">
            <text:p>-0,4258058106</text:p>
          </table:table-cell>
          <table:table-cell office:value-type="float" office:value="30.3124637519992">
            <text:p>30,312463752</text:p>
          </table:table-cell>
          <table:table-cell office:value-type="string">
            <text:p>What Led to the Decline in Canadian PacificÃ¢â‚¬â„¢s Intermodal Volumes?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0.147643159928">
            <text:p>0,1476431599</text:p>
          </table:table-cell>
          <table:table-cell office:value-type="float" office:value="0.363832313089">
            <text:p>0,3638323131</text:p>
          </table:table-cell>
          <table:table-cell office:value-type="float" office:value="40.580002">
            <text:p>40,580002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7:07:03</text:p>
          </table:table-cell>
          <table:table-cell office:value-type="float" office:value="0.019995999999999">
            <text:p>0,019996</text:p>
          </table:table-cell>
          <table:table-cell office:value-type="float" office:value="0.0492755027463996">
            <text:p>0,0492755027</text:p>
          </table:table-cell>
          <table:table-cell office:value-type="float" office:value="-86.4565347898607">
            <text:p>-86,4565347899</text:p>
          </table:table-cell>
          <table:table-cell office:value-type="string">
            <text:p>Q1 2017 Metro Inc Earnings Release - Before Market Open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NR</text:p>
          </table:table-cell>
          <table:table-cell office:value-type="float" office:value="0.222746992843">
            <text:p>0,2227469928</text:p>
          </table:table-cell>
          <table:table-cell office:value-type="float" office:value="0.238947640478">
            <text:p>0,2389476405</text:p>
          </table:table-cell>
          <table:table-cell office:value-type="float" office:value="93.220001">
            <text:p>93,220001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7:07:02</text:p>
          </table:table-cell>
          <table:table-cell office:value-type="float" office:value="0.540001000000004">
            <text:p>0,540001</text:p>
          </table:table-cell>
          <table:table-cell office:value-type="float" office:value="0.579275900243773">
            <text:p>0,5792759002</text:p>
          </table:table-cell>
          <table:table-cell office:value-type="float" office:value="142.42796417037">
            <text:p>142,4279641704</text:p>
          </table:table-cell>
          <table:table-cell office:value-type="string">
            <text:p>Q4 2016 Canadian National Railway Co Earnings Release - 4:01 pm ET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LI</text:p>
          </table:table-cell>
          <table:table-cell office:value-type="float" office:value="0.240301449215">
            <text:p>0,2403014492</text:p>
          </table:table-cell>
          <table:table-cell office:value-type="float" office:value="11.1768115914">
            <text:p>11,1768115914</text:p>
          </table:table-cell>
          <table:table-cell office:value-type="float" office:value="2.15">
            <text:p>2,15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6:30:00</text:p>
          </table:table-cell>
          <table:table-cell office:value-type="float" office:value="-0.00999999999999979">
            <text:p>-0,01</text:p>
          </table:table-cell>
          <table:table-cell office:value-type="float" office:value="-0.465116279069758">
            <text:p>-0,4651162791</text:p>
          </table:table-cell>
          <table:table-cell office:value-type="float" office:value="-104.161439738573">
            <text:p>-104,1614397386</text:p>
          </table:table-cell>
          <table:table-cell office:value-type="string">
            <text:p>/R E P E A T -- ProMetic's PBI-4050 receives promising innovative medicine designation from the UK MHRA for the treatment of AlstrÃƒÂ¶m Syndrome/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-0.791911775537">
            <text:p>-0,7919117755</text:p>
          </table:table-cell>
          <table:table-cell office:value-type="float" office:value="-0.712407113206">
            <text:p>-0,7124071132</text:p>
          </table:table-cell>
          <table:table-cell office:value-type="float" office:value="111.160004">
            <text:p>111,160004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4:00:00</text:p>
          </table:table-cell>
          <table:table-cell office:value-type="float" office:value="0.75">
            <text:p>0,75</text:p>
          </table:table-cell>
          <table:table-cell office:value-type="float" office:value="0.674703106343897">
            <text:p>0,6747031063</text:p>
          </table:table-cell>
          <table:table-cell office:value-type="float" office:value="-194.707519596033">
            <text:p>-194,707519596</text:p>
          </table:table-cell>
          <table:table-cell office:value-type="string">
            <text:p>Nearly half of Canadians lack a financial plan, putting their goals at risk: CIBC Poll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BD-B</text:p>
          </table:table-cell>
          <table:table-cell office:value-type="float" office:value="-0.0503708454449">
            <text:p>-0,0503708454</text:p>
          </table:table-cell>
          <table:table-cell office:value-type="float" office:value="-2.0148338178">
            <text:p>-2,0148338178</text:p>
          </table:table-cell>
          <table:table-cell office:value-type="float" office:value="2.5">
            <text:p>2,5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3:15:22</text:p>
          </table:table-cell>
          <table:table-cell office:value-type="float" office:value="0.0800000000000001">
            <text:p>0,08</text:p>
          </table:table-cell>
          <table:table-cell office:value-type="float" office:value="3.2">
            <text:p>3,2</text:p>
          </table:table-cell>
          <table:table-cell office:value-type="float" office:value="-258.822031461654">
            <text:p>-258,8220314617</text:p>
          </table:table-cell>
          <table:table-cell office:value-type="string">
            <text:p>Bombardier and CityJet Sign Conditional Purchase Agreement for up to 10 CRJ900 Aircraft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BD.B</text:p>
          </table:table-cell>
          <table:table-cell office:value-type="float" office:value="-0.0503708454449">
            <text:p>-0,0503708454</text:p>
          </table:table-cell>
          <table:table-cell office:value-type="float" office:value="-2.0148338178">
            <text:p>-2,0148338178</text:p>
          </table:table-cell>
          <table:table-cell office:value-type="float" office:value="2.5">
            <text:p>2,5</text:p>
          </table:table-cell>
          <table:table-cell table:style-name="ce2" office:value-type="date" office:date-value="2017-01-24">
            <text:p>2017-01-24</text:p>
          </table:table-cell>
          <table:table-cell table:style-name="ce3" office:value-type="string">
            <text:p>03:15:22</text:p>
          </table:table-cell>
          <table:table-cell office:value-type="float" office:value="0.0800000000000001">
            <text:p>0,08</text:p>
          </table:table-cell>
          <table:table-cell office:value-type="float" office:value="3.2">
            <text:p>3,2</text:p>
          </table:table-cell>
          <table:table-cell office:value-type="float" office:value="-258.822031461654">
            <text:p>-258,8220314617</text:p>
          </table:table-cell>
          <table:table-cell office:value-type="string">
            <text:p>Bombardier and CityJet Sign Conditional Purchase Agreement for up to 10 CRJ900 Aircraft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CK-B</text:p>
          </table:table-cell>
          <table:table-cell office:value-type="float" office:value="-0.191136501403">
            <text:p>-0,1911365014</text:p>
          </table:table-cell>
          <table:table-cell office:value-type="float" office:value="-0.597488281972">
            <text:p>-0,597488282</text:p>
          </table:table-cell>
          <table:table-cell office:value-type="float" office:value="31.99">
            <text:p>31,99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9:11:37</text:p>
          </table:table-cell>
          <table:table-cell office:value-type="float" office:value="2.19">
            <text:p>2,19</text:p>
          </table:table-cell>
          <table:table-cell office:value-type="float" office:value="6.84588934041889">
            <text:p>6,8458893404</text:p>
          </table:table-cell>
          <table:table-cell office:value-type="float" office:value="-1245.77800887049">
            <text:p>-1245,7780088705</text:p>
          </table:table-cell>
          <table:table-cell office:value-type="string">
            <text:p>Teck Media and Investor Audiocast Advisory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float" office:value="0.148104305549">
            <text:p>0,1481043055</text:p>
          </table:table-cell>
          <table:table-cell office:value-type="float" office:value="0.357136006697">
            <text:p>0,3571360067</text:p>
          </table:table-cell>
          <table:table-cell office:value-type="float" office:value="41.470001">
            <text:p>41,47000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8:42:17</text:p>
          </table:table-cell>
          <table:table-cell office:value-type="float" office:value="0.979999999999997">
            <text:p>0,98</text:p>
          </table:table-cell>
          <table:table-cell office:value-type="float" office:value="2.36315403030735">
            <text:p>2,3631540303</text:p>
          </table:table-cell>
          <table:table-cell office:value-type="float" office:value="561.695820636197">
            <text:p>561,6958206362</text:p>
          </table:table-cell>
          <table:table-cell office:value-type="string">
            <text:p>Suncor Energy Foundation invests in enhanced training at Lambton College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-0.151296734403">
            <text:p>-0,1512967344</text:p>
          </table:table-cell>
          <table:table-cell office:value-type="float" office:value="-0.723215747624">
            <text:p>-0,7232157476</text:p>
          </table:table-cell>
          <table:table-cell office:value-type="float" office:value="20.92">
            <text:p>20,92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7:55:32</text:p>
          </table:table-cell>
          <table:table-cell office:value-type="float" office:value="0.190000999999999">
            <text:p>0,190001</text:p>
          </table:table-cell>
          <table:table-cell office:value-type="float" office:value="0.908226577437852">
            <text:p>0,9082265774</text:p>
          </table:table-cell>
          <table:table-cell office:value-type="float" office:value="-225.581692658286">
            <text:p>-225,5816926583</text:p>
          </table:table-cell>
          <table:table-cell office:value-type="string">
            <text:p>Miner Teck eyes sharing port with Anglo American in Chile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RI</text:p>
          </table:table-cell>
          <table:table-cell office:value-type="float" office:value="-0.0119121029898">
            <text:p>-0,011912103</text:p>
          </table:table-cell>
          <table:table-cell office:value-type="float" office:value="-0.273213371325">
            <text:p>-0,2732133713</text:p>
          </table:table-cell>
          <table:table-cell office:value-type="float" office:value="4.36">
            <text:p>4,36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7:27:21</text:p>
          </table:table-cell>
          <table:table-cell office:value-type="float" office:value="0.00999999999999979">
            <text:p>0,01</text:p>
          </table:table-cell>
          <table:table-cell office:value-type="float" office:value="0.229357798165133">
            <text:p>0,2293577982</text:p>
          </table:table-cell>
          <table:table-cell office:value-type="float" office:value="-183.94823322601">
            <text:p>-183,948233226</text:p>
          </table:table-cell>
          <table:table-cell office:value-type="string">
            <text:p>Yamana Gold Jumped 46% in 2016: Can It Jump Even Higher in 2017?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LD</text:p>
          </table:table-cell>
          <table:table-cell office:value-type="float" office:value="-0.0396565748266">
            <text:p>-0,0396565748</text:p>
          </table:table-cell>
          <table:table-cell office:value-type="float" office:value="-0.84736270997">
            <text:p>-0,84736271</text:p>
          </table:table-cell>
          <table:table-cell office:value-type="float" office:value="4.68">
            <text:p>4,6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7:25:29</text:p>
          </table:table-cell>
          <table:table-cell office:value-type="float" office:value="0.0100000000000007">
            <text:p>0,01</text:p>
          </table:table-cell>
          <table:table-cell office:value-type="float" office:value="0.213675213675228">
            <text:p>0,2136752137</text:p>
          </table:table-cell>
          <table:table-cell office:value-type="float" office:value="-125.216499517989">
            <text:p>-125,216499518</text:p>
          </table:table-cell>
          <table:table-cell office:value-type="string">
            <text:p>Eldorado Gold Plans to Increase Production by 60%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NT</text:p>
          </table:table-cell>
          <table:table-cell office:value-type="float" office:value="-0.476496913847">
            <text:p>-0,4764969138</text:p>
          </table:table-cell>
          <table:table-cell office:value-type="float" office:value="-7.94161523078">
            <text:p>-7,9416152308</text:p>
          </table:table-cell>
          <table:table-cell office:value-type="float" office:value="6">
            <text:p>6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7:15: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CPI Card Group and Proxama Announce Strategic Relationship</text:p>
          </table:table-cell>
          <table:table-cell office:value-type="string">
            <text:p>xxx</text:p>
          </table:table-cell>
          <table:table-cell/>
        </table:table-row>
        <table:table-row table:style-name="ro1">
          <table:table-cell office:value-type="string">
            <text:p>BTE</text:p>
          </table:table-cell>
          <table:table-cell office:value-type="float" office:value="0.225410105297">
            <text:p>0,2254101053</text:p>
          </table:table-cell>
          <table:table-cell office:value-type="float" office:value="4.15885803131">
            <text:p>4,1588580313</text:p>
          </table:table-cell>
          <table:table-cell office:value-type="float" office:value="5.42">
            <text:p>5,42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7:15:00</text:p>
          </table:table-cell>
          <table:table-cell office:value-type="float" office:value="0.36">
            <text:p>0,36</text:p>
          </table:table-cell>
          <table:table-cell office:value-type="float" office:value="6.64206642066421">
            <text:p>6,6420664207</text:p>
          </table:table-cell>
          <table:table-cell office:value-type="float" office:value="59.7089001514217">
            <text:p>59,7089001514</text:p>
          </table:table-cell>
          <table:table-cell office:value-type="string">
            <text:p>Baytex to Present at CIBC Whistler Conference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WB</text:p>
          </table:table-cell>
          <table:table-cell office:value-type="float" office:value="0.169621595043">
            <text:p>0,169621595</text:p>
          </table:table-cell>
          <table:table-cell office:value-type="float" office:value="0.567866050767">
            <text:p>0,5678660508</text:p>
          </table:table-cell>
          <table:table-cell office:value-type="float" office:value="29.870001">
            <text:p>29,87000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7:06:22</text:p>
          </table:table-cell>
          <table:table-cell office:value-type="float" office:value="0.219999000000001">
            <text:p>0,219999</text:p>
          </table:table-cell>
          <table:table-cell office:value-type="float" office:value="0.736521568914582">
            <text:p>0,7365215689</text:p>
          </table:table-cell>
          <table:table-cell office:value-type="float" office:value="29.6998769196991">
            <text:p>29,6998769197</text:p>
          </table:table-cell>
          <table:table-cell office:value-type="string">
            <text:p>CWB to redeem $75 million of subordinated debentures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NEX</text:p>
          </table:table-cell>
          <table:table-cell office:value-type="float" office:value="0.419994383213">
            <text:p>0,4199943832</text:p>
          </table:table-cell>
          <table:table-cell office:value-type="float" office:value="0.480103302252">
            <text:p>0,4801033023</text:p>
          </table:table-cell>
          <table:table-cell office:value-type="float" office:value="87.480003">
            <text:p>87,480003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6:30:00</text:p>
          </table:table-cell>
          <table:table-cell office:value-type="float" office:value="-0.0300060000000002">
            <text:p>-0,030006</text:p>
          </table:table-cell>
          <table:table-cell office:value-type="float" office:value="-0.034300410346351">
            <text:p>-0,0343004103</text:p>
          </table:table-cell>
          <table:table-cell office:value-type="float" office:value="-107.144381258257">
            <text:p>-107,1443812583</text:p>
          </table:table-cell>
          <table:table-cell office:value-type="string">
            <text:p>Onex to Announce Fourth-Quarter and Full-Year Results on February 24, 2017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VI</text:p>
          </table:table-cell>
          <table:table-cell office:value-type="float" office:value="0.128890872145">
            <text:p>0,1288908721</text:p>
          </table:table-cell>
          <table:table-cell office:value-type="float" office:value="1.41950299719">
            <text:p>1,4195029972</text:p>
          </table:table-cell>
          <table:table-cell office:value-type="float" office:value="9.08">
            <text:p>9,0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6:23:00</text:p>
          </table:table-cell>
          <table:table-cell office:value-type="float" office:value="-1.01">
            <text:p>-1,01</text:p>
          </table:table-cell>
          <table:table-cell office:value-type="float" office:value="-11.1233480176211">
            <text:p>-11,1233480176</text:p>
          </table:table-cell>
          <table:table-cell office:value-type="float" office:value="-883.608632009075">
            <text:p>-883,6086320091</text:p>
          </table:table-cell>
          <table:table-cell office:value-type="string">
            <text:p>Fortuna Announces US$65 Million Bought Deal Financing</text:p>
          </table:table-cell>
          <table:table-cell office:value-type="string">
            <text:p>xx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D</text:p>
          </table:table-cell>
          <table:table-cell office:value-type="float" office:value="0.0415895261417">
            <text:p>0,0415895261</text:p>
          </table:table-cell>
          <table:table-cell office:value-type="float" office:value="0.550126007165">
            <text:p>0,5501260072</text:p>
          </table:table-cell>
          <table:table-cell office:value-type="float" office:value="7.56">
            <text:p>7,56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6:07:48</text:p>
          </table:table-cell>
          <table:table-cell office:value-type="float" office:value="0.130000000000001">
            <text:p>0,13</text:p>
          </table:table-cell>
          <table:table-cell office:value-type="float" office:value="1.71957671957673">
            <text:p>1,7195767196</text:p>
          </table:table-cell>
          <table:table-cell office:value-type="float" office:value="212.578699639608">
            <text:p>212,5786996396</text:p>
          </table:table-cell>
          <table:table-cell office:value-type="string">
            <text:p>Precision Drilling Corporation 2016 Fourth Quarter and End of Year Results Conference Call and Webcast</text:p>
          </table:table-cell>
          <table:table-cell office:value-type="string">
            <text:p>xx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DM</text:p>
          </table:table-cell>
          <table:table-cell office:value-type="float" office:value="0.117750189224">
            <text:p>0,1177501892</text:p>
          </table:table-cell>
          <table:table-cell office:value-type="float" office:value="3.38362612713">
            <text:p>3,3836261271</text:p>
          </table:table-cell>
          <table:table-cell office:value-type="float" office:value="3.48">
            <text:p>3,4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5:01:48</text:p>
          </table:table-cell>
          <table:table-cell office:value-type="float" office:value="0.45">
            <text:p>0,45</text:p>
          </table:table-cell>
          <table:table-cell office:value-type="float" office:value="12.9310344827586">
            <text:p>12,9310344828</text:p>
          </table:table-cell>
          <table:table-cell office:value-type="float" office:value="282.164990957212">
            <text:p>282,1649909572</text:p>
          </table:table-cell>
          <table:table-cell office:value-type="string">
            <text:p>Northern Dynasty Says It Has Trump Backing, Seeking New Partner</text:p>
          </table:table-cell>
          <table:table-cell table:number-columns-repeated="2"/>
        </table:table-row>
        <table:table-row table:style-name="ro1">
          <table:table-cell office:value-type="string">
            <text:p>VRX</text:p>
          </table:table-cell>
          <table:table-cell office:value-type="float" office:value="-0.108577521998">
            <text:p>-0,108577522</text:p>
          </table:table-cell>
          <table:table-cell office:value-type="float" office:value="-0.55283873486">
            <text:p>-0,5528387349</text:p>
          </table:table-cell>
          <table:table-cell office:value-type="float" office:value="19.639999">
            <text:p>19,639999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4:45:00</text:p>
          </table:table-cell>
          <table:table-cell office:value-type="float" office:value="-0.649999000000001">
            <text:p>-0,649999</text:p>
          </table:table-cell>
          <table:table-cell office:value-type="float" office:value="-3.30956737828755">
            <text:p>-3,3095673783</text:p>
          </table:table-cell>
          <table:table-cell office:value-type="float" office:value="498.649691058499">
            <text:p>498,6496910585</text:p>
          </table:table-cell>
          <table:table-cell office:value-type="string">
            <text:p>Analysts dismiss Citron's sour take on TransDigm</text:p>
          </table:table-cell>
          <table:table-cell table:number-columns-repeated="2"/>
        </table:table-row>
        <table:table-row table:style-name="ro1">
          <table:table-cell office:value-type="string">
            <text:p>PSK</text:p>
          </table:table-cell>
          <table:table-cell office:value-type="float" office:value="0.590297812227">
            <text:p>0,5902978122</text:p>
          </table:table-cell>
          <table:table-cell office:value-type="float" office:value="1.86566950342">
            <text:p>1,8656695034</text:p>
          </table:table-cell>
          <table:table-cell office:value-type="float" office:value="31.639999">
            <text:p>31,639999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2:19:01</text:p>
          </table:table-cell>
          <table:table-cell office:value-type="float" office:value="0.680001000000001">
            <text:p>0,680001</text:p>
          </table:table-cell>
          <table:table-cell office:value-type="float" office:value="2.1491814838553">
            <text:p>2,1491814839</text:p>
          </table:table-cell>
          <table:table-cell office:value-type="float" office:value="15.1962595684677">
            <text:p>15,1962595685</text:p>
          </table:table-cell>
          <table:table-cell office:value-type="string">
            <text:p>PrairieSky Royalty Ltd. Ã¢â‚¬â€œ Value Analysis (TORONTO:PSK) : January 23, 2017</text:p>
          </table:table-cell>
          <table:table-cell table:number-columns-repeated="2"/>
        </table:table-row>
        <table:table-row table:style-name="ro1">
          <table:table-cell office:value-type="string">
            <text:p>WCN</text:p>
          </table:table-cell>
          <table:table-cell office:value-type="float" office:value="0.521782550628">
            <text:p>0,5217825506</text:p>
          </table:table-cell>
          <table:table-cell office:value-type="float" office:value="0.49201559252">
            <text:p>0,4920155925</text:p>
          </table:table-cell>
          <table:table-cell office:value-type="float" office:value="106.050003">
            <text:p>106,050003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2:12:00</text:p>
          </table:table-cell>
          <table:table-cell office:value-type="float" office:value="-2.33000200000001">
            <text:p>-2,330002</text:p>
          </table:table-cell>
          <table:table-cell office:value-type="float" office:value="-2.19707867429293">
            <text:p>-2,1970786743</text:p>
          </table:table-cell>
          <table:table-cell office:value-type="float" office:value="-546.546554152816">
            <text:p>-546,5465541528</text:p>
          </table:table-cell>
          <table:table-cell office:value-type="string">
            <text:p>Waste Connections Announces Dates For Fourth Quarter 2016 Earnings Release And 2017 Outlook</text:p>
          </table:table-cell>
          <table:table-cell table:number-columns-repeated="2"/>
        </table:table-row>
        <table:table-row table:style-name="ro1">
          <table:table-cell office:value-type="string">
            <text:p>LNR</text:p>
          </table:table-cell>
          <table:table-cell office:value-type="float" office:value="0.831709042985">
            <text:p>0,831709043</text:p>
          </table:table-cell>
          <table:table-cell office:value-type="float" office:value="1.49426705531">
            <text:p>1,4942670553</text:p>
          </table:table-cell>
          <table:table-cell office:value-type="float" office:value="55.66">
            <text:p>55,66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2:04:27</text:p>
          </table:table-cell>
          <table:table-cell office:value-type="float" office:value="1.319999">
            <text:p>1,319999</text:p>
          </table:table-cell>
          <table:table-cell office:value-type="float" office:value="2.37153970535394">
            <text:p>2,3715397054</text:p>
          </table:table-cell>
          <table:table-cell office:value-type="float" office:value="58.7092278403674">
            <text:p>58,7092278404</text:p>
          </table:table-cell>
          <table:table-cell office:value-type="string">
            <text:p>Linamar Corp. Ã¢â‚¬â€œ Value Analysis (TORONTO:LNR) : January 23, 2017</text:p>
          </table:table-cell>
          <table:table-cell table:number-columns-repeated="2"/>
        </table:table-row>
        <table:table-row table:style-name="ro1">
          <table:table-cell office:value-type="string">
            <text:p>ESI</text:p>
          </table:table-cell>
          <table:table-cell office:value-type="float" office:value="-0.359202033001">
            <text:p>-0,359202033</text:p>
          </table:table-cell>
          <table:table-cell office:value-type="float" office:value="-3.81723733263">
            <text:p>-3,8172373326</text:p>
          </table:table-cell>
          <table:table-cell office:value-type="float" office:value="9.41">
            <text:p>9,4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1:48:30</text:p>
          </table:table-cell>
          <table:table-cell office:value-type="float" office:value="0.199999999999999">
            <text:p>0,2</text:p>
          </table:table-cell>
          <table:table-cell office:value-type="float" office:value="2.12539851222103">
            <text:p>2,1253985122</text:p>
          </table:table-cell>
          <table:table-cell office:value-type="float" office:value="-155.678972173145">
            <text:p>-155,6789721731</text:p>
          </table:table-cell>
          <table:table-cell office:value-type="string">
            <text:p>Ensign Energy Services, Inc. Ã¢â‚¬â€œ Value Analysis (TORONTO:ESI) : January 23, 2017</text:p>
          </table:table-cell>
          <table:table-cell table:number-columns-repeated="2"/>
        </table:table-row>
        <table:table-row table:style-name="ro1">
          <table:table-cell office:value-type="string">
            <text:p>ABX</text:p>
          </table:table-cell>
          <table:table-cell office:value-type="float" office:value="-0.318980516382">
            <text:p>-0,3189805164</text:p>
          </table:table-cell>
          <table:table-cell office:value-type="float" office:value="-1.39781120237">
            <text:p>-1,3978112024</text:p>
          </table:table-cell>
          <table:table-cell office:value-type="float" office:value="22.82">
            <text:p>22,82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1:05:43</text:p>
          </table:table-cell>
          <table:table-cell office:value-type="float" office:value="0.200001">
            <text:p>0,200001</text:p>
          </table:table-cell>
          <table:table-cell office:value-type="float" office:value="0.876428571428573">
            <text:p>0,8764285714</text:p>
          </table:table-cell>
          <table:table-cell office:value-type="float" office:value="-162.700067787365">
            <text:p>-162,7000677874</text:p>
          </table:table-cell>
          <table:table-cell office:value-type="string">
            <text:p>What Are George SorosÃ¢â‚¬â„¢s Largest Holdings?</text:p>
          </table:table-cell>
          <table:table-cell table:number-columns-repeated="2"/>
        </table:table-row>
        <table:table-row table:style-name="ro1">
          <table:table-cell office:value-type="string">
            <text:p>QSR</text:p>
          </table:table-cell>
          <table:table-cell office:value-type="float" office:value="0.432725684132">
            <text:p>0,4327256841</text:p>
          </table:table-cell>
          <table:table-cell office:value-type="float" office:value="0.667889608663">
            <text:p>0,6678896087</text:p>
          </table:table-cell>
          <table:table-cell office:value-type="float" office:value="64.790001">
            <text:p>64,79000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1:05:23</text:p>
          </table:table-cell>
          <table:table-cell office:value-type="float" office:value="0.330002000000007">
            <text:p>0,330002</text:p>
          </table:table-cell>
          <table:table-cell office:value-type="float" office:value="0.509340939815709">
            <text:p>0,5093409398</text:p>
          </table:table-cell>
          <table:table-cell office:value-type="float" office:value="-23.7387536489878">
            <text:p>-23,738753649</text:p>
          </table:table-cell>
          <table:table-cell office:value-type="string">
            <text:p>Carrols Restaurant Group Has Potential Upside</text:p>
          </table:table-cell>
          <table:table-cell table:number-columns-repeated="2"/>
        </table:table-row>
        <table:table-row table:style-name="ro1">
          <table:table-cell office:value-type="string">
            <text:p>PEY</text:p>
          </table:table-cell>
          <table:table-cell office:value-type="float" office:value="-0.021513781214">
            <text:p>-0,0215137812</text:p>
          </table:table-cell>
          <table:table-cell office:value-type="float" office:value="-0.0719283892143">
            <text:p>-0,0719283892</text:p>
          </table:table-cell>
          <table:table-cell office:value-type="float" office:value="29.91">
            <text:p>29,9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0:39:31</text:p>
          </table:table-cell>
          <table:table-cell office:value-type="float" office:value="1.010001">
            <text:p>1,010001</text:p>
          </table:table-cell>
          <table:table-cell office:value-type="float" office:value="3.37680040120361">
            <text:p>3,3768004012</text:p>
          </table:table-cell>
          <table:table-cell office:value-type="float" office:value="-4794.66984884436">
            <text:p>-4794,6698488444</text:p>
          </table:table-cell>
          <table:table-cell office:value-type="string">
            <text:p>CANADA STOCKS-Energy stocks lead broad declines, miners buck trend</text:p>
          </table:table-cell>
          <table:table-cell table:number-columns-repeated="2"/>
        </table:table-row>
        <table:table-row table:style-name="ro1">
          <table:table-cell office:value-type="string">
            <text:p>HBM</text:p>
          </table:table-cell>
          <table:table-cell office:value-type="float" office:value="0.167726452922">
            <text:p>0,1677264529</text:p>
          </table:table-cell>
          <table:table-cell office:value-type="float" office:value="1.82311361872">
            <text:p>1,8231136187</text:p>
          </table:table-cell>
          <table:table-cell office:value-type="float" office:value="9.2">
            <text:p>9,2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0:39:31</text:p>
          </table:table-cell>
          <table:table-cell office:value-type="float" office:value="0.67">
            <text:p>0,67</text:p>
          </table:table-cell>
          <table:table-cell office:value-type="float" office:value="7.28260869565217">
            <text:p>7,2826086957</text:p>
          </table:table-cell>
          <table:table-cell office:value-type="float" office:value="299.459947031479">
            <text:p>299,4599470315</text:p>
          </table:table-cell>
          <table:table-cell office:value-type="string">
            <text:p>CANADA STOCKS-Energy stocks lead broad declines, miners buck trend</text:p>
          </table:table-cell>
          <table:table-cell table:number-columns-repeated="2"/>
        </table:table-row>
        <table:table-row table:style-name="ro1">
          <table:table-cell office:value-type="string">
            <text:p>BAM-A</text:p>
          </table:table-cell>
          <table:table-cell office:value-type="float" office:value="-1.07172343208">
            <text:p>-1,0717234321</text:p>
          </table:table-cell>
          <table:table-cell office:value-type="float" office:value="-2.32932717252">
            <text:p>-2,3293271725</text:p>
          </table:table-cell>
          <table:table-cell office:value-type="float" office:value="46.01">
            <text:p>46,0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0:02:36</text:p>
          </table:table-cell>
          <table:table-cell office:value-type="float" office:value="-0.629999999999995">
            <text:p>-0,63</text:p>
          </table:table-cell>
          <table:table-cell office:value-type="float" office:value="-1.36926755053248">
            <text:p>-1,3692675505</text:p>
          </table:table-cell>
          <table:table-cell office:value-type="float" office:value="-41.2161775004497">
            <text:p>-41,2161775004</text:p>
          </table:table-cell>
          <table:table-cell office:value-type="string">
            <text:p>Brookfield Asset Management Inc. Notice of 2016 Q4 Results Conference Call and Webcast</text:p>
          </table:table-cell>
          <table:table-cell table:number-columns-repeated="2"/>
        </table:table-row>
        <table:table-row table:style-name="ro1">
          <table:table-cell office:value-type="string">
            <text:p>ALA</text:p>
          </table:table-cell>
          <table:table-cell office:value-type="float" office:value="0.0269870793165">
            <text:p>0,0269870793</text:p>
          </table:table-cell>
          <table:table-cell office:value-type="float" office:value="0.0836678943312">
            <text:p>0,0836678943</text:p>
          </table:table-cell>
          <table:table-cell office:value-type="float" office:value="32.255">
            <text:p>32,255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10:01:51</text:p>
          </table:table-cell>
          <table:table-cell office:value-type="float" office:value="0.850002000000004">
            <text:p>0,850002</text:p>
          </table:table-cell>
          <table:table-cell office:value-type="float" office:value="2.6352565493722">
            <text:p>2,6352565494</text:p>
          </table:table-cell>
          <table:table-cell office:value-type="float" office:value="3049.66280726907">
            <text:p>3049,6628072691</text:p>
          </table:table-cell>
          <table:table-cell office:value-type="string">
            <text:p>Canada's AltaGas to jointly build natgas processing plant</text:p>
          </table:table-cell>
          <table:table-cell table:number-columns-repeated="2"/>
        </table:table-row>
        <table:table-row table:style-name="ro1">
          <table:table-cell office:value-type="string">
            <text:p>AC</text:p>
          </table:table-cell>
          <table:table-cell office:value-type="float" office:value="0.257516745785">
            <text:p>0,2575167458</text:p>
          </table:table-cell>
          <table:table-cell office:value-type="float" office:value="1.89769156805">
            <text:p>1,8976915681</text:p>
          </table:table-cell>
          <table:table-cell office:value-type="float" office:value="13.57">
            <text:p>13,57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9:33:00</text:p>
          </table:table-cell>
          <table:table-cell office:value-type="float" office:value="0.220000000000001">
            <text:p>0,22</text:p>
          </table:table-cell>
          <table:table-cell office:value-type="float" office:value="1.62122328666176">
            <text:p>1,6212232867</text:p>
          </table:table-cell>
          <table:table-cell office:value-type="float" office:value="-14.568662581781">
            <text:p>-14,5686625818</text:p>
          </table:table-cell>
          <table:table-cell office:value-type="string">
            <text:p>Re-designed aircanada.com Website Offers Modern Digital Customer Experience and Enhanced Functionality</text:p>
          </table:table-cell>
          <table:table-cell table:number-columns-repeated="2"/>
        </table:table-row>
        <table:table-row table:style-name="ro1">
          <table:table-cell office:value-type="string">
            <text:p>XCT</text:p>
          </table:table-cell>
          <table:table-cell office:value-type="float" office:value="0.419813424696">
            <text:p>0,4198134247</text:p>
          </table:table-cell>
          <table:table-cell office:value-type="float" office:value="21.9797604553">
            <text:p>21,9797604553</text:p>
          </table:table-cell>
          <table:table-cell office:value-type="float" office:value="1.91">
            <text:p>1,9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9:14:44</text:p>
          </table:table-cell>
          <table:table-cell office:value-type="float" office:value="-0.0699999999999998">
            <text:p>-0,07</text:p>
          </table:table-cell>
          <table:table-cell office:value-type="float" office:value="-3.66492146596858">
            <text:p>-3,664921466</text:p>
          </table:table-cell>
          <table:table-cell office:value-type="float" office:value="-116.674073738992">
            <text:p>-116,674073739</text:p>
          </table:table-cell>
          <table:table-cell office:value-type="string">
            <text:p>exactEarth Ltd. :XCT-CA: Earnings Analysis: Q4, 2016 By the Numbers : January 23, 2017</text:p>
          </table:table-cell>
          <table:table-cell table:number-columns-repeated="2"/>
        </table:table-row>
        <table:table-row table:style-name="ro1">
          <table:table-cell office:value-type="string">
            <text:p>TIH</text:p>
          </table:table-cell>
          <table:table-cell office:value-type="float" office:value="0.201745609891">
            <text:p>0,2017456099</text:p>
          </table:table-cell>
          <table:table-cell office:value-type="float" office:value="0.484034572674">
            <text:p>0,4840345727</text:p>
          </table:table-cell>
          <table:table-cell office:value-type="float" office:value="41.68">
            <text:p>41,6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9:00:00</text:p>
          </table:table-cell>
          <table:table-cell office:value-type="float" office:value="0.0700000000000003">
            <text:p>0,07</text:p>
          </table:table-cell>
          <table:table-cell office:value-type="float" office:value="0.167946257197697">
            <text:p>0,1679462572</text:p>
          </table:table-cell>
          <table:table-cell office:value-type="float" office:value="-65.3028385411607">
            <text:p>-65,3028385412</text:p>
          </table:table-cell>
          <table:table-cell office:value-type="string">
            <text:p>Toromont to Announce 2016 Annual Results on February 6</text:p>
          </table:table-cell>
          <table:table-cell table:number-columns-repeated="2"/>
        </table:table-row>
        <table:table-row table:style-name="ro1">
          <table:table-cell office:value-type="string">
            <text:p>TFII</text:p>
          </table:table-cell>
          <table:table-cell office:value-type="float" office:value="0.0783341255503">
            <text:p>0,0783341256</text:p>
          </table:table-cell>
          <table:table-cell office:value-type="float" office:value="0.229047144035">
            <text:p>0,229047144</text:p>
          </table:table-cell>
          <table:table-cell office:value-type="float" office:value="34.200001">
            <text:p>34,20000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59:42</text:p>
          </table:table-cell>
          <table:table-cell office:value-type="float" office:value="0.57">
            <text:p>0,57</text:p>
          </table:table-cell>
          <table:table-cell office:value-type="float" office:value="1.66666661793373">
            <text:p>1,6666666179</text:p>
          </table:table-cell>
          <table:table-cell office:value-type="float" office:value="627.652215424287">
            <text:p>627,6522154243</text:p>
          </table:table-cell>
          <table:table-cell office:value-type="string">
            <text:p>TFI International, Inc. breached its 50 day moving average in a Bearish Manner : TFII-CA : January 23, 2017</text:p>
          </table:table-cell>
          <table:table-cell table:number-columns-repeated="2"/>
        </table:table-row>
        <table:table-row table:style-name="ro1">
          <table:table-cell office:value-type="string">
            <text:p>CG</text:p>
          </table:table-cell>
          <table:table-cell office:value-type="float" office:value="0.0454654361567">
            <text:p>0,0454654362</text:p>
          </table:table-cell>
          <table:table-cell office:value-type="float" office:value="0.688870244799">
            <text:p>0,6888702448</text:p>
          </table:table-cell>
          <table:table-cell office:value-type="float" office:value="6.6">
            <text:p>6,6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58:16</text:p>
          </table:table-cell>
          <table:table-cell office:value-type="float" office:value="-0.0499999999999998">
            <text:p>-0,05</text:p>
          </table:table-cell>
          <table:table-cell office:value-type="float" office:value="-0.757575757575755">
            <text:p>-0,7575757576</text:p>
          </table:table-cell>
          <table:table-cell office:value-type="float" office:value="-209.973650813931">
            <text:p>-209,9736508139</text:p>
          </table:table-cell>
          <table:table-cell office:value-type="string">
            <text:p>Centerra Gold, Inc. breached its 50 day moving average in a Bearish Manner : CG-CA : January 23, 2017</text:p>
          </table:table-cell>
          <table:table-cell table:number-columns-repeated="2"/>
        </table:table-row>
        <table:table-row table:style-name="ro1">
          <table:table-cell office:value-type="string">
            <text:p>INE</text:p>
          </table:table-cell>
          <table:table-cell office:value-type="float" office:value="-0.110036791603">
            <text:p>-0,1100367916</text:p>
          </table:table-cell>
          <table:table-cell office:value-type="float" office:value="-0.791631594266">
            <text:p>-0,7916315943</text:p>
          </table:table-cell>
          <table:table-cell office:value-type="float" office:value="13.9">
            <text:p>13,9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55:09</text:p>
          </table:table-cell>
          <table:table-cell office:value-type="float" office:value="0.00999999999999979">
            <text:p>0,01</text:p>
          </table:table-cell>
          <table:table-cell office:value-type="float" office:value="0.0719424460431639">
            <text:p>0,071942446</text:p>
          </table:table-cell>
          <table:table-cell office:value-type="float" office:value="-109.087869479218">
            <text:p>-109,0878694792</text:p>
          </table:table-cell>
          <table:table-cell office:value-type="string">
            <text:p>Innergex Renewable Energy, Inc. breached its 50 day moving average in a Bullish Manner : INE-CA : January 23, 2017</text:p>
          </table:table-cell>
          <table:table-cell table:number-columns-repeated="2"/>
        </table:table-row>
        <table:table-row table:style-name="ro1">
          <table:table-cell office:value-type="string">
            <text:p>DOL</text:p>
          </table:table-cell>
          <table:table-cell office:value-type="float" office:value="-0.194186607472">
            <text:p>-0,1941866075</text:p>
          </table:table-cell>
          <table:table-cell office:value-type="float" office:value="-0.194731854718">
            <text:p>-0,1947318547</text:p>
          </table:table-cell>
          <table:table-cell office:value-type="float" office:value="99.720001">
            <text:p>99,72000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53:38</text:p>
          </table:table-cell>
          <table:table-cell office:value-type="float" office:value="0.549994999999996">
            <text:p>0,549995</text:p>
          </table:table-cell>
          <table:table-cell office:value-type="float" office:value="0.551539304537307">
            <text:p>0,5515393045</text:p>
          </table:table-cell>
          <table:table-cell office:value-type="float" office:value="-383.230139894843">
            <text:p>-383,2301398948</text:p>
          </table:table-cell>
          <table:table-cell office:value-type="string">
            <text:p>Dollarama, Inc. breached its 50 day moving average in a Bullish Manner : DOL-CA : January 23, 2017</text:p>
          </table:table-cell>
          <table:table-cell table:number-columns-repeated="2"/>
        </table:table-row>
        <table:table-row table:style-name="ro1">
          <table:table-cell office:value-type="string">
            <text:p>LIF</text:p>
          </table:table-cell>
          <table:table-cell office:value-type="float" office:value="-0.102175902006">
            <text:p>-0,102175902</text:p>
          </table:table-cell>
          <table:table-cell office:value-type="float" office:value="-0.559867956199">
            <text:p>-0,5598679562</text:p>
          </table:table-cell>
          <table:table-cell office:value-type="float" office:value="18.25">
            <text:p>18,25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52:08</text:p>
          </table:table-cell>
          <table:table-cell office:value-type="float" office:value="0.379998999999998">
            <text:p>0,379999</text:p>
          </table:table-cell>
          <table:table-cell office:value-type="float" office:value="2.08218630136985">
            <text:p>2,0821863014</text:p>
          </table:table-cell>
          <table:table-cell office:value-type="float" office:value="-471.906675194004">
            <text:p>-471,906675194</text:p>
          </table:table-cell>
          <table:table-cell office:value-type="string">
            <text:p>Labrador Iron Ore Royalty Corp. breached its 50 day moving average in a Bullish Manner : LIF-CA : January 23, 2017</text:p>
          </table:table-cell>
          <table:table-cell table:number-columns-repeated="2"/>
        </table:table-row>
        <table:table-row table:style-name="ro1">
          <table:table-cell office:value-type="string">
            <text:p>MFI</text:p>
          </table:table-cell>
          <table:table-cell office:value-type="float" office:value="-0.121131883363">
            <text:p>-0,1211318834</text:p>
          </table:table-cell>
          <table:table-cell office:value-type="float" office:value="-0.423686195742">
            <text:p>-0,4236861957</text:p>
          </table:table-cell>
          <table:table-cell office:value-type="float" office:value="28.59">
            <text:p>28,59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49:06</text:p>
          </table:table-cell>
          <table:table-cell office:value-type="float" office:value="0.179998000000001">
            <text:p>0,179998</text:p>
          </table:table-cell>
          <table:table-cell office:value-type="float" office:value="0.629583770549147">
            <text:p>0,6295837705</text:p>
          </table:table-cell>
          <table:table-cell office:value-type="float" office:value="-248.596715416861">
            <text:p>-248,5967154169</text:p>
          </table:table-cell>
          <table:table-cell office:value-type="string">
            <text:p>Maple Leaf Foods, Inc. breached its 50 day moving average in a Bullish Manner : MFI-CA : January 23, 2017</text:p>
          </table:table-cell>
          <table:table-cell table:number-columns-repeated="2"/>
        </table:table-row>
        <table:table-row table:style-name="ro1">
          <table:table-cell office:value-type="string">
            <text:p>PBH</text:p>
          </table:table-cell>
          <table:table-cell office:value-type="float" office:value="-0.865668222778">
            <text:p>-0,8656682228</text:p>
          </table:table-cell>
          <table:table-cell office:value-type="float" office:value="-1.29050118809">
            <text:p>-1,2905011881</text:p>
          </table:table-cell>
          <table:table-cell office:value-type="float" office:value="67.080002">
            <text:p>67,080002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48:23</text:p>
          </table:table-cell>
          <table:table-cell office:value-type="float" office:value="0.510002">
            <text:p>0,510002</text:p>
          </table:table-cell>
          <table:table-cell office:value-type="float" office:value="0.760289184248981">
            <text:p>0,7602891842</text:p>
          </table:table-cell>
          <table:table-cell office:value-type="float" office:value="-158.914256822708">
            <text:p>-158,9142568227</text:p>
          </table:table-cell>
          <table:table-cell office:value-type="string">
            <text:p>Premium Brands Holdings Corp. breached its 50 day moving average in a Bullish Manner : PBH-CA : January 23, 2017</text:p>
          </table:table-cell>
          <table:table-cell table:number-columns-repeated="2"/>
        </table:table-row>
        <table:table-row table:style-name="ro1">
          <table:table-cell office:value-type="string">
            <text:p>MX</text:p>
          </table:table-cell>
          <table:table-cell office:value-type="float" office:value="-0.463092182276">
            <text:p>-0,4630921823</text:p>
          </table:table-cell>
          <table:table-cell office:value-type="float" office:value="-0.775958750462">
            <text:p>-0,7759587505</text:p>
          </table:table-cell>
          <table:table-cell office:value-type="float" office:value="59.68">
            <text:p>59,6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45:01</text:p>
          </table:table-cell>
          <table:table-cell office:value-type="float" office:value="1.290001">
            <text:p>1,290001</text:p>
          </table:table-cell>
          <table:table-cell office:value-type="float" office:value="2.16152982573726">
            <text:p>2,1615298257</text:p>
          </table:table-cell>
          <table:table-cell office:value-type="float" office:value="-378.5624653951">
            <text:p>-378,5624653951</text:p>
          </table:table-cell>
          <table:table-cell office:value-type="string">
            <text:p>Why Methanex Corporation (MEOH) Stock Might be a Great Pick</text:p>
          </table:table-cell>
          <table:table-cell table:number-columns-repeated="2"/>
        </table:table-row>
        <table:table-row table:style-name="ro1">
          <table:table-cell office:value-type="string">
            <text:p>OTC</text:p>
          </table:table-cell>
          <table:table-cell office:value-type="float" office:value="-0.108970857547">
            <text:p>-0,1089708575</text:p>
          </table:table-cell>
          <table:table-cell office:value-type="float" office:value="-0.128990120356">
            <text:p>-0,1289901204</text:p>
          </table:table-cell>
          <table:table-cell office:value-type="float" office:value="84.480003">
            <text:p>84,480003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45:00</text:p>
          </table:table-cell>
          <table:table-cell office:value-type="float" office:value="2.470001">
            <text:p>2,470001</text:p>
          </table:table-cell>
          <table:table-cell office:value-type="float" office:value="2.923770019279">
            <text:p>2,9237700193</text:p>
          </table:table-cell>
          <table:table-cell office:value-type="float" office:value="-2366.66198247973">
            <text:p>-2366,6619824797</text:p>
          </table:table-cell>
          <table:table-cell office:value-type="string">
            <text:p>OpenText Buys Documentum</text:p>
          </table:table-cell>
          <table:table-cell table:number-columns-repeated="2"/>
        </table:table-row>
        <table:table-row table:style-name="ro1">
          <table:table-cell office:value-type="string">
            <text:p>AIF</text:p>
          </table:table-cell>
          <table:table-cell office:value-type="float" office:value="-0.34948847288">
            <text:p>-0,3494884729</text:p>
          </table:table-cell>
          <table:table-cell office:value-type="float" office:value="-1.1775218089">
            <text:p>-1,1775218089</text:p>
          </table:table-cell>
          <table:table-cell office:value-type="float" office:value="29.68">
            <text:p>29,6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30:00</text:p>
          </table:table-cell>
          <table:table-cell office:value-type="float" office:value="0.380001">
            <text:p>0,380001</text:p>
          </table:table-cell>
          <table:table-cell office:value-type="float" office:value="1.28032681940701">
            <text:p>1,2803268194</text:p>
          </table:table-cell>
          <table:table-cell office:value-type="float" office:value="-208.730624752387">
            <text:p>-208,7306247524</text:p>
          </table:table-cell>
          <table:table-cell office:value-type="string">
            <text:p>2017 Real Confidence University Challenge Reveals Top Real Estate Picks of Future Leaders</text:p>
          </table:table-cell>
          <table:table-cell table:number-columns-repeated="2"/>
        </table:table-row>
        <table:table-row table:style-name="ro1">
          <table:table-cell office:value-type="string">
            <text:p>EDV</text:p>
          </table:table-cell>
          <table:table-cell office:value-type="float" office:value="-0.1360158219">
            <text:p>-0,1360158219</text:p>
          </table:table-cell>
          <table:table-cell office:value-type="float" office:value="-0.56958051757">
            <text:p>-0,5695805176</text:p>
          </table:table-cell>
          <table:table-cell office:value-type="float" office:value="23.879999">
            <text:p>23,879999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26:32</text:p>
          </table:table-cell>
          <table:table-cell office:value-type="float" office:value="-0.370000999999999">
            <text:p>-0,370001</text:p>
          </table:table-cell>
          <table:table-cell office:value-type="float" office:value="-1.54941798783157">
            <text:p>-1,5494179878</text:p>
          </table:table-cell>
          <table:table-cell office:value-type="float" office:value="172.027911776342">
            <text:p>172,0279117763</text:p>
          </table:table-cell>
          <table:table-cell office:value-type="string">
            <text:p>Endeavour Mining sees higher gold production in 2017</text:p>
          </table:table-cell>
          <table:table-cell table:number-columns-repeated="2"/>
        </table:table-row>
        <table:table-row table:style-name="ro1">
          <table:table-cell office:value-type="string">
            <text:p>TA</text:p>
          </table:table-cell>
          <table:table-cell office:value-type="float" office:value="-0.773147901564">
            <text:p>-0,7731479016</text:p>
          </table:table-cell>
          <table:table-cell office:value-type="float" office:value="-9.96324615418">
            <text:p>-9,9632461542</text:p>
          </table:table-cell>
          <table:table-cell office:value-type="float" office:value="7.76">
            <text:p>7,76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15:00</text:p>
          </table:table-cell>
          <table:table-cell office:value-type="float" office:value="-0.0200000000000005">
            <text:p>-0,02</text:p>
          </table:table-cell>
          <table:table-cell office:value-type="float" office:value="-0.257731958762893">
            <text:p>-0,2577319588</text:p>
          </table:table-cell>
          <table:table-cell office:value-type="float" office:value="-97.4131728276644">
            <text:p>-97,4131728277</text:p>
          </table:table-cell>
          <table:table-cell office:value-type="string">
            <text:p>Research Reports Initiated on Utilities Stocks TransAlta, Innergex Renewable Energy, Alaska Hydro, and Polaris Infrastructure</text:p>
          </table:table-cell>
          <table:table-cell table:number-columns-repeated="2"/>
        </table:table-row>
        <table:table-row table:style-name="ro1">
          <table:table-cell office:value-type="string">
            <text:p>PKI</text:p>
          </table:table-cell>
          <table:table-cell office:value-type="float" office:value="-0.628436480481">
            <text:p>-0,6284364805</text:p>
          </table:table-cell>
          <table:table-cell office:value-type="float" office:value="-2.30873072582">
            <text:p>-2,3087307258</text:p>
          </table:table-cell>
          <table:table-cell office:value-type="float" office:value="27.219999">
            <text:p>27,219999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15:00</text:p>
          </table:table-cell>
          <table:table-cell office:value-type="float" office:value="0.489999000000001">
            <text:p>0,489999</text:p>
          </table:table-cell>
          <table:table-cell office:value-type="float" office:value="1.80014334313532">
            <text:p>1,8001433431</text:p>
          </table:table-cell>
          <table:table-cell office:value-type="float" office:value="-177.971125995894">
            <text:p>-177,9711259959</text:p>
          </table:table-cell>
          <table:table-cell office:value-type="string">
            <text:p>Research Reports Initiated on Energy Stocks Enbridge Income Fund Holdings, NuVista Energy, Canyon Services Group, and Parkland Fuel</text:p>
          </table:table-cell>
          <table:table-cell table:number-columns-repeated="2"/>
        </table:table-row>
        <table:table-row table:style-name="ro1">
          <table:table-cell office:value-type="string">
            <text:p>MNW</text:p>
          </table:table-cell>
          <table:table-cell office:value-type="float" office:value="-0.597085908268">
            <text:p>-0,5970859083</text:p>
          </table:table-cell>
          <table:table-cell office:value-type="float" office:value="-6.23262952263">
            <text:p>-6,2326295226</text:p>
          </table:table-cell>
          <table:table-cell office:value-type="float" office:value="9.58">
            <text:p>9,5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15:00</text:p>
          </table:table-cell>
          <table:table-cell office:value-type="float" office:value="0.00999999999999979">
            <text:p>0,01</text:p>
          </table:table-cell>
          <table:table-cell office:value-type="float" office:value="0.104384133611689">
            <text:p>0,1043841336</text:p>
          </table:table-cell>
          <table:table-cell office:value-type="float" office:value="-101.674800872291">
            <text:p>-101,6748008723</text:p>
          </table:table-cell>
          <table:table-cell office:value-type="string">
            <text:p>Research Reports Initiated on Info Tech Stocks Wi-LAN, BlackBerry, Mitel Networks, and Sandvine</text:p>
          </table:table-cell>
          <table:table-cell table:number-columns-repeated="2"/>
        </table:table-row>
        <table:table-row table:style-name="ro1">
          <table:table-cell office:value-type="string">
            <text:p>BB</text:p>
          </table:table-cell>
          <table:table-cell office:value-type="float" office:value="-0.503006969998">
            <text:p>-0,50300697</text:p>
          </table:table-cell>
          <table:table-cell office:value-type="float" office:value="-5.30598069618">
            <text:p>-5,3059806962</text:p>
          </table:table-cell>
          <table:table-cell office:value-type="float" office:value="9.48">
            <text:p>9,4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15:00</text:p>
          </table:table-cell>
          <table:table-cell office:value-type="float" office:value="0.0199999999999996">
            <text:p>0,02</text:p>
          </table:table-cell>
          <table:table-cell office:value-type="float" office:value="0.210970464135017">
            <text:p>0,2109704641</text:p>
          </table:table-cell>
          <table:table-cell office:value-type="float" office:value="-103.976088045078">
            <text:p>-103,9760880451</text:p>
          </table:table-cell>
          <table:table-cell office:value-type="string">
            <text:p>Research Reports Initiated on Info Tech Stocks Wi-LAN, BlackBerry, Mitel Networks, and Sandvine</text:p>
          </table:table-cell>
          <table:table-cell table:number-columns-repeated="2"/>
        </table:table-row>
        <table:table-row table:style-name="ro1">
          <table:table-cell office:value-type="string">
            <text:p>ENF</text:p>
          </table:table-cell>
          <table:table-cell office:value-type="float" office:value="-0.451216388557">
            <text:p>-0,4512163886</text:p>
          </table:table-cell>
          <table:table-cell office:value-type="float" office:value="-1.25407556575">
            <text:p>-1,2540755658</text:p>
          </table:table-cell>
          <table:table-cell office:value-type="float" office:value="35.98">
            <text:p>35,9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15:00</text:p>
          </table:table-cell>
          <table:table-cell office:value-type="float" office:value="0.310001000000007">
            <text:p>0,310001</text:p>
          </table:table-cell>
          <table:table-cell office:value-type="float" office:value="0.861592551417473">
            <text:p>0,8615925514</text:p>
          </table:table-cell>
          <table:table-cell office:value-type="float" office:value="-168.70339993443">
            <text:p>-168,7033999344</text:p>
          </table:table-cell>
          <table:table-cell office:value-type="string">
            <text:p>Research Reports Initiated on Energy Stocks Enbridge Income Fund Holdings, NuVista Energy, Canyon Services Group, and Parkland Fuel</text:p>
          </table:table-cell>
          <table:table-cell table:number-columns-repeated="2"/>
        </table:table-row>
        <table:table-row table:style-name="ro1">
          <table:table-cell office:value-type="string">
            <text:p>RY</text:p>
          </table:table-cell>
          <table:table-cell office:value-type="float" office:value="-0.370958469603">
            <text:p>-0,3709584696</text:p>
          </table:table-cell>
          <table:table-cell office:value-type="float" office:value="-0.393924261954">
            <text:p>-0,393924262</text:p>
          </table:table-cell>
          <table:table-cell office:value-type="float" office:value="94.169998">
            <text:p>94,16999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15:00</text:p>
          </table:table-cell>
          <table:table-cell office:value-type="float" office:value="0.120002999999997">
            <text:p>0,120003</text:p>
          </table:table-cell>
          <table:table-cell office:value-type="float" office:value="0.127432305987728">
            <text:p>0,127432306</text:p>
          </table:table-cell>
          <table:table-cell office:value-type="float" office:value="-132.349443356402">
            <text:p>-132,3494433564</text:p>
          </table:table-cell>
          <table:table-cell office:value-type="string">
            <text:p>Research Reports Initiated on Banking Stocks The Toronto-Dominion Bank, Royal Bank of Canada, Home Capital Group, and The Bank of Nova Scotia</text:p>
          </table:table-cell>
          <table:table-cell table:number-columns-repeated="2"/>
        </table:table-row>
        <table:table-row table:style-name="ro1">
          <table:table-cell office:value-type="string">
            <text:p>BNS</text:p>
          </table:table-cell>
          <table:table-cell office:value-type="float" office:value="-0.212972170751">
            <text:p>-0,2129721708</text:p>
          </table:table-cell>
          <table:table-cell office:value-type="float" office:value="-0.275193401606">
            <text:p>-0,2751934016</text:p>
          </table:table-cell>
          <table:table-cell office:value-type="float" office:value="77.389999">
            <text:p>77,389999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15:00</text:p>
          </table:table-cell>
          <table:table-cell office:value-type="float" office:value="0.419998000000007">
            <text:p>0,419998</text:p>
          </table:table-cell>
          <table:table-cell office:value-type="float" office:value="0.542703198639409">
            <text:p>0,5427031986</text:p>
          </table:table-cell>
          <table:table-cell office:value-type="float" office:value="-297.207925579655">
            <text:p>-297,2079255797</text:p>
          </table:table-cell>
          <table:table-cell office:value-type="string">
            <text:p>Research Reports Initiated on Banking Stocks The Toronto-Dominion Bank, Royal Bank of Canada, Home Capital Group, and The Bank of Nova Scotia</text:p>
          </table:table-cell>
          <table:table-cell table:number-columns-repeated="2"/>
        </table:table-row>
        <table:table-row table:style-name="ro1">
          <table:table-cell office:value-type="string">
            <text:p>TD</text:p>
          </table:table-cell>
          <table:table-cell office:value-type="float" office:value="-0.0444104910344">
            <text:p>-0,044410491</text:p>
          </table:table-cell>
          <table:table-cell office:value-type="float" office:value="-0.0658420948995">
            <text:p>-0,0658420949</text:p>
          </table:table-cell>
          <table:table-cell office:value-type="float" office:value="67.449997">
            <text:p>67,449997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15:00</text:p>
          </table:table-cell>
          <table:table-cell office:value-type="float" office:value="0.269996000000006">
            <text:p>0,269996</text:p>
          </table:table-cell>
          <table:table-cell office:value-type="float" office:value="0.400290603422868">
            <text:p>0,4002906034</text:p>
          </table:table-cell>
          <table:table-cell office:value-type="float" office:value="-707.955448614314">
            <text:p>-707,9554486143</text:p>
          </table:table-cell>
          <table:table-cell office:value-type="string">
            <text:p>Research Reports Initiated on Banking Stocks The Toronto-Dominion Bank, Royal Bank of Canada, Home Capital Group, and The Bank of Nova Scotia</text:p>
          </table:table-cell>
          <table:table-cell table:number-columns-repeated="2"/>
        </table:table-row>
        <table:table-row table:style-name="ro1">
          <table:table-cell office:value-type="string">
            <text:p>CAE</text:p>
          </table:table-cell>
          <table:table-cell office:value-type="float" office:value="0.0133562709533">
            <text:p>0,013356271</text:p>
          </table:table-cell>
          <table:table-cell office:value-type="float" office:value="0.0720402925183">
            <text:p>0,0720402925</text:p>
          </table:table-cell>
          <table:table-cell office:value-type="float" office:value="18.540001">
            <text:p>18,54000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15:00</text:p>
          </table:table-cell>
          <table:table-cell office:value-type="float" office:value="0.130001">
            <text:p>0,130001</text:p>
          </table:table-cell>
          <table:table-cell office:value-type="float" office:value="0.701191979439484">
            <text:p>0,7011919794</text:p>
          </table:table-cell>
          <table:table-cell office:value-type="float" office:value="873.333054222594">
            <text:p>873,3330542226</text:p>
          </table:table-cell>
          <table:table-cell office:value-type="string">
            <text:p>Research Reports Initiated on Industrials Stocks Bombardier CAE Inc Student Transportation and Canadian Pacific Railway</text:p>
          </table:table-cell>
          <table:table-cell table:number-columns-repeated="2"/>
        </table:table-row>
        <table:table-row table:style-name="ro1">
          <table:table-cell office:value-type="string">
            <text:p>HCG</text:p>
          </table:table-cell>
          <table:table-cell office:value-type="float" office:value="0.175142479404">
            <text:p>0,1751424794</text:p>
          </table:table-cell>
          <table:table-cell office:value-type="float" office:value="0.586349091197">
            <text:p>0,5863490912</text:p>
          </table:table-cell>
          <table:table-cell office:value-type="float" office:value="29.870001">
            <text:p>29,870001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15:00</text:p>
          </table:table-cell>
          <table:table-cell office:value-type="float" office:value="-0.0499990000000032">
            <text:p>-0,049999</text:p>
          </table:table-cell>
          <table:table-cell office:value-type="float" office:value="-0.167388678694732">
            <text:p>-0,1673886787</text:p>
          </table:table-cell>
          <table:table-cell office:value-type="float" office:value="-128.547614587933">
            <text:p>-128,5476145879</text:p>
          </table:table-cell>
          <table:table-cell office:value-type="string">
            <text:p>Research Reports Initiated on Banking Stocks The Toronto-Dominion Bank, Royal Bank of Canada, Home Capital Group, and The Bank of Nova Scotia</text:p>
          </table:table-cell>
          <table:table-cell table:number-columns-repeated="2"/>
        </table:table-row>
        <table:table-row table:style-name="ro1">
          <table:table-cell office:value-type="string">
            <text:p>RBA</text:p>
          </table:table-cell>
          <table:table-cell office:value-type="float" office:value="-0.0495012632801">
            <text:p>-0,0495012633</text:p>
          </table:table-cell>
          <table:table-cell office:value-type="float" office:value="-0.117357191276">
            <text:p>-0,1173571913</text:p>
          </table:table-cell>
          <table:table-cell office:value-type="float" office:value="42.18">
            <text:p>42,18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00:00</text:p>
          </table:table-cell>
          <table:table-cell office:value-type="float" office:value="0.200001">
            <text:p>0,200001</text:p>
          </table:table-cell>
          <table:table-cell office:value-type="float" office:value="0.474160739687056">
            <text:p>0,4741607397</text:p>
          </table:table-cell>
          <table:table-cell office:value-type="float" office:value="-504.032113015594">
            <text:p>-504,0321130156</text:p>
          </table:table-cell>
          <table:table-cell office:value-type="string">
            <text:p>Ritchie Bros. Auctioneers Declares Quarterly Dividend</text:p>
          </table:table-cell>
          <table:table-cell table:number-columns-repeated="2"/>
        </table:table-row>
        <table:table-row table:style-name="ro1">
          <table:table-cell office:value-type="string">
            <text:p>EXE</text:p>
          </table:table-cell>
          <table:table-cell office:value-type="float" office:value="0.00594727094837">
            <text:p>0,0059472709</text:p>
          </table:table-cell>
          <table:table-cell office:value-type="float" office:value="0.0583065779252">
            <text:p>0,0583065779</text:p>
          </table:table-cell>
          <table:table-cell office:value-type="float" office:value="10.2">
            <text:p>10,2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8:00:00</text:p>
          </table:table-cell>
          <table:table-cell office:value-type="float" office:value="0.199999999999999">
            <text:p>0,2</text:p>
          </table:table-cell>
          <table:table-cell office:value-type="float" office:value="1.96078431372548">
            <text:p>1,9607843137</text:p>
          </table:table-cell>
          <table:table-cell office:value-type="float" office:value="3262.88697347502">
            <text:p>3262,886973475</text:p>
          </table:table-cell>
          <table:table-cell office:value-type="string">
            <text:p>Extendicare Announces Timing of 2016 Year End Results and Conference Call</text:p>
          </table:table-cell>
          <table:table-cell table:number-columns-repeated="2"/>
        </table:table-row>
        <table:table-row table:style-name="ro1">
          <table:table-cell office:value-type="string">
            <text:p>SLW</text:p>
          </table:table-cell>
          <table:table-cell office:value-type="float" office:value="-0.613362593158">
            <text:p>-0,6133625932</text:p>
          </table:table-cell>
          <table:table-cell office:value-type="float" office:value="-2.16659348224">
            <text:p>-2,1665934822</text:p>
          </table:table-cell>
          <table:table-cell office:value-type="float" office:value="28.309999">
            <text:p>28,309999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7:37:42</text:p>
          </table:table-cell>
          <table:table-cell office:value-type="float" office:value="-0.25">
            <text:p>-0,25</text:p>
          </table:table-cell>
          <table:table-cell office:value-type="float" office:value="-0.883080214873904">
            <text:p>-0,8830802149</text:p>
          </table:table-cell>
          <table:table-cell office:value-type="float" office:value="-59.2410748896777">
            <text:p>-59,2410748897</text:p>
          </table:table-cell>
          <table:table-cell office:value-type="string">
            <text:p>SilverÃ¢â‚¬â„¢s Inflows: Gauging the January Rise</text:p>
          </table:table-cell>
          <table:table-cell table:number-columns-repeated="2"/>
        </table:table-row>
        <table:table-row table:style-name="ro1">
          <table:table-cell office:value-type="string">
            <text:p>IVN</text:p>
          </table:table-cell>
          <table:table-cell office:value-type="float" office:value="-0.00434086802371">
            <text:p>-0,004340868</text:p>
          </table:table-cell>
          <table:table-cell office:value-type="float" office:value="-0.11763869983">
            <text:p>-0,1176386998</text:p>
          </table:table-cell>
          <table:table-cell office:value-type="float" office:value="3.69">
            <text:p>3,69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7:30:00</text:p>
          </table:table-cell>
          <table:table-cell office:value-type="float" office:value="0.15">
            <text:p>0,15</text:p>
          </table:table-cell>
          <table:table-cell office:value-type="float" office:value="4.06504065040649">
            <text:p>4,0650406504</text:p>
          </table:table-cell>
          <table:table-cell office:value-type="float" office:value="-3555.53007326399">
            <text:p>-3555,530073264</text:p>
          </table:table-cell>
          <table:table-cell office:value-type="string">
            <text:p>New drill results significantly expand Kakula Copper Discovery at the Kamoa-Kakula Project</text:p>
          </table:table-cell>
          <table:table-cell table:number-columns-repeated="2"/>
        </table:table-row>
        <table:table-row table:style-name="ro1">
          <table:table-cell office:value-type="string">
            <text:p>APS</text:p>
          </table:table-cell>
          <table:table-cell office:value-type="float" office:value="0.199724770943">
            <text:p>0,1997247709</text:p>
          </table:table-cell>
          <table:table-cell office:value-type="float" office:value="11.7485159378">
            <text:p>11,7485159378</text:p>
          </table:table-cell>
          <table:table-cell office:value-type="float" office:value="1.7">
            <text:p>1,7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7:00:00</text:p>
          </table:table-cell>
          <table:table-cell office:value-type="float" office:value="-0.0899999999999999">
            <text:p>-0,09</text:p>
          </table:table-cell>
          <table:table-cell office:value-type="float" office:value="-5.29411764705882">
            <text:p>-5,2941176471</text:p>
          </table:table-cell>
          <table:table-cell office:value-type="float" office:value="-145.062011875175">
            <text:p>-145,0620118752</text:p>
          </table:table-cell>
          <table:table-cell office:value-type="string">
            <text:p>Aptose Prioritizes Development of CGÃ¢â‚¬â„¢806 First-in Class FLT3/BTK Inhibitor</text:p>
          </table:table-cell>
          <table:table-cell table:number-columns-repeated="2"/>
        </table:table-row>
        <table:table-row table:style-name="ro1">
          <table:table-cell office:value-type="string">
            <text:p>GTE</text:p>
          </table:table-cell>
          <table:table-cell office:value-type="float" office:value="-0.115171263701">
            <text:p>-0,1151712637</text:p>
          </table:table-cell>
          <table:table-cell office:value-type="float" office:value="-3.26264203119">
            <text:p>-3,2626420312</text:p>
          </table:table-cell>
          <table:table-cell office:value-type="float" office:value="3.53">
            <text:p>3,53</text:p>
          </table:table-cell>
          <table:table-cell table:style-name="ce2" office:value-type="date" office:date-value="2017-01-23">
            <text:p>2017-01-23</text:p>
          </table:table-cell>
          <table:table-cell table:style-name="ce3" office:value-type="string">
            <text:p>06:01:00</text:p>
          </table:table-cell>
          <table:table-cell office:value-type="float" office:value="0.0300000000000003">
            <text:p>0,03</text:p>
          </table:table-cell>
          <table:table-cell office:value-type="float" office:value="0.849858356940517">
            <text:p>0,8498583569</text:p>
          </table:table-cell>
          <table:table-cell office:value-type="float" office:value="-126.048164304148">
            <text:p>-126,0481643041</text:p>
          </table:table-cell>
          <table:table-cell office:value-type="string">
            <text:p>Gran Tierra Energy Inc. Completes a Transformational Year and Announces a 91% Increase in 2P Reserves and a 146% increase in 3P Reserves</text:p>
          </table:table-cell>
          <table:table-cell table:number-columns-repeated="2"/>
        </table:table-row>
        <table:table-row table:style-name="ro1">
          <table:table-cell office:value-type="string">
            <text:p>CCO</text:p>
          </table:table-cell>
          <table:table-cell office:value-type="float" office:value="-0.181617458862">
            <text:p>-0,1816174589</text:p>
          </table:table-cell>
          <table:table-cell office:value-type="float" office:value="-1.1604949448">
            <text:p>-1,1604949448</text:p>
          </table:table-cell>
          <table:table-cell office:value-type="float" office:value="15.65">
            <text:p>15,65</text:p>
          </table:table-cell>
          <table:table-cell table:style-name="ce2" office:value-type="date" office:date-value="2017-01-22">
            <text:p>2017-01-22</text:p>
          </table:table-cell>
          <table:table-cell table:style-name="ce3" office:value-type="string">
            <text:p>15:24:14</text:p>
          </table:table-cell>
          <table:table-cell office:value-type="float" office:value="1.010001">
            <text:p>1,010001</text:p>
          </table:table-cell>
          <table:table-cell office:value-type="float" office:value="6.4536805111821">
            <text:p>6,4536805112</text:p>
          </table:table-cell>
          <table:table-cell office:value-type="float" office:value="-656.114487191145">
            <text:p>-656,1144871911</text:p>
          </table:table-cell>
          <table:table-cell office:value-type="string">
            <text:p>What Investors Might Have Missed in the Markets This Week</text:p>
          </table:table-cell>
          <table:table-cell table:number-columns-repeated="2"/>
        </table:table-row>
        <table:table-row table:style-name="ro1">
          <table:table-cell office:value-type="string">
            <text:p>NA</text:p>
          </table:table-cell>
          <table:table-cell office:value-type="float" office:value="-0.414969696638">
            <text:p>-0,4149696966</text:p>
          </table:table-cell>
          <table:table-cell office:value-type="float" office:value="-0.749313270396">
            <text:p>-0,7493132704</text:p>
          </table:table-cell>
          <table:table-cell office:value-type="float" office:value="55.380001">
            <text:p>55,380001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8:23:00</text:p>
          </table:table-cell>
          <table:table-cell office:value-type="float" office:value="0.709999000000003">
            <text:p>0,709999</text:p>
          </table:table-cell>
          <table:table-cell office:value-type="float" office:value="1.28204945319521">
            <text:p>1,2820494532</text:p>
          </table:table-cell>
          <table:table-cell office:value-type="float" office:value="-271.096589884098">
            <text:p>-271,0965898841</text:p>
          </table:table-cell>
          <table:table-cell office:value-type="string">
            <text:p>Private Banking 1859 and National Bank Financial Official Opening of Calgary offices in their Permanent Location</text:p>
          </table:table-cell>
          <table:table-cell table:number-columns-repeated="2"/>
        </table:table-row>
        <table:table-row table:style-name="ro1">
          <table:table-cell office:value-type="string">
            <text:p>TRP</text:p>
          </table:table-cell>
          <table:table-cell office:value-type="float" office:value="0.564789851334">
            <text:p>0,5647898513</text:p>
          </table:table-cell>
          <table:table-cell office:value-type="float" office:value="0.903230226077">
            <text:p>0,9032302261</text:p>
          </table:table-cell>
          <table:table-cell office:value-type="float" office:value="62.529999">
            <text:p>62,529999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7:15:37</text:p>
          </table:table-cell>
          <table:table-cell office:value-type="float" office:value="1.699997">
            <text:p>1,699997</text:p>
          </table:table-cell>
          <table:table-cell office:value-type="float" office:value="2.71869027216841">
            <text:p>2,7186902722</text:p>
          </table:table-cell>
          <table:table-cell office:value-type="float" office:value="200.996378738873">
            <text:p>200,9963787389</text:p>
          </table:table-cell>
          <table:table-cell office:value-type="string">
            <text:p>CANADA STOCKS-TSX posts two-week high as commodity prices rise</text:p>
          </table:table-cell>
          <table:table-cell table:number-columns-repeated="2"/>
        </table:table-row>
        <table:table-row table:style-name="ro1">
          <table:table-cell office:value-type="string">
            <text:p>CSU</text:p>
          </table:table-cell>
          <table:table-cell office:value-type="float" office:value="6.23213973133">
            <text:p>6,2321397313</text:p>
          </table:table-cell>
          <table:table-cell office:value-type="float" office:value="1.04504736851">
            <text:p>1,0450473685</text:p>
          </table:table-cell>
          <table:table-cell office:value-type="float" office:value="596.349976">
            <text:p>596,349976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7:14:59</text:p>
          </table:table-cell>
          <table:table-cell office:value-type="float" office:value="15.460022">
            <text:p>15,460022</text:p>
          </table:table-cell>
          <table:table-cell office:value-type="float" office:value="2.5924411205141">
            <text:p>2,5924411205</text:p>
          </table:table-cell>
          <table:table-cell office:value-type="float" office:value="148.069245339283">
            <text:p>148,0692453393</text:p>
          </table:table-cell>
          <table:table-cell office:value-type="string">
            <text:p>Constellation Software Inc. Announces Annual Interest Rate for Series 1 Debentures</text:p>
          </table:table-cell>
          <table:table-cell table:number-columns-repeated="2"/>
        </table:table-row>
        <table:table-row table:style-name="ro1">
          <table:table-cell office:value-type="string">
            <text:p>AGI</text:p>
          </table:table-cell>
          <table:table-cell office:value-type="float" office:value="0.370348693195">
            <text:p>0,3703486932</text:p>
          </table:table-cell>
          <table:table-cell office:value-type="float" office:value="3.33347158592">
            <text:p>3,3334715859</text:p>
          </table:table-cell>
          <table:table-cell office:value-type="float" office:value="11.11">
            <text:p>11,11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7:10:08</text:p>
          </table:table-cell>
          <table:table-cell office:value-type="float" office:value="-0.19">
            <text:p>-0,19</text:p>
          </table:table-cell>
          <table:table-cell office:value-type="float" office:value="-1.71017101710171">
            <text:p>-1,7101710171</text:p>
          </table:table-cell>
          <table:table-cell office:value-type="float" office:value="-151.303002681302">
            <text:p>-151,3030026813</text:p>
          </table:table-cell>
          <table:table-cell office:value-type="string">
            <text:p>Alamos Gold Provides Notice of Fourth Quarter and Year-End 2016 Financial Results and Conference Call</text:p>
          </table:table-cell>
          <table:table-cell table:number-columns-repeated="2"/>
        </table:table-row>
        <table:table-row table:style-name="ro1">
          <table:table-cell office:value-type="string">
            <text:p>VSN</text:p>
          </table:table-cell>
          <table:table-cell office:value-type="float" office:value="0.419286761449">
            <text:p>0,4192867614</text:p>
          </table:table-cell>
          <table:table-cell office:value-type="float" office:value="3.1909190369">
            <text:p>3,1909190369</text:p>
          </table:table-cell>
          <table:table-cell office:value-type="float" office:value="13.14">
            <text:p>13,14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6:02:00</text:p>
          </table:table-cell>
          <table:table-cell office:value-type="float" office:value="0.41">
            <text:p>0,41</text:p>
          </table:table-cell>
          <table:table-cell office:value-type="float" office:value="3.12024353120244">
            <text:p>3,1202435312</text:p>
          </table:table-cell>
          <table:table-cell office:value-type="float" office:value="-2.21489498425995">
            <text:p>-2,2148949843</text:p>
          </table:table-cell>
          <table:table-cell office:value-type="string">
            <text:p>Veresen Announces Common Share Dividend for January 2017</text:p>
          </table:table-cell>
          <table:table-cell table:number-columns-repeated="2"/>
        </table:table-row>
        <table:table-row table:style-name="ro1">
          <table:table-cell office:value-type="string">
            <text:p>FTS</text:p>
          </table:table-cell>
          <table:table-cell office:value-type="float" office:value="0.314839914517">
            <text:p>0,3148399145</text:p>
          </table:table-cell>
          <table:table-cell office:value-type="float" office:value="0.758102388872">
            <text:p>0,7581023889</text:p>
          </table:table-cell>
          <table:table-cell office:value-type="float" office:value="41.529999">
            <text:p>41,529999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5:08:04</text:p>
          </table:table-cell>
          <table:table-cell office:value-type="float" office:value="0.210003">
            <text:p>0,210003</text:p>
          </table:table-cell>
          <table:table-cell office:value-type="float" office:value="0.505665795946685">
            <text:p>0,5056657959</text:p>
          </table:table-cell>
          <table:table-cell office:value-type="float" office:value="-33.2984827155195">
            <text:p>-33,2984827155</text:p>
          </table:table-cell>
          <table:table-cell office:value-type="string">
            <text:p>Fortis Inc. to Hold Teleconference on February 16 to Discuss 2016 Annual Results</text:p>
          </table:table-cell>
          <table:table-cell table:number-columns-repeated="2"/>
        </table:table-row>
        <table:table-row table:style-name="ro1">
          <table:table-cell office:value-type="string">
            <text:p>DRG-UN</text:p>
          </table:table-cell>
          <table:table-cell office:value-type="float" office:value="0.213104965183">
            <text:p>0,2131049652</text:p>
          </table:table-cell>
          <table:table-cell office:value-type="float" office:value="2.26130056433">
            <text:p>2,2613005643</text:p>
          </table:table-cell>
          <table:table-cell office:value-type="float" office:value="9.424">
            <text:p>9,424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4:21:33</text:p>
          </table:table-cell>
          <table:table-cell office:value-type="float" office:value="0.119">
            <text:p>0,119</text:p>
          </table:table-cell>
          <table:table-cell office:value-type="float" office:value="1.26273344651952">
            <text:p>1,2627334465</text:p>
          </table:table-cell>
          <table:table-cell office:value-type="float" office:value="-44.1589735378476">
            <text:p>-44,1589735378</text:p>
          </table:table-cell>
          <table:table-cell office:value-type="string">
            <text:p>Dream Global REIT January 2017 Monthly Distribution</text:p>
          </table:table-cell>
          <table:table-cell table:number-columns-repeated="2"/>
        </table:table-row>
        <table:table-row table:style-name="ro1">
          <table:table-cell office:value-type="string">
            <text:p>D-UN</text:p>
          </table:table-cell>
          <table:table-cell office:value-type="float" office:value="0.328266296035">
            <text:p>0,328266296</text:p>
          </table:table-cell>
          <table:table-cell office:value-type="float" office:value="1.69471491527">
            <text:p>1,6947149153</text:p>
          </table:table-cell>
          <table:table-cell office:value-type="float" office:value="19.370001">
            <text:p>19,370001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4:20:13</text:p>
          </table:table-cell>
          <table:table-cell office:value-type="float" office:value="-0.219999999999999">
            <text:p>-0,22</text:p>
          </table:table-cell>
          <table:table-cell office:value-type="float" office:value="-1.13577691606727">
            <text:p>-1,1357769161</text:p>
          </table:table-cell>
          <table:table-cell office:value-type="float" office:value="-167.018759664727">
            <text:p>-167,0187596647</text:p>
          </table:table-cell>
          <table:table-cell office:value-type="string">
            <text:p>Dream Office REIT January 2017 Monthly Distribution</text:p>
          </table:table-cell>
          <table:table-cell table:number-columns-repeated="2"/>
        </table:table-row>
        <table:table-row table:style-name="ro1">
          <table:table-cell office:value-type="string">
            <text:p>SGY</text:p>
          </table:table-cell>
          <table:table-cell office:value-type="float" office:value="0.0164521292628">
            <text:p>0,0164521293</text:p>
          </table:table-cell>
          <table:table-cell office:value-type="float" office:value="0.525627132998">
            <text:p>0,525627133</text:p>
          </table:table-cell>
          <table:table-cell office:value-type="float" office:value="3.13">
            <text:p>3,13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4:00:20</text:p>
          </table:table-cell>
          <table:table-cell office:value-type="float" office:value="0.12">
            <text:p>0,12</text:p>
          </table:table-cell>
          <table:table-cell office:value-type="float" office:value="3.83386581469649">
            <text:p>3,8338658147</text:p>
          </table:table-cell>
          <table:table-cell office:value-type="float" office:value="629.388871696582">
            <text:p>629,3888716966</text:p>
          </table:table-cell>
          <table:table-cell office:value-type="string">
            <text:p>ETFs with exposure to Surge Energy, Inc. : January 20, 2017</text:p>
          </table:table-cell>
          <table:table-cell table:number-columns-repeated="2"/>
        </table:table-row>
        <table:table-row table:style-name="ro1">
          <table:table-cell office:value-type="string">
            <text:p>PSI</text:p>
          </table:table-cell>
          <table:table-cell office:value-type="float" office:value="0.310102146725">
            <text:p>0,3101021467</text:p>
          </table:table-cell>
          <table:table-cell office:value-type="float" office:value="1.61764291458">
            <text:p>1,6176429146</text:p>
          </table:table-cell>
          <table:table-cell office:value-type="float" office:value="19.17">
            <text:p>19,17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3:49:40</text:p>
          </table:table-cell>
          <table:table-cell office:value-type="float" office:value="0.239999000000001">
            <text:p>0,239999</text:p>
          </table:table-cell>
          <table:table-cell office:value-type="float" office:value="1.25195096504956">
            <text:p>1,251950965</text:p>
          </table:table-cell>
          <table:table-cell office:value-type="float" office:value="-22.6064693409449">
            <text:p>-22,6064693409</text:p>
          </table:table-cell>
          <table:table-cell office:value-type="string">
            <text:p>ETFs with exposure to Pason Systems, Inc. : January 20, 2017</text:p>
          </table:table-cell>
          <table:table-cell table:number-columns-repeated="2"/>
        </table:table-row>
        <table:table-row table:style-name="ro1">
          <table:table-cell office:value-type="string">
            <text:p>DOO</text:p>
          </table:table-cell>
          <table:table-cell office:value-type="float" office:value="-0.0171757250323">
            <text:p>-0,017175725</text:p>
          </table:table-cell>
          <table:table-cell office:value-type="float" office:value="-0.0634024548997">
            <text:p>-0,0634024549</text:p>
          </table:table-cell>
          <table:table-cell office:value-type="float" office:value="27.09">
            <text:p>27,09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3:09:26</text:p>
          </table:table-cell>
          <table:table-cell office:value-type="float" office:value="-0.0100000000000016">
            <text:p>-0,01</text:p>
          </table:table-cell>
          <table:table-cell office:value-type="float" office:value="-0.0369139904023683">
            <text:p>-0,0369139904</text:p>
          </table:table-cell>
          <table:table-cell office:value-type="float" office:value="-41.77829476662">
            <text:p>-41,7782947666</text:p>
          </table:table-cell>
          <table:table-cell office:value-type="string">
            <text:p>ETFs with exposure to BRP, Inc. : January 20, 2017</text:p>
          </table:table-cell>
          <table:table-cell table:number-columns-repeated="2"/>
        </table:table-row>
        <table:table-row table:style-name="ro1">
          <table:table-cell office:value-type="string">
            <text:p>AD</text:p>
          </table:table-cell>
          <table:table-cell office:value-type="float" office:value="0.359178393901">
            <text:p>0,3591783939</text:p>
          </table:table-cell>
          <table:table-cell office:value-type="float" office:value="1.58928492876">
            <text:p>1,5892849288</text:p>
          </table:table-cell>
          <table:table-cell office:value-type="float" office:value="22.6">
            <text:p>22,6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2:42:15</text:p>
          </table:table-cell>
          <table:table-cell office:value-type="float" office:value="0.280000999999999">
            <text:p>0,280001</text:p>
          </table:table-cell>
          <table:table-cell office:value-type="float" office:value="1.2389424778761">
            <text:p>1,2389424779</text:p>
          </table:table-cell>
          <table:table-cell office:value-type="float" office:value="-22.0440302772847">
            <text:p>-22,0440302773</text:p>
          </table:table-cell>
          <table:table-cell office:value-type="string">
            <text:p>ETFs with exposure to Alaris Royalty Corp. : January 20, 2017</text:p>
          </table:table-cell>
          <table:table-cell table:number-columns-repeated="2"/>
        </table:table-row>
        <table:table-row table:style-name="ro1">
          <table:table-cell office:value-type="string">
            <text:p>SPB</text:p>
          </table:table-cell>
          <table:table-cell office:value-type="float" office:value="0.0944750085609">
            <text:p>0,0944750086</text:p>
          </table:table-cell>
          <table:table-cell office:value-type="float" office:value="0.756405192641">
            <text:p>0,7564051926</text:p>
          </table:table-cell>
          <table:table-cell office:value-type="float" office:value="12.49">
            <text:p>12,49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2:17:34</text:p>
          </table:table-cell>
          <table:table-cell office:value-type="float" office:value="0.0700000000000003">
            <text:p>0,07</text:p>
          </table:table-cell>
          <table:table-cell office:value-type="float" office:value="0.560448358686952">
            <text:p>0,5604483587</text:p>
          </table:table-cell>
          <table:table-cell office:value-type="float" office:value="-25.906331138486">
            <text:p>-25,9063311385</text:p>
          </table:table-cell>
          <table:table-cell office:value-type="string">
            <text:p>Superior Plus Corp. Ã¢â‚¬â€œ Value Analysis (TORONTO:SPB) : January 20, 2017</text:p>
          </table:table-cell>
          <table:table-cell table:number-columns-repeated="2"/>
        </table:table-row>
        <table:table-row table:style-name="ro1">
          <table:table-cell office:value-type="string">
            <text:p>SNC</text:p>
          </table:table-cell>
          <table:table-cell office:value-type="float" office:value="0.862823061402">
            <text:p>0,8628230614</text:p>
          </table:table-cell>
          <table:table-cell office:value-type="float" office:value="1.52388392201">
            <text:p>1,523883922</text:p>
          </table:table-cell>
          <table:table-cell office:value-type="float" office:value="56.619999">
            <text:p>56,619999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2:16:11</text:p>
          </table:table-cell>
          <table:table-cell office:value-type="float" office:value="0.580002">
            <text:p>0,580002</text:p>
          </table:table-cell>
          <table:table-cell office:value-type="float" office:value="1.02437656348245">
            <text:p>1,0243765635</text:p>
          </table:table-cell>
          <table:table-cell office:value-type="float" office:value="-32.7785700283027">
            <text:p>-32,7785700283</text:p>
          </table:table-cell>
          <table:table-cell office:value-type="string">
            <text:p>SNC-Lavalin Group, Inc. Ã¢â‚¬â€œ Value Analysis (TORONTO:SNC) : January 20, 2017</text:p>
          </table:table-cell>
          <table:table-cell table:number-columns-repeated="2"/>
        </table:table-row>
        <table:table-row table:style-name="ro1">
          <table:table-cell office:value-type="string">
            <text:p>SCL</text:p>
          </table:table-cell>
          <table:table-cell office:value-type="float" office:value="0.496434539953">
            <text:p>0,49643454</text:p>
          </table:table-cell>
          <table:table-cell office:value-type="float" office:value="1.46961087818">
            <text:p>1,4696108782</text:p>
          </table:table-cell>
          <table:table-cell office:value-type="float" office:value="33.779999">
            <text:p>33,779999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2:14:40</text:p>
          </table:table-cell>
          <table:table-cell office:value-type="float" office:value="0.630001">
            <text:p>0,630001</text:p>
          </table:table-cell>
          <table:table-cell office:value-type="float" office:value="1.86501189653676">
            <text:p>1,8650118965</text:p>
          </table:table-cell>
          <table:table-cell office:value-type="float" office:value="26.9051504876444">
            <text:p>26,9051504876</text:p>
          </table:table-cell>
          <table:table-cell office:value-type="string">
            <text:p>ShawCor Ltd. Ã¢â‚¬â€œ Value Analysis (TORONTO:SCL) : January 20, 2017</text:p>
          </table:table-cell>
          <table:table-cell table:number-columns-repeated="2"/>
        </table:table-row>
        <table:table-row table:style-name="ro1">
          <table:table-cell office:value-type="string">
            <text:p>NSU</text:p>
          </table:table-cell>
          <table:table-cell office:value-type="float" office:value="0.765879011334">
            <text:p>0,7658790113</text:p>
          </table:table-cell>
          <table:table-cell office:value-type="float" office:value="17.936276612">
            <text:p>17,936276612</text:p>
          </table:table-cell>
          <table:table-cell office:value-type="float" office:value="4.27">
            <text:p>4,27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2:08:07</text:p>
          </table:table-cell>
          <table:table-cell office:value-type="float" office:value="0.109999999999999">
            <text:p>0,11</text:p>
          </table:table-cell>
          <table:table-cell office:value-type="float" office:value="2.57611241217797">
            <text:p>2,5761124122</text:p>
          </table:table-cell>
          <table:table-cell office:value-type="float" office:value="-85.637418133655">
            <text:p>-85,6374181337</text:p>
          </table:table-cell>
          <table:table-cell office:value-type="string">
            <text:p>Nevsun Resources Ltd. Ã¢â‚¬â€œ Value Analysis (TORONTO:NSU) : January 20, 2017</text:p>
          </table:table-cell>
          <table:table-cell table:number-columns-repeated="2"/>
        </table:table-row>
        <table:table-row table:style-name="ro1">
          <table:table-cell office:value-type="string">
            <text:p>AGU</text:p>
          </table:table-cell>
          <table:table-cell office:value-type="float" office:value="1.53916612298">
            <text:p>1,539166123</text:p>
          </table:table-cell>
          <table:table-cell office:value-type="float" office:value="1.14334139069">
            <text:p>1,1433413907</text:p>
          </table:table-cell>
          <table:table-cell office:value-type="float" office:value="134.619995">
            <text:p>134,619995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1:36:27</text:p>
          </table:table-cell>
          <table:table-cell office:value-type="float" office:value="5.720001">
            <text:p>5,720001</text:p>
          </table:table-cell>
          <table:table-cell office:value-type="float" office:value="4.24899807788583">
            <text:p>4,2489980779</text:p>
          </table:table-cell>
          <table:table-cell office:value-type="float" office:value="271.629865977392">
            <text:p>271,6298659774</text:p>
          </table:table-cell>
          <table:table-cell office:value-type="string">
            <text:p>Agrium, Inc. Ã¢â‚¬â€œ Value Analysis (TORONTO:AGU) : January 20, 2017</text:p>
          </table:table-cell>
          <table:table-cell table:number-columns-repeated="2"/>
        </table:table-row>
        <table:table-row table:style-name="ro1">
          <table:table-cell office:value-type="string">
            <text:p>NGD</text:p>
          </table:table-cell>
          <table:table-cell office:value-type="float" office:value="-0.128020242877">
            <text:p>-0,1280202429</text:p>
          </table:table-cell>
          <table:table-cell office:value-type="float" office:value="-2.30667104282">
            <text:p>-2,3066710428</text:p>
          </table:table-cell>
          <table:table-cell office:value-type="float" office:value="5.55">
            <text:p>5,55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1:31:21</text:p>
          </table:table-cell>
          <table:table-cell office:value-type="float" office:value="-0.31">
            <text:p>-0,31</text:p>
          </table:table-cell>
          <table:table-cell office:value-type="float" office:value="-5.58558558558558">
            <text:p>-5,5855855856</text:p>
          </table:table-cell>
          <table:table-cell office:value-type="float" office:value="142.149204714322">
            <text:p>142,1492047143</text:p>
          </table:table-cell>
          <table:table-cell office:value-type="string">
            <text:p>Mining Stocks in Perspective: Volatility and RSI in 2017</text:p>
          </table:table-cell>
          <table:table-cell table:number-columns-repeated="2"/>
        </table:table-row>
        <table:table-row table:style-name="ro1">
          <table:table-cell office:value-type="string">
            <text:p>AEM</text:p>
          </table:table-cell>
          <table:table-cell office:value-type="float" office:value="0.32612489258">
            <text:p>0,3261248926</text:p>
          </table:table-cell>
          <table:table-cell office:value-type="float" office:value="0.540837310096">
            <text:p>0,5408373101</text:p>
          </table:table-cell>
          <table:table-cell office:value-type="float" office:value="60.299999">
            <text:p>60,299999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1:31:21</text:p>
          </table:table-cell>
          <table:table-cell office:value-type="float" office:value="-0.330002">
            <text:p>-0,330002</text:p>
          </table:table-cell>
          <table:table-cell office:value-type="float" office:value="-0.547267007417364">
            <text:p>-0,5472670074</text:p>
          </table:table-cell>
          <table:table-cell office:value-type="float" office:value="-201.188841302278">
            <text:p>-201,1888413023</text:p>
          </table:table-cell>
          <table:table-cell office:value-type="string">
            <text:p>Mining Stocks in Perspective: Volatility and RSI in 2017</text:p>
          </table:table-cell>
          <table:table-cell table:number-columns-repeated="2"/>
        </table:table-row>
        <table:table-row table:style-name="ro1">
          <table:table-cell office:value-type="string">
            <text:p>FNV</text:p>
          </table:table-cell>
          <table:table-cell office:value-type="float" office:value="-1.9312375115">
            <text:p>-1,9312375115</text:p>
          </table:table-cell>
          <table:table-cell office:value-type="float" office:value="-2.30128402947">
            <text:p>-2,3012840295</text:p>
          </table:table-cell>
          <table:table-cell office:value-type="float" office:value="83.919998">
            <text:p>83,919998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1:21:05</text:p>
          </table:table-cell>
          <table:table-cell office:value-type="float" office:value="-1.400001">
            <text:p>-1,400001</text:p>
          </table:table-cell>
          <table:table-cell office:value-type="float" office:value="-1.66825671278019">
            <text:p>-1,6682567128</text:p>
          </table:table-cell>
          <table:table-cell office:value-type="float" office:value="-27.5075700599551">
            <text:p>-27,50757006</text:p>
          </table:table-cell>
          <table:table-cell office:value-type="string">
            <text:p>Will Franco-Nevada Raise Its Dividend in 2017?</text:p>
          </table:table-cell>
          <table:table-cell table:number-columns-repeated="2"/>
        </table:table-row>
        <table:table-row table:style-name="ro1">
          <table:table-cell office:value-type="string">
            <text:p>AYA</text:p>
          </table:table-cell>
          <table:table-cell office:value-type="float" office:value="-0.0484406580668">
            <text:p>-0,0484406581</text:p>
          </table:table-cell>
          <table:table-cell office:value-type="float" office:value="-0.273058951899">
            <text:p>-0,2730589519</text:p>
          </table:table-cell>
          <table:table-cell office:value-type="float" office:value="17.74">
            <text:p>17,74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10:55:00</text:p>
          </table:table-cell>
          <table:table-cell office:value-type="float" office:value="0.0899999999999999">
            <text:p>0,09</text:p>
          </table:table-cell>
          <table:table-cell office:value-type="float" office:value="0.507328072153325">
            <text:p>0,5073280722</text:p>
          </table:table-cell>
          <table:table-cell office:value-type="float" office:value="-285.794338045303">
            <text:p>-285,7943380453</text:p>
          </table:table-cell>
          <table:table-cell office:value-type="string">
            <text:p>Amaya Stock Gains After Raising Profit Forecast</text:p>
          </table:table-cell>
          <table:table-cell table:number-columns-repeated="2"/>
        </table:table-row>
        <table:table-row table:style-name="ro1">
          <table:table-cell office:value-type="string">
            <text:p>MBA</text:p>
          </table:table-cell>
          <table:table-cell office:value-type="float" office:value="0.22269956552">
            <text:p>0,2226995655</text:p>
          </table:table-cell>
          <table:table-cell office:value-type="float" office:value="32.7499361059">
            <text:p>32,7499361059</text:p>
          </table:table-cell>
          <table:table-cell office:value-type="float" office:value="0.68">
            <text:p>0,68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9:29:31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CIBT Education Group, Inc. :MBA-CA: Earnings Analysis: Q1, 2017 By the Numbers : January 20, 2017</text:p>
          </table:table-cell>
          <table:table-cell table:number-columns-repeated="2"/>
        </table:table-row>
        <table:table-row table:style-name="ro1">
          <table:table-cell office:value-type="string">
            <text:p>NFI</text:p>
          </table:table-cell>
          <table:table-cell office:value-type="float" office:value="0.214256378501">
            <text:p>0,2142563785</text:p>
          </table:table-cell>
          <table:table-cell office:value-type="float" office:value="0.526946331777">
            <text:p>0,5269463318</text:p>
          </table:table-cell>
          <table:table-cell office:value-type="float" office:value="40.66">
            <text:p>40,66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9:15:15</text:p>
          </table:table-cell>
          <table:table-cell office:value-type="float" office:value="0.890000000000001">
            <text:p>0,89</text:p>
          </table:table-cell>
          <table:table-cell office:value-type="float" office:value="2.18888342351205">
            <text:p>2,1888834235</text:p>
          </table:table-cell>
          <table:table-cell office:value-type="float" office:value="315.390200388292">
            <text:p>315,3902003883</text:p>
          </table:table-cell>
          <table:table-cell office:value-type="string">
            <text:p>New Flyer Industries, Inc. breached its 50 day moving average in a Bearish Manner : NFI-CA : January 20, 2017</text:p>
          </table:table-cell>
          <table:table-cell table:number-columns-repeated="2"/>
        </table:table-row>
        <table:table-row table:style-name="ro1">
          <table:table-cell office:value-type="string">
            <text:p>CRR-UN</text:p>
          </table:table-cell>
          <table:table-cell office:value-type="float" office:value="0.119242396271">
            <text:p>0,1192423963</text:p>
          </table:table-cell>
          <table:table-cell office:value-type="float" office:value="0.885572939258">
            <text:p>0,8855729393</text:p>
          </table:table-cell>
          <table:table-cell office:value-type="float" office:value="13.465">
            <text:p>13,465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9:13:00</text:p>
          </table:table-cell>
          <table:table-cell office:value-type="float" office:value="0.0999999999999996">
            <text:p>0,1</text:p>
          </table:table-cell>
          <table:table-cell office:value-type="float" office:value="0.742666171555883">
            <text:p>0,7426661716</text:p>
          </table:table-cell>
          <table:table-cell office:value-type="float" office:value="-16.1372103150867">
            <text:p>-16,1372103151</text:p>
          </table:table-cell>
          <table:table-cell office:value-type="string">
            <text:p>Crombie REIT announces monthly distribution</text:p>
          </table:table-cell>
          <table:table-cell table:number-columns-repeated="2"/>
        </table:table-row>
        <table:table-row table:style-name="ro1">
          <table:table-cell office:value-type="string">
            <text:p>WJA</text:p>
          </table:table-cell>
          <table:table-cell office:value-type="float" office:value="0.0975897720934">
            <text:p>0,0975897721</text:p>
          </table:table-cell>
          <table:table-cell office:value-type="float" office:value="0.424857537405">
            <text:p>0,4248575374</text:p>
          </table:table-cell>
          <table:table-cell office:value-type="float" office:value="22.969999">
            <text:p>22,969999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8:30: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MEDIA ADVISORY - WestJet to present at the CIBC 20th Annual Whistler Institutional Investor Conference</text:p>
          </table:table-cell>
          <table:table-cell table:number-columns-repeated="2"/>
        </table:table-row>
        <table:table-row table:style-name="ro1">
          <table:table-cell office:value-type="string">
            <text:p>QBR-B</text:p>
          </table:table-cell>
          <table:table-cell office:value-type="float" office:value="-0.30000291571">
            <text:p>-0,3000029157</text:p>
          </table:table-cell>
          <table:table-cell office:value-type="float" office:value="-0.765899708221">
            <text:p>-0,7658997082</text:p>
          </table:table-cell>
          <table:table-cell office:value-type="float" office:value="39.17">
            <text:p>39,17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8:15:00</text:p>
          </table:table-cell>
          <table:table-cell office:value-type="float" office:value="0.0899999999999963">
            <text:p>0,09</text:p>
          </table:table-cell>
          <table:table-cell office:value-type="float" office:value="0.229767679346429">
            <text:p>0,2297676793</text:p>
          </table:table-cell>
          <table:table-cell office:value-type="float" office:value="-129.999708431833">
            <text:p>-129,9997084318</text:p>
          </table:table-cell>
          <table:table-cell office:value-type="string">
            <text:p>Research Reports Initiated on Communication Services Stocks Manitoba Telecom Services, NeuLion, Rogers Communications, and Quebecor</text:p>
          </table:table-cell>
          <table:table-cell table:number-columns-repeated="2"/>
        </table:table-row>
        <table:table-row table:style-name="ro1">
          <table:table-cell office:value-type="string">
            <text:p>RCI-B</text:p>
          </table:table-cell>
          <table:table-cell office:value-type="float" office:value="-0.266996151781">
            <text:p>-0,2669961518</text:p>
          </table:table-cell>
          <table:table-cell office:value-type="float" office:value="-0.513158095162">
            <text:p>-0,5131580952</text:p>
          </table:table-cell>
          <table:table-cell office:value-type="float" office:value="52.029999">
            <text:p>52,029999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8:15:00</text:p>
          </table:table-cell>
          <table:table-cell office:value-type="float" office:value="0.139999000000003">
            <text:p>0,139999</text:p>
          </table:table-cell>
          <table:table-cell office:value-type="float" office:value="0.269073616549566">
            <text:p>0,2690736165</text:p>
          </table:table-cell>
          <table:table-cell office:value-type="float" office:value="-152.434838130115">
            <text:p>-152,4348381301</text:p>
          </table:table-cell>
          <table:table-cell office:value-type="string">
            <text:p>Research Reports Initiated on Communication Services Stocks Manitoba Telecom Services, NeuLion, Rogers Communications, and Quebecor</text:p>
          </table:table-cell>
          <table:table-cell table:number-columns-repeated="2"/>
        </table:table-row>
        <table:table-row table:style-name="ro1">
          <table:table-cell office:value-type="string">
            <text:p>CPX</text:p>
          </table:table-cell>
          <table:table-cell office:value-type="float" office:value="-0.25869915877">
            <text:p>-0,2586991588</text:p>
          </table:table-cell>
          <table:table-cell office:value-type="float" office:value="-1.06154759194">
            <text:p>-1,0615475919</text:p>
          </table:table-cell>
          <table:table-cell office:value-type="float" office:value="24.370001">
            <text:p>24,370001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8:15:00</text:p>
          </table:table-cell>
          <table:table-cell office:value-type="float" office:value="0.369998000000002">
            <text:p>0,369998</text:p>
          </table:table-cell>
          <table:table-cell office:value-type="float" office:value="1.51825188681774">
            <text:p>1,5182518868</text:p>
          </table:table-cell>
          <table:table-cell office:value-type="float" office:value="-243.022498317806">
            <text:p>-243,0224983178</text:p>
          </table:table-cell>
          <table:table-cell office:value-type="string">
            <text:p>Research Reports Initiated on Utilities Stocks ATCO Ltd., Capital Power, Superior Plus, and Just Energy Group</text:p>
          </table:table-cell>
          <table:table-cell table:number-columns-repeated="2"/>
        </table:table-row>
        <table:table-row table:style-name="ro1">
          <table:table-cell office:value-type="string">
            <text:p>MBT</text:p>
          </table:table-cell>
          <table:table-cell office:value-type="float" office:value="-0.25596395154">
            <text:p>-0,2559639515</text:p>
          </table:table-cell>
          <table:table-cell office:value-type="float" office:value="-0.673412167873">
            <text:p>-0,6734121679</text:p>
          </table:table-cell>
          <table:table-cell office:value-type="float" office:value="38.009998">
            <text:p>38,009998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8:15:00</text:p>
          </table:table-cell>
          <table:table-cell office:value-type="float" office:value="-0.0699999999999932">
            <text:p>-0,07</text:p>
          </table:table-cell>
          <table:table-cell office:value-type="float" office:value="-0.184162072305274">
            <text:p>-0,1841620723</text:p>
          </table:table-cell>
          <table:table-cell office:value-type="float" office:value="-72.652399066806">
            <text:p>-72,6523990668</text:p>
          </table:table-cell>
          <table:table-cell office:value-type="string">
            <text:p>Research Reports Initiated on Communication Services Stocks Manitoba Telecom Services, NeuLion, Rogers Communications, and Quebecor</text:p>
          </table:table-cell>
          <table:table-cell table:number-columns-repeated="2"/>
        </table:table-row>
        <table:table-row table:style-name="ro1">
          <table:table-cell office:value-type="string">
            <text:p>JE</text:p>
          </table:table-cell>
          <table:table-cell office:value-type="float" office:value="-0.210382562208">
            <text:p>-0,2103825622</text:p>
          </table:table-cell>
          <table:table-cell office:value-type="float" office:value="-2.86624744153">
            <text:p>-2,8662474415</text:p>
          </table:table-cell>
          <table:table-cell office:value-type="float" office:value="7.34">
            <text:p>7,34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8:15:00</text:p>
          </table:table-cell>
          <table:table-cell office:value-type="float" office:value="0.13">
            <text:p>0,13</text:p>
          </table:table-cell>
          <table:table-cell office:value-type="float" office:value="1.77111716621253">
            <text:p>1,7711171662</text:p>
          </table:table-cell>
          <table:table-cell office:value-type="float" office:value="-161.792193533356">
            <text:p>-161,7921935334</text:p>
          </table:table-cell>
          <table:table-cell office:value-type="string">
            <text:p>Research Reports Initiated on Utilities Stocks ATCO Ltd., Capital Power, Superior Plus, and Just Energy Group</text:p>
          </table:table-cell>
          <table:table-cell table:number-columns-repeated="2"/>
        </table:table-row>
        <table:table-row table:style-name="ro1">
          <table:table-cell office:value-type="string">
            <text:p>ACO-X</text:p>
          </table:table-cell>
          <table:table-cell office:value-type="float" office:value="-0.149547833119">
            <text:p>-0,1495478331</text:p>
          </table:table-cell>
          <table:table-cell office:value-type="float" office:value="-0.330978127283">
            <text:p>-0,3309781273</text:p>
          </table:table-cell>
          <table:table-cell office:value-type="float" office:value="45.1836">
            <text:p>45,1836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8:15:00</text:p>
          </table:table-cell>
          <table:table-cell office:value-type="float" office:value="0.4071">
            <text:p>0,4071</text:p>
          </table:table-cell>
          <table:table-cell office:value-type="float" office:value="0.900990624917005">
            <text:p>0,9009906249</text:p>
          </table:table-cell>
          <table:table-cell office:value-type="float" office:value="-372.220594246964">
            <text:p>-372,220594247</text:p>
          </table:table-cell>
          <table:table-cell office:value-type="string">
            <text:p>Research Reports Initiated on Utilities Stocks ATCO Ltd., Capital Power, Superior Plus, and Just Energy Group</text:p>
          </table:table-cell>
          <table:table-cell table:number-columns-repeated="2"/>
        </table:table-row>
        <table:table-row table:style-name="ro1">
          <table:table-cell office:value-type="string">
            <text:p>SSO</text:p>
          </table:table-cell>
          <table:table-cell office:value-type="float" office:value="-0.0591684968241">
            <text:p>-0,0591684968</text:p>
          </table:table-cell>
          <table:table-cell office:value-type="float" office:value="-0.448926379545">
            <text:p>-0,4489263795</text:p>
          </table:table-cell>
          <table:table-cell office:value-type="float" office:value="13.18">
            <text:p>13,18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8:15:00</text:p>
          </table:table-cell>
          <table:table-cell office:value-type="float" office:value="-0.24">
            <text:p>-0,24</text:p>
          </table:table-cell>
          <table:table-cell office:value-type="float" office:value="-1.82094081942337">
            <text:p>-1,8209408194</text:p>
          </table:table-cell>
          <table:table-cell office:value-type="float" office:value="305.621256043546">
            <text:p>305,6212560435</text:p>
          </table:table-cell>
          <table:table-cell office:value-type="string">
            <text:p>Research Reports Initiated on Metals and Mining Stocks Mega Uranium, Silver Standard Resources, Osisko Gold Royalties, and Dundee Precious Metals</text:p>
          </table:table-cell>
          <table:table-cell table:number-columns-repeated="2"/>
        </table:table-row>
        <table:table-row table:style-name="ro1">
          <table:table-cell office:value-type="string">
            <text:p>OR</text:p>
          </table:table-cell>
          <table:table-cell office:value-type="float" office:value="-0.0236590275609">
            <text:p>-0,0236590276</text:p>
          </table:table-cell>
          <table:table-cell office:value-type="float" office:value="-0.169598763877">
            <text:p>-0,1695987639</text:p>
          </table:table-cell>
          <table:table-cell office:value-type="float" office:value="13.95">
            <text:p>13,95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8:15:00</text:p>
          </table:table-cell>
          <table:table-cell office:value-type="float" office:value="-0.17">
            <text:p>-0,17</text:p>
          </table:table-cell>
          <table:table-cell office:value-type="float" office:value="-1.21863799283154">
            <text:p>-1,2186379928</text:p>
          </table:table-cell>
          <table:table-cell office:value-type="float" office:value="618.541789439181">
            <text:p>618,5417894392</text:p>
          </table:table-cell>
          <table:table-cell office:value-type="string">
            <text:p>Research Reports Initiated on Metals and Mining Stocks Mega Uranium, Silver Standard Resources, Osisko Gold Royalties, and Dundee Precious Metals</text:p>
          </table:table-cell>
          <table:table-cell table:number-columns-repeated="2"/>
        </table:table-row>
        <table:table-row table:style-name="ro1">
          <table:table-cell office:value-type="string">
            <text:p>FFH</text:p>
          </table:table-cell>
          <table:table-cell office:value-type="float" office:value="-3.95820869244">
            <text:p>-3,9582086924</text:p>
          </table:table-cell>
          <table:table-cell office:value-type="float" office:value="-0.645605749044">
            <text:p>-0,645605749</text:p>
          </table:table-cell>
          <table:table-cell office:value-type="float" office:value="613.099976">
            <text:p>613,099976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7:07:33</text:p>
          </table:table-cell>
          <table:table-cell office:value-type="float" office:value="-3.60003699999993">
            <text:p>-3,600037</text:p>
          </table:table-cell>
          <table:table-cell office:value-type="float" office:value="-0.587185963288951">
            <text:p>-0,5871859633</text:p>
          </table:table-cell>
          <table:table-cell office:value-type="float" office:value="-9.04883295123277">
            <text:p>-9,0488329512</text:p>
          </table:table-cell>
          <table:table-cell office:value-type="string">
            <text:p>Fairfax may sell 25 percent of India's ICICI Lombard in up to $1 billion deal - sources</text:p>
          </table:table-cell>
          <table:table-cell table:number-columns-repeated="2"/>
        </table:table-row>
        <table:table-row table:style-name="ro1">
          <table:table-cell office:value-type="string">
            <text:p>MST-UN</text:p>
          </table:table-cell>
          <table:table-cell office:value-type="float" office:value="-0.724822654377">
            <text:p>-0,7248226544</text:p>
          </table:table-cell>
          <table:table-cell office:value-type="float" office:value="-3.35566043693">
            <text:p>-3,3556604369</text:p>
          </table:table-cell>
          <table:table-cell office:value-type="float" office:value="21.6">
            <text:p>21,6</text:p>
          </table:table-cell>
          <table:table-cell table:style-name="ce2" office:value-type="date" office:date-value="2017-01-20">
            <text:p>2017-01-20</text:p>
          </table:table-cell>
          <table:table-cell table:style-name="ce3" office:value-type="string">
            <text:p>05:36:51</text:p>
          </table:table-cell>
          <table:table-cell office:value-type="float" office:value="-0.0400010000000002">
            <text:p>-0,040001</text:p>
          </table:table-cell>
          <table:table-cell office:value-type="float" office:value="-0.185189814814816">
            <text:p>-0,1851898148</text:p>
          </table:table-cell>
          <table:table-cell office:value-type="float" office:value="-94.4812707276124">
            <text:p>-94,4812707276</text:p>
          </table:table-cell>
          <table:table-cell office:value-type="string">
            <text:p>PRESS DIGEST- Canada - Jan 20</text:p>
          </table:table-cell>
          <table:table-cell table:number-columns-repeated="2"/>
        </table:table-row>
        <table:table-row table:style-name="ro1">
          <table:table-cell office:value-type="string">
            <text:p>LUN</text:p>
          </table:table-cell>
          <table:table-cell office:value-type="float" office:value="-0.129951710863">
            <text:p>-0,1299517109</text:p>
          </table:table-cell>
          <table:table-cell office:value-type="float" office:value="-1.70316790122">
            <text:p>-1,7031679012</text:p>
          </table:table-cell>
          <table:table-cell office:value-type="float" office:value="7.63">
            <text:p>7,63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8:22:27</text:p>
          </table:table-cell>
          <table:table-cell office:value-type="float" office:value="0.22">
            <text:p>0,22</text:p>
          </table:table-cell>
          <table:table-cell office:value-type="float" office:value="2.88335517693315">
            <text:p>2,8833551769</text:p>
          </table:table-cell>
          <table:table-cell office:value-type="float" office:value="-269.293654188156">
            <text:p>-269,2936541882</text:p>
          </table:table-cell>
          <table:table-cell office:value-type="string">
            <text:p>Third Avenue Management Comments on Lundin Mining</text:p>
          </table:table-cell>
          <table:table-cell table:number-columns-repeated="2"/>
        </table:table-row>
        <table:table-row table:style-name="ro1">
          <table:table-cell office:value-type="string">
            <text:p>NPI</text:p>
          </table:table-cell>
          <table:table-cell office:value-type="float" office:value="-0.228528461549">
            <text:p>-0,2285284615</text:p>
          </table:table-cell>
          <table:table-cell office:value-type="float" office:value="-0.972047901101">
            <text:p>-0,9720479011</text:p>
          </table:table-cell>
          <table:table-cell office:value-type="float" office:value="23.51">
            <text:p>23,51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7:30:00</text:p>
          </table:table-cell>
          <table:table-cell office:value-type="float" office:value="0.350000000000001">
            <text:p>0,35</text:p>
          </table:table-cell>
          <table:table-cell office:value-type="float" office:value="1.48872820076564">
            <text:p>1,4887282008</text:p>
          </table:table-cell>
          <table:table-cell office:value-type="float" office:value="-253.153789960187">
            <text:p>-253,1537899602</text:p>
          </table:table-cell>
          <table:table-cell office:value-type="string">
            <text:p>Northland Power Provides Update on Global Adjustment Litigation</text:p>
          </table:table-cell>
          <table:table-cell table:number-columns-repeated="2"/>
        </table:table-row>
        <table:table-row table:style-name="ro1">
          <table:table-cell office:value-type="string">
            <text:p>RFP</text:p>
          </table:table-cell>
          <table:table-cell office:value-type="float" office:value="0.187489218967">
            <text:p>0,187489219</text:p>
          </table:table-cell>
          <table:table-cell office:value-type="float" office:value="2.56132812796">
            <text:p>2,561328128</text:p>
          </table:table-cell>
          <table:table-cell office:value-type="float" office:value="7.32">
            <text:p>7,32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7:00:00</text:p>
          </table:table-cell>
          <table:table-cell office:value-type="float" office:value="-0.0199999999999996">
            <text:p>-0,02</text:p>
          </table:table-cell>
          <table:table-cell office:value-type="float" office:value="-0.273224043715841">
            <text:p>-0,2732240437</text:p>
          </table:table-cell>
          <table:table-cell office:value-type="float" office:value="-110.667280022922">
            <text:p>-110,6672800229</text:p>
          </table:table-cell>
          <table:table-cell office:value-type="string">
            <text:p>Resolute to Host Management Call to Discuss Fourth Quarter and 2016 Annual Results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-0.138543084713">
            <text:p>-0,1385430847</text:p>
          </table:table-cell>
          <table:table-cell office:value-type="float" office:value="-0.317686497446">
            <text:p>-0,3176864974</text:p>
          </table:table-cell>
          <table:table-cell office:value-type="float" office:value="43.610001">
            <text:p>43,610001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6:48:32</text:p>
          </table:table-cell>
          <table:table-cell office:value-type="float" office:value="0.330002">
            <text:p>0,330002</text:p>
          </table:table-cell>
          <table:table-cell office:value-type="float" office:value="0.756711746005235">
            <text:p>0,756711746</text:p>
          </table:table-cell>
          <table:table-cell office:value-type="float" office:value="-338.194494285744">
            <text:p>-338,1944942857</text:p>
          </table:table-cell>
          <table:table-cell office:value-type="string">
            <text:p>CANADA STOCKS-TSX rises, led by CP Rail on railroad merger prospects</text:p>
          </table:table-cell>
          <table:table-cell table:number-columns-repeated="2"/>
        </table:table-row>
        <table:table-row table:style-name="ro1">
          <table:table-cell office:value-type="string">
            <text:p>SJR-B</text:p>
          </table:table-cell>
          <table:table-cell office:value-type="float" office:value="0.186566142292">
            <text:p>0,1865661423</text:p>
          </table:table-cell>
          <table:table-cell office:value-type="float" office:value="0.680040832789">
            <text:p>0,6800408328</text:p>
          </table:table-cell>
          <table:table-cell office:value-type="float" office:value="27.43455">
            <text:p>27,43455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6:39:09</text:p>
          </table:table-cell>
          <table:table-cell office:value-type="float" office:value="0.17746">
            <text:p>0,17746</text:p>
          </table:table-cell>
          <table:table-cell office:value-type="float" office:value="0.646848590554611">
            <text:p>0,6468485906</text:p>
          </table:table-cell>
          <table:table-cell office:value-type="float" office:value="-4.88091900284231">
            <text:p>-4,8809190028</text:p>
          </table:table-cell>
          <table:table-cell office:value-type="string">
            <text:p>Telecom Stock Roundup: AT&amp;T to Raise Unlimited Data Plan Price, Qualcomm Faces Anti-Trust Suit</text:p>
          </table:table-cell>
          <table:table-cell table:number-columns-repeated="2"/>
        </table:table-row>
        <table:table-row table:style-name="ro1">
          <table:table-cell office:value-type="string">
            <text:p>AP-UN</text:p>
          </table:table-cell>
          <table:table-cell office:value-type="float" office:value="0.320397506572">
            <text:p>0,3203975066</text:p>
          </table:table-cell>
          <table:table-cell office:value-type="float" office:value="0.919546269184">
            <text:p>0,9195462692</text:p>
          </table:table-cell>
          <table:table-cell office:value-type="float" office:value="34.843">
            <text:p>34,843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5:06:38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Allied Properties Real Estate Investment Trust Announces January Distribution</text:p>
          </table:table-cell>
          <table:table-cell table:number-columns-repeated="2"/>
        </table:table-row>
        <table:table-row table:style-name="ro1">
          <table:table-cell office:value-type="string">
            <text:p>IT</text:p>
          </table:table-cell>
          <table:table-cell office:value-type="float" office:value="-0.487473751404">
            <text:p>-0,4874737514</text:p>
          </table:table-cell>
          <table:table-cell office:value-type="float" office:value="-4.87473751404">
            <text:p>-4,874737514</text:p>
          </table:table-cell>
          <table:table-cell office:value-type="float" office:value="10">
            <text:p>10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3:12:57</text:p>
          </table:table-cell>
          <table:table-cell office:value-type="float" office:value="-0.15">
            <text:p>-0,15</text:p>
          </table:table-cell>
          <table:table-cell office:value-type="float" office:value="-1.5">
            <text:p>-1,5</text:p>
          </table:table-cell>
          <table:table-cell office:value-type="float" office:value="-69.229112425443">
            <text:p>-69,2291124254</text:p>
          </table:table-cell>
          <table:table-cell office:value-type="string">
            <text:p>ETFs with exposure to The Intertain Group Ltd. : January 19, 2017</text:p>
          </table:table-cell>
          <table:table-cell table:number-columns-repeated="2"/>
        </table:table-row>
        <table:table-row table:style-name="ro1">
          <table:table-cell office:value-type="string">
            <text:p>EMP-A</text:p>
          </table:table-cell>
          <table:table-cell office:value-type="float" office:value="0.481212811746">
            <text:p>0,4812128117</text:p>
          </table:table-cell>
          <table:table-cell office:value-type="float" office:value="2.90938822096">
            <text:p>2,909388221</text:p>
          </table:table-cell>
          <table:table-cell office:value-type="float" office:value="16.54">
            <text:p>16,54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2:49:17</text:p>
          </table:table-cell>
          <table:table-cell office:value-type="float" office:value="0.150000000000002">
            <text:p>0,15</text:p>
          </table:table-cell>
          <table:table-cell office:value-type="float" office:value="0.906892382104003">
            <text:p>0,9068923821</text:p>
          </table:table-cell>
          <table:table-cell office:value-type="float" office:value="-68.8287600956109">
            <text:p>-68,8287600956</text:p>
          </table:table-cell>
          <table:table-cell office:value-type="string">
            <text:p>ETFs with exposure to Empire Co. Ltd. : January 19, 2017</text:p>
          </table:table-cell>
          <table:table-cell table:number-columns-repeated="2"/>
        </table:table-row>
        <table:table-row table:style-name="ro1">
          <table:table-cell office:value-type="string">
            <text:p>CCA</text:p>
          </table:table-cell>
          <table:table-cell office:value-type="float" office:value="-0.081964729604">
            <text:p>-0,0819647296</text:p>
          </table:table-cell>
          <table:table-cell office:value-type="float" office:value="-0.117569593467">
            <text:p>-0,1175695935</text:p>
          </table:table-cell>
          <table:table-cell office:value-type="float" office:value="69.715925">
            <text:p>69,715925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2:33:57</text:p>
          </table:table-cell>
          <table:table-cell office:value-type="float" office:value="0.579994999999997">
            <text:p>0,579995</text:p>
          </table:table-cell>
          <table:table-cell office:value-type="float" office:value="0.831940478448786">
            <text:p>0,8319404784</text:p>
          </table:table-cell>
          <table:table-cell office:value-type="float" office:value="-807.615339917735">
            <text:p>-807,6153399177</text:p>
          </table:table-cell>
          <table:table-cell office:value-type="string">
            <text:p>ETFs with exposure to Cogeco Communications, Inc. : January 19, 2017</text:p>
          </table:table-cell>
          <table:table-cell table:number-columns-repeated="2"/>
        </table:table-row>
        <table:table-row table:style-name="ro1">
          <table:table-cell office:value-type="string">
            <text:p>WPK</text:p>
          </table:table-cell>
          <table:table-cell office:value-type="float" office:value="0.342516381778">
            <text:p>0,3425163818</text:p>
          </table:table-cell>
          <table:table-cell office:value-type="float" office:value="0.746711116733">
            <text:p>0,7467111167</text:p>
          </table:table-cell>
          <table:table-cell office:value-type="float" office:value="45.869999">
            <text:p>45,869999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1:42:28</text:p>
          </table:table-cell>
          <table:table-cell office:value-type="float" office:value="0.849997999999999">
            <text:p>0,849998</text:p>
          </table:table-cell>
          <table:table-cell office:value-type="float" office:value="1.85305868439195">
            <text:p>1,8530586844</text:p>
          </table:table-cell>
          <table:table-cell office:value-type="float" office:value="148.162728914648">
            <text:p>148,1627289146</text:p>
          </table:table-cell>
          <table:table-cell office:value-type="string">
            <text:p>Winpak Ltd. Ã¢â‚¬â€œ Value Analysis (TORONTO:WPK) : January 19, 2017</text:p>
          </table:table-cell>
          <table:table-cell table:number-columns-repeated="2"/>
        </table:table-row>
        <table:table-row table:style-name="ro1">
          <table:table-cell office:value-type="string">
            <text:p>ASR</text:p>
          </table:table-cell>
          <table:table-cell office:value-type="float" office:value="0.26825474416">
            <text:p>0,2682547442</text:p>
          </table:table-cell>
          <table:table-cell office:value-type="float" office:value="10.8167235549">
            <text:p>10,8167235549</text:p>
          </table:table-cell>
          <table:table-cell office:value-type="float" office:value="2.48">
            <text:p>2,48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11:00:00</text:p>
          </table:table-cell>
          <table:table-cell office:value-type="float" office:value="0.00999999999999979">
            <text:p>0,01</text:p>
          </table:table-cell>
          <table:table-cell office:value-type="float" office:value="0.403225806451604">
            <text:p>0,4032258065</text:p>
          </table:table-cell>
          <table:table-cell office:value-type="float" office:value="-96.2722001315155">
            <text:p>-96,2722001315</text:p>
          </table:table-cell>
          <table:table-cell office:value-type="string">
            <text:p>Alacer Gold Announces Release Date for 2016 Year-End Operational and Financial Results Conference Call</text:p>
          </table:table-cell>
          <table:table-cell table:number-columns-repeated="2"/>
        </table:table-row>
        <table:table-row table:style-name="ro1">
          <table:table-cell office:value-type="string">
            <text:p>BTO</text:p>
          </table:table-cell>
          <table:table-cell office:value-type="float" office:value="0.305253038292">
            <text:p>0,3052530383</text:p>
          </table:table-cell>
          <table:table-cell office:value-type="float" office:value="8.31752147933">
            <text:p>8,3175214793</text:p>
          </table:table-cell>
          <table:table-cell office:value-type="float" office:value="3.67">
            <text:p>3,67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9:29:51</text:p>
          </table:table-cell>
          <table:table-cell office:value-type="float" office:value="-0.02">
            <text:p>-0,02</text:p>
          </table:table-cell>
          <table:table-cell office:value-type="float" office:value="-0.544959128065396">
            <text:p>-0,5449591281</text:p>
          </table:table-cell>
          <table:table-cell office:value-type="float" office:value="-106.551941337556">
            <text:p>-106,5519413376</text:p>
          </table:table-cell>
          <table:table-cell office:value-type="string">
            <text:p>These Gold Stocks Doubled in 2016. Can They Fly Even Higher in 2017?</text:p>
          </table:table-cell>
          <table:table-cell table:number-columns-repeated="2"/>
        </table:table-row>
        <table:table-row table:style-name="ro1">
          <table:table-cell office:value-type="string">
            <text:p>EIF</text:p>
          </table:table-cell>
          <table:table-cell office:value-type="float" office:value="0.045635550688">
            <text:p>0,0456355507</text:p>
          </table:table-cell>
          <table:table-cell office:value-type="float" office:value="0.109621786192">
            <text:p>0,1096217862</text:p>
          </table:table-cell>
          <table:table-cell office:value-type="float" office:value="41.630001">
            <text:p>41,630001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9:10:57</text:p>
          </table:table-cell>
          <table:table-cell office:value-type="float" office:value="-0.360000999999997">
            <text:p>-0,360001</text:p>
          </table:table-cell>
          <table:table-cell office:value-type="float" office:value="-0.864763371012162">
            <text:p>-0,864763371</text:p>
          </table:table-cell>
          <table:table-cell office:value-type="float" office:value="-888.860865208449">
            <text:p>-888,8608652084</text:p>
          </table:table-cell>
          <table:table-cell office:value-type="string">
            <text:p>Exchange Income Corp. breached its 50 day moving average in a Bearish Manner : EIF-CA : January 19, 2017</text:p>
          </table:table-cell>
          <table:table-cell table:number-columns-repeated="2"/>
        </table:table-row>
        <table:table-row table:style-name="ro1">
          <table:table-cell office:value-type="string">
            <text:p>DGC</text:p>
          </table:table-cell>
          <table:table-cell office:value-type="float" office:value="1.09161068663">
            <text:p>1,0916106866</text:p>
          </table:table-cell>
          <table:table-cell office:value-type="float" office:value="6.17776279927">
            <text:p>6,1777627993</text:p>
          </table:table-cell>
          <table:table-cell office:value-type="float" office:value="17.67">
            <text:p>17,67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9:06:31</text:p>
          </table:table-cell>
          <table:table-cell office:value-type="float" office:value="-0.0300009999999986">
            <text:p>-0,030001</text:p>
          </table:table-cell>
          <table:table-cell office:value-type="float" office:value="-0.169784946236551">
            <text:p>-0,1697849462</text:p>
          </table:table-cell>
          <table:table-cell office:value-type="float" office:value="-102.748324138583">
            <text:p>-102,7483241386</text:p>
          </table:table-cell>
          <table:table-cell office:value-type="string">
            <text:p>Detour Gold Corp. breached its 50 day moving average in a Bearish Manner : DGC-CA : January 19, 2017</text:p>
          </table:table-cell>
          <table:table-cell table:number-columns-repeated="2"/>
        </table:table-row>
        <table:table-row table:style-name="ro1">
          <table:table-cell office:value-type="string">
            <text:p>EFN</text:p>
          </table:table-cell>
          <table:table-cell office:value-type="float" office:value="-0.109950843249">
            <text:p>-0,1099508432</text:p>
          </table:table-cell>
          <table:table-cell office:value-type="float" office:value="-0.904945211925">
            <text:p>-0,9049452119</text:p>
          </table:table-cell>
          <table:table-cell office:value-type="float" office:value="12.15">
            <text:p>12,15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9:00:46</text:p>
          </table:table-cell>
          <table:table-cell office:value-type="float" office:value="0.109999999999999">
            <text:p>0,11</text:p>
          </table:table-cell>
          <table:table-cell office:value-type="float" office:value="0.905349794238678">
            <text:p>0,9053497942</text:p>
          </table:table-cell>
          <table:table-cell office:value-type="float" office:value="-200.044707934516">
            <text:p>-200,0447079345</text:p>
          </table:table-cell>
          <table:table-cell office:value-type="string">
            <text:p>Element Fleet Management Corp. breached its 50 day moving average in a Bearish Manner : EFN-CA : January 19, 2017</text:p>
          </table:table-cell>
          <table:table-cell table:number-columns-repeated="2"/>
        </table:table-row>
        <table:table-row table:style-name="ro1">
          <table:table-cell office:value-type="string">
            <text:p>BMO</text:p>
          </table:table-cell>
          <table:table-cell office:value-type="float" office:value="0.0119119841288">
            <text:p>0,0119119841</text:p>
          </table:table-cell>
          <table:table-cell office:value-type="float" office:value="0.0122224340766">
            <text:p>0,0122224341</text:p>
          </table:table-cell>
          <table:table-cell office:value-type="float" office:value="97.459999">
            <text:p>97,459999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8:30:00</text:p>
          </table:table-cell>
          <table:table-cell office:value-type="float" office:value="0.400002000000001">
            <text:p>0,400002</text:p>
          </table:table-cell>
          <table:table-cell office:value-type="float" office:value="0.410426845992478">
            <text:p>0,410426846</text:p>
          </table:table-cell>
          <table:table-cell office:value-type="float" office:value="3257.97962518186">
            <text:p>3257,9796251819</text:p>
          </table:table-cell>
          <table:table-cell office:value-type="string">
            <text:p>BMO Asset Management Inc. Announces Cash Distributions for BMO Exchange Traded Funds</text:p>
          </table:table-cell>
          <table:table-cell table:number-columns-repeated="2"/>
        </table:table-row>
        <table:table-row table:style-name="ro1">
          <table:table-cell office:value-type="string">
            <text:p>WN</text:p>
          </table:table-cell>
          <table:table-cell office:value-type="float" office:value="-0.311444590202">
            <text:p>-0,3114445902</text:p>
          </table:table-cell>
          <table:table-cell office:value-type="float" office:value="-0.275517150961">
            <text:p>-0,275517151</text:p>
          </table:table-cell>
          <table:table-cell office:value-type="float" office:value="113.040001">
            <text:p>113,040001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8:16:52</text:p>
          </table:table-cell>
          <table:table-cell office:value-type="float" office:value="-0.209998999999996">
            <text:p>-0,209999</text:p>
          </table:table-cell>
          <table:table-cell office:value-type="float" office:value="-0.1857740606354">
            <text:p>-0,1857740606</text:p>
          </table:table-cell>
          <table:table-cell office:value-type="float" office:value="-32.5725966651747">
            <text:p>-32,5725966652</text:p>
          </table:table-cell>
          <table:table-cell office:value-type="string">
            <text:p>Canada's George Weston appoints Galen G. Weston CEO</text:p>
          </table:table-cell>
          <table:table-cell table:number-columns-repeated="2"/>
        </table:table-row>
        <table:table-row table:style-name="ro1">
          <table:table-cell office:value-type="string">
            <text:p>L</text:p>
          </table:table-cell>
          <table:table-cell office:value-type="float" office:value="-0.0305205551497">
            <text:p>-0,0305205551</text:p>
          </table:table-cell>
          <table:table-cell office:value-type="float" office:value="-0.0435075613394">
            <text:p>-0,0435075613</text:p>
          </table:table-cell>
          <table:table-cell office:value-type="float" office:value="70.150002">
            <text:p>70,150002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8:16:52</text:p>
          </table:table-cell>
          <table:table-cell office:value-type="float" office:value="-0.129997000000003">
            <text:p>-0,129997</text:p>
          </table:table-cell>
          <table:table-cell office:value-type="float" office:value="-0.185312895643257">
            <text:p>-0,1853128956</text:p>
          </table:table-cell>
          <table:table-cell office:value-type="float" office:value="325.932619385139">
            <text:p>325,9326193851</text:p>
          </table:table-cell>
          <table:table-cell office:value-type="string">
            <text:p>Canada's George Weston appoints Galen G. Weston CEO</text:p>
          </table:table-cell>
          <table:table-cell table:number-columns-repeated="2"/>
        </table:table-row>
        <table:table-row table:style-name="ro1">
          <table:table-cell office:value-type="string">
            <text:p>ITC</text:p>
          </table:table-cell>
          <table:table-cell office:value-type="float" office:value="-0.199313650722">
            <text:p>-0,1993136507</text:p>
          </table:table-cell>
          <table:table-cell office:value-type="float" office:value="-8.7803370362">
            <text:p>-8,7803370362</text:p>
          </table:table-cell>
          <table:table-cell office:value-type="float" office:value="2.27">
            <text:p>2,27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8:15:00</text:p>
          </table:table-cell>
          <table:table-cell office:value-type="float" office:value="0.25">
            <text:p>0,25</text:p>
          </table:table-cell>
          <table:table-cell office:value-type="float" office:value="11.0132158590308">
            <text:p>11,013215859</text:p>
          </table:table-cell>
          <table:table-cell office:value-type="float" office:value="-225.430445478467">
            <text:p>-225,4304454785</text:p>
          </table:table-cell>
          <table:table-cell office:value-type="string">
            <text:p>Research Reports Initiated on Technology Stocks Altus Group, Espial Group, GoldMoney, and Intrinsyc Technologies</text:p>
          </table:table-cell>
          <table:table-cell table:number-columns-repeated="2"/>
        </table:table-row>
        <table:table-row table:style-name="ro1">
          <table:table-cell office:value-type="string">
            <text:p>RNW</text:p>
          </table:table-cell>
          <table:table-cell office:value-type="float" office:value="-0.172854149321">
            <text:p>-0,1728541493</text:p>
          </table:table-cell>
          <table:table-cell office:value-type="float" office:value="-1.15621504563">
            <text:p>-1,1562150456</text:p>
          </table:table-cell>
          <table:table-cell office:value-type="float" office:value="14.95">
            <text:p>14,95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8:15:00</text:p>
          </table:table-cell>
          <table:table-cell office:value-type="float" office:value="0.17">
            <text:p>0,17</text:p>
          </table:table-cell>
          <table:table-cell office:value-type="float" office:value="1.1371237458194">
            <text:p>1,1371237458</text:p>
          </table:table-cell>
          <table:table-cell office:value-type="float" office:value="-198.348810640525">
            <text:p>-198,3488106405</text:p>
          </table:table-cell>
          <table:table-cell office:value-type="string">
            <text:p>Research Reports Initiated on Utilities Stocks TransAlta Renewables, Northland Power, Atlantic Power, and Alterra Power</text:p>
          </table:table-cell>
          <table:table-cell table:number-columns-repeated="2"/>
        </table:table-row>
        <table:table-row table:style-name="ro1">
          <table:table-cell office:value-type="string">
            <text:p>PAA</text:p>
          </table:table-cell>
          <table:table-cell office:value-type="float" office:value="0.087326721275">
            <text:p>0,0873267213</text:p>
          </table:table-cell>
          <table:table-cell office:value-type="float" office:value="0.359517158007">
            <text:p>0,359517158</text:p>
          </table:table-cell>
          <table:table-cell office:value-type="float" office:value="24.290001">
            <text:p>24,290001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8:15:00</text:p>
          </table:table-cell>
          <table:table-cell office:value-type="float" office:value="-0.420000000000002">
            <text:p>-0,42</text:p>
          </table:table-cell>
          <table:table-cell office:value-type="float" office:value="-1.72910655705614">
            <text:p>-1,7291065571</text:p>
          </table:table-cell>
          <table:table-cell office:value-type="float" office:value="-580.952443728401">
            <text:p>-580,9524437284</text:p>
          </table:table-cell>
          <table:table-cell office:value-type="string">
            <text:p>Research Reports Initiated on Metals and Mining Stocks Agnico Eagle Mines, Pan American Silver, NovaGold Resources, and Lucara Diamond</text:p>
          </table:table-cell>
          <table:table-cell table:number-columns-repeated="2"/>
        </table:table-row>
        <table:table-row table:style-name="ro1">
          <table:table-cell office:value-type="string">
            <text:p>NG</text:p>
          </table:table-cell>
          <table:table-cell office:value-type="float" office:value="0.781902807314">
            <text:p>0,7819028073</text:p>
          </table:table-cell>
          <table:table-cell office:value-type="float" office:value="11.6181694995">
            <text:p>11,6181694995</text:p>
          </table:table-cell>
          <table:table-cell office:value-type="float" office:value="6.73">
            <text:p>6,73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8:15: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Research Reports Initiated on Metals and Mining Stocks Agnico Eagle Mines, Pan American Silver, NovaGold Resources, and Lucara Diamond</text:p>
          </table:table-cell>
          <table:table-cell table:number-columns-repeated="2"/>
        </table:table-row>
        <table:table-row table:style-name="ro1">
          <table:table-cell office:value-type="string">
            <text:p>LUC</text:p>
          </table:table-cell>
          <table:table-cell office:value-type="float" office:value="0.84788325117">
            <text:p>0,8478832512</text:p>
          </table:table-cell>
          <table:table-cell office:value-type="float" office:value="28.9379949205">
            <text:p>28,9379949205</text:p>
          </table:table-cell>
          <table:table-cell office:value-type="float" office:value="2.93">
            <text:p>2,93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8:15:00</text:p>
          </table:table-cell>
          <table:table-cell office:value-type="float" office:value="0.1">
            <text:p>0,1</text:p>
          </table:table-cell>
          <table:table-cell office:value-type="float" office:value="3.41296928327645">
            <text:p>3,4129692833</text:p>
          </table:table-cell>
          <table:table-cell office:value-type="float" office:value="-88.2059234143369">
            <text:p>-88,2059234143</text:p>
          </table:table-cell>
          <table:table-cell office:value-type="string">
            <text:p>Research Reports Initiated on Metals and Mining Stocks Agnico Eagle Mines, Pan American Silver, NovaGold Resources, and Lucara Diamond</text:p>
          </table:table-cell>
          <table:table-cell table:number-columns-repeated="2"/>
        </table:table-row>
        <table:table-row table:style-name="ro1">
          <table:table-cell office:value-type="string">
            <text:p>BCB</text:p>
          </table:table-cell>
          <table:table-cell office:value-type="float" office:value="0.208433134144">
            <text:p>0,2084331341</text:p>
          </table:table-cell>
          <table:table-cell office:value-type="float" office:value="1.44946546692">
            <text:p>1,4494654669</text:p>
          </table:table-cell>
          <table:table-cell office:value-type="float" office:value="14.38">
            <text:p>14,38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7:30:00</text:p>
          </table:table-cell>
          <table:table-cell office:value-type="float" office:value="0.24">
            <text:p>0,24</text:p>
          </table:table-cell>
          <table:table-cell office:value-type="float" office:value="1.66898470097358">
            <text:p>1,668984701</text:p>
          </table:table-cell>
          <table:table-cell office:value-type="float" office:value="15.144840567523">
            <text:p>15,1448405675</text:p>
          </table:table-cell>
          <table:table-cell office:value-type="string">
            <text:p>Cott Announces Date For Fourth Quarter And Fiscal Year 2016 Earnings Release And Conference Call And Participation In Upcoming Conference</text:p>
          </table:table-cell>
          <table:table-cell table:number-columns-repeated="2"/>
        </table:table-row>
        <table:table-row table:style-name="ro1">
          <table:table-cell office:value-type="string">
            <text:p>PVG</text:p>
          </table:table-cell>
          <table:table-cell office:value-type="float" office:value="-0.207302371657">
            <text:p>-0,2073023717</text:p>
          </table:table-cell>
          <table:table-cell office:value-type="float" office:value="-1.53216830493">
            <text:p>-1,5321683049</text:p>
          </table:table-cell>
          <table:table-cell office:value-type="float" office:value="13.53">
            <text:p>13,53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7:04:12</text:p>
          </table:table-cell>
          <table:table-cell office:value-type="float" office:value="0.0499999999999989">
            <text:p>0,05</text:p>
          </table:table-cell>
          <table:table-cell office:value-type="float" office:value="0.369549150036947">
            <text:p>0,36954915</text:p>
          </table:table-cell>
          <table:table-cell office:value-type="float" office:value="-124.119357439252">
            <text:p>-124,1193574393</text:p>
          </table:table-cell>
          <table:table-cell office:value-type="string">
            <text:p>Will Pretium Resources (PVG) Continue to Surge Higher?</text:p>
          </table:table-cell>
          <table:table-cell table:number-columns-repeated="2"/>
        </table:table-row>
        <table:table-row table:style-name="ro1">
          <table:table-cell office:value-type="string">
            <text:p>CNQ</text:p>
          </table:table-cell>
          <table:table-cell office:value-type="float" office:value="0.523261921369">
            <text:p>0,5232619214</text:p>
          </table:table-cell>
          <table:table-cell office:value-type="float" office:value="1.28882252991">
            <text:p>1,2888225299</text:p>
          </table:table-cell>
          <table:table-cell office:value-type="float" office:value="40.599998">
            <text:p>40,599998</text:p>
          </table:table-cell>
          <table:table-cell table:style-name="ce2" office:value-type="date" office:date-value="2017-01-19">
            <text:p>2017-01-19</text:p>
          </table:table-cell>
          <table:table-cell table:style-name="ce3" office:value-type="string">
            <text:p>05:59:00</text:p>
          </table:table-cell>
          <table:table-cell office:value-type="float" office:value="0.329998000000003">
            <text:p>0,329998</text:p>
          </table:table-cell>
          <table:table-cell office:value-type="float" office:value="0.812802995704589">
            <text:p>0,8128029957</text:p>
          </table:table-cell>
          <table:table-cell office:value-type="float" office:value="-36.9344516534595">
            <text:p>-36,9344516535</text:p>
          </table:table-cell>
          <table:table-cell office:value-type="string">
            <text:p>Dow Chemical, Honeywell, Medtronic Not Done Rallying</text:p>
          </table:table-cell>
          <table:table-cell table:number-columns-repeated="2"/>
        </table:table-row>
        <table:table-row table:style-name="ro1">
          <table:table-cell office:value-type="string">
            <text:p>AAV</text:p>
          </table:table-cell>
          <table:table-cell office:value-type="float" office:value="0.287583914762">
            <text:p>0,2875839148</text:p>
          </table:table-cell>
          <table:table-cell office:value-type="float" office:value="3.49009605294">
            <text:p>3,4900960529</text:p>
          </table:table-cell>
          <table:table-cell office:value-type="float" office:value="8.24">
            <text:p>8,24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9:56:00</text:p>
          </table:table-cell>
          <table:table-cell office:value-type="float" office:value="0.279999999999999">
            <text:p>0,28</text:p>
          </table:table-cell>
          <table:table-cell office:value-type="float" office:value="3.39805825242718">
            <text:p>3,3980582524</text:p>
          </table:table-cell>
          <table:table-cell office:value-type="float" office:value="-2.63711368150649">
            <text:p>-2,6371136815</text:p>
          </table:table-cell>
          <table:table-cell office:value-type="string">
            <text:p>Advantage Provides Operational Update - Glacier Montney Development Outperforms 2016 Operating &amp; Financial Targets</text:p>
          </table:table-cell>
          <table:table-cell table:number-columns-repeated="2"/>
        </table:table-row>
        <table:table-row table:style-name="ro1">
          <table:table-cell office:value-type="string">
            <text:p>HSE</text:p>
          </table:table-cell>
          <table:table-cell office:value-type="float" office:value="0.465492517259">
            <text:p>0,4654925173</text:p>
          </table:table-cell>
          <table:table-cell office:value-type="float" office:value="2.91479347062">
            <text:p>2,9147934706</text:p>
          </table:table-cell>
          <table:table-cell office:value-type="float" office:value="15.97">
            <text:p>15,97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8:21:59</text:p>
          </table:table-cell>
          <table:table-cell office:value-type="float" office:value="0.979999000000003">
            <text:p>0,979999</text:p>
          </table:table-cell>
          <table:table-cell office:value-type="float" office:value="6.13649968691298">
            <text:p>6,1364996869</text:p>
          </table:table-cell>
          <table:table-cell office:value-type="float" office:value="110.529485150613">
            <text:p>110,5294851506</text:p>
          </table:table-cell>
          <table:table-cell office:value-type="string">
            <text:p>Husky Energy to Present at CIBC Institutional Investor Conference</text:p>
          </table:table-cell>
          <table:table-cell table:number-columns-repeated="2"/>
        </table:table-row>
        <table:table-row table:style-name="ro1">
          <table:table-cell office:value-type="string">
            <text:p>KDX</text:p>
          </table:table-cell>
          <table:table-cell office:value-type="float" office:value="-0.109383046496">
            <text:p>-0,1093830465</text:p>
          </table:table-cell>
          <table:table-cell office:value-type="float" office:value="-1.58986986186">
            <text:p>-1,5898698619</text:p>
          </table:table-cell>
          <table:table-cell office:value-type="float" office:value="6.88">
            <text:p>6,88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7:24:40</text:p>
          </table:table-cell>
          <table:table-cell office:value-type="float" office:value="-0.2">
            <text:p>-0,2</text:p>
          </table:table-cell>
          <table:table-cell office:value-type="float" office:value="-2.90697674418605">
            <text:p>-2,9069767442</text:p>
          </table:table-cell>
          <table:table-cell office:value-type="float" office:value="82.8436914191395">
            <text:p>82,8436914191</text:p>
          </table:table-cell>
          <table:table-cell office:value-type="string">
            <text:p>Klondex Reports Record Quarterly Production of 51,833 GEOs 2017 Production Guidance Increased ~36% From Prior Year</text:p>
          </table:table-cell>
          <table:table-cell table:number-columns-repeated="2"/>
        </table:table-row>
        <table:table-row table:style-name="ro1">
          <table:table-cell office:value-type="string">
            <text:p>MDA</text:p>
          </table:table-cell>
          <table:table-cell office:value-type="float" office:value="0.0585911898284">
            <text:p>0,0585911898</text:p>
          </table:table-cell>
          <table:table-cell office:value-type="float" office:value="0.0838694374316">
            <text:p>0,0838694374</text:p>
          </table:table-cell>
          <table:table-cell office:value-type="float" office:value="69.860001">
            <text:p>69,860001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7:00:00</text:p>
          </table:table-cell>
          <table:table-cell office:value-type="float" office:value="0.94999700000001">
            <text:p>0,949997</text:p>
          </table:table-cell>
          <table:table-cell office:value-type="float" office:value="1.35985826853912">
            <text:p>1,3598582685</text:p>
          </table:table-cell>
          <table:table-cell office:value-type="float" office:value="1521.39905808763">
            <text:p>1521,3990580876</text:p>
          </table:table-cell>
          <table:table-cell office:value-type="string">
            <text:p>MDA provides operational support to Asteroid Mission</text:p>
          </table:table-cell>
          <table:table-cell table:number-columns-repeated="2"/>
        </table:table-row>
        <table:table-row table:style-name="ro1">
          <table:table-cell office:value-type="string">
            <text:p>SRU-UN</text:p>
          </table:table-cell>
          <table:table-cell office:value-type="float" office:value="0.238968227217">
            <text:p>0,2389682272</text:p>
          </table:table-cell>
          <table:table-cell office:value-type="float" office:value="0.746309266763">
            <text:p>0,7463092668</text:p>
          </table:table-cell>
          <table:table-cell office:value-type="float" office:value="32.02">
            <text:p>32,02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7:00:00</text:p>
          </table:table-cell>
          <table:table-cell office:value-type="float" office:value="0.190000000000005">
            <text:p>0,19</text:p>
          </table:table-cell>
          <table:table-cell office:value-type="float" office:value="0.593379138038741">
            <text:p>0,593379138</text:p>
          </table:table-cell>
          <table:table-cell office:value-type="float" office:value="-20.4915221522435">
            <text:p>-20,4915221522</text:p>
          </table:table-cell>
          <table:table-cell office:value-type="string">
            <text:p>SmartREIT Declares Distribution for January 2017</text:p>
          </table:table-cell>
          <table:table-cell table:number-columns-repeated="2"/>
        </table:table-row>
        <table:table-row table:style-name="ro1">
          <table:table-cell office:value-type="string">
            <text:p>CIGI</text:p>
          </table:table-cell>
          <table:table-cell office:value-type="float" office:value="0.445755964274">
            <text:p>0,4457559643</text:p>
          </table:table-cell>
          <table:table-cell office:value-type="float" office:value="0.945399672039">
            <text:p>0,945399672</text:p>
          </table:table-cell>
          <table:table-cell office:value-type="float" office:value="47.150002">
            <text:p>47,150002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6:01:01</text:p>
          </table:table-cell>
          <table:table-cell office:value-type="float" office:value="-0.00999800000000306">
            <text:p>-0,009998</text:p>
          </table:table-cell>
          <table:table-cell office:value-type="float" office:value="-0.021204665060254">
            <text:p>-0,0212046651</text:p>
          </table:table-cell>
          <table:table-cell office:value-type="float" office:value="-102.242931290058">
            <text:p>-102,2429312901</text:p>
          </table:table-cell>
          <table:table-cell office:value-type="string">
            <text:p>Colliers International Completes US$700 Million Revolving Credit Facility</text:p>
          </table:table-cell>
          <table:table-cell table:number-columns-repeated="2"/>
        </table:table-row>
        <table:table-row table:style-name="ro1">
          <table:table-cell office:value-type="string">
            <text:p>GIL</text:p>
          </table:table-cell>
          <table:table-cell office:value-type="float" office:value="0.473003881812">
            <text:p>0,4730038818</text:p>
          </table:table-cell>
          <table:table-cell office:value-type="float" office:value="1.44296490617">
            <text:p>1,4429649062</text:p>
          </table:table-cell>
          <table:table-cell office:value-type="float" office:value="32.779999">
            <text:p>32,779999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5:25:06</text:p>
          </table:table-cell>
          <table:table-cell office:value-type="float" office:value="-0.169998999999997">
            <text:p>-0,169999</text:p>
          </table:table-cell>
          <table:table-cell office:value-type="float" office:value="-0.518605873050811">
            <text:p>-0,5186058731</text:p>
          </table:table-cell>
          <table:table-cell office:value-type="float" office:value="-135.940297011678">
            <text:p>-135,9402970117</text:p>
          </table:table-cell>
          <table:table-cell office:value-type="string">
            <text:p>Ã¢â‚¬â€¹American Apparel to close pair of Austin stores after bankruptcy sale</text:p>
          </table:table-cell>
          <table:table-cell table:number-columns-repeated="2"/>
        </table:table-row>
        <table:table-row table:style-name="ro1">
          <table:table-cell office:value-type="string">
            <text:p>ITP</text:p>
          </table:table-cell>
          <table:table-cell office:value-type="float" office:value="-0.204800291896">
            <text:p>-0,2048002919</text:p>
          </table:table-cell>
          <table:table-cell office:value-type="float" office:value="-0.854046254781">
            <text:p>-0,8540462548</text:p>
          </table:table-cell>
          <table:table-cell office:value-type="float" office:value="23.98">
            <text:p>23,98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5:15:24</text:p>
          </table:table-cell>
          <table:table-cell office:value-type="float" office:value="0.260000999999999">
            <text:p>0,260001</text:p>
          </table:table-cell>
          <table:table-cell office:value-type="float" office:value="1.08424103419516">
            <text:p>1,0842410342</text:p>
          </table:table-cell>
          <table:table-cell office:value-type="float" office:value="-226.953432337895">
            <text:p>-226,9534323379</text:p>
          </table:table-cell>
          <table:table-cell office:value-type="string">
            <text:p>Intertape Polymer Group(R) Celebrates Centennial Milestone for Two Major Brands</text:p>
          </table:table-cell>
          <table:table-cell table:number-columns-repeated="2"/>
        </table:table-row>
        <table:table-row table:style-name="ro1">
          <table:table-cell office:value-type="string">
            <text:p>MG</text:p>
          </table:table-cell>
          <table:table-cell office:value-type="float" office:value="-0.716689654624">
            <text:p>-0,7166896546</text:p>
          </table:table-cell>
          <table:table-cell office:value-type="float" office:value="-1.25448913369">
            <text:p>-1,2544891337</text:p>
          </table:table-cell>
          <table:table-cell office:value-type="float" office:value="57.130001">
            <text:p>57,130001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4:21:39</text:p>
          </table:table-cell>
          <table:table-cell office:value-type="float" office:value="0.839999999999996">
            <text:p>0,84</text:p>
          </table:table-cell>
          <table:table-cell office:value-type="float" office:value="1.47033079869891">
            <text:p>1,4703307987</text:p>
          </table:table-cell>
          <table:table-cell office:value-type="float" office:value="-217.205542814859">
            <text:p>-217,2055428149</text:p>
          </table:table-cell>
          <table:table-cell office:value-type="string">
            <text:p>Magna International, Inc. Ã¢â‚¬â€œ Value Analysis (TORONTO:MG) : January 18, 2017</text:p>
          </table:table-cell>
          <table:table-cell table:number-columns-repeated="2"/>
        </table:table-row>
        <table:table-row table:style-name="ro1">
          <table:table-cell office:value-type="string">
            <text:p>BNE</text:p>
          </table:table-cell>
          <table:table-cell office:value-type="float" office:value="-0.821119420673">
            <text:p>-0,8211194207</text:p>
          </table:table-cell>
          <table:table-cell office:value-type="float" office:value="-3.08228022333">
            <text:p>-3,0822802233</text:p>
          </table:table-cell>
          <table:table-cell office:value-type="float" office:value="26.639999">
            <text:p>26,639999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3:19:20</text:p>
          </table:table-cell>
          <table:table-cell office:value-type="float" office:value="1.229999">
            <text:p>1,229999</text:p>
          </table:table-cell>
          <table:table-cell office:value-type="float" office:value="4.61711353667843">
            <text:p>4,6171135367</text:p>
          </table:table-cell>
          <table:table-cell office:value-type="float" office:value="-249.795385303623">
            <text:p>-249,7953853036</text:p>
          </table:table-cell>
          <table:table-cell office:value-type="string">
            <text:p>Bonterra Energy Corp. Ã¢â‚¬â€œ Value Analysis (TORONTO:BNE) : January 18, 2017</text:p>
          </table:table-cell>
          <table:table-cell table:number-columns-repeated="2"/>
        </table:table-row>
        <table:table-row table:style-name="ro1">
          <table:table-cell office:value-type="string">
            <text:p>MIC</text:p>
          </table:table-cell>
          <table:table-cell office:value-type="float" office:value="-0.0850355382105">
            <text:p>-0,0850355382</text:p>
          </table:table-cell>
          <table:table-cell office:value-type="float" office:value="-0.259650498353">
            <text:p>-0,2596504984</text:p>
          </table:table-cell>
          <table:table-cell office:value-type="float" office:value="32.75">
            <text:p>32,75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0:44:23</text:p>
          </table:table-cell>
          <table:table-cell office:value-type="float" office:value="0.659999999999997">
            <text:p>0,66</text:p>
          </table:table-cell>
          <table:table-cell office:value-type="float" office:value="2.01526717557251">
            <text:p>2,0152671756</text:p>
          </table:table-cell>
          <table:table-cell office:value-type="float" office:value="-876.146084200948">
            <text:p>-876,1460842009</text:p>
          </table:table-cell>
          <table:table-cell office:value-type="string">
            <text:p>Genworth MI Canada, Inc. breached its 50 day moving average in a Bearish Manner : MIC-CA : January 18, 2017</text:p>
          </table:table-cell>
          <table:table-cell table:number-columns-repeated="2"/>
        </table:table-row>
        <table:table-row table:style-name="ro1">
          <table:table-cell office:value-type="string">
            <text:p>FM</text:p>
          </table:table-cell>
          <table:table-cell office:value-type="float" office:value="-0.0864941610507">
            <text:p>-0,0864941611</text:p>
          </table:table-cell>
          <table:table-cell office:value-type="float" office:value="-0.516074946603">
            <text:p>-0,5160749466</text:p>
          </table:table-cell>
          <table:table-cell office:value-type="float" office:value="16.76">
            <text:p>16,76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10:13:15</text:p>
          </table:table-cell>
          <table:table-cell office:value-type="float" office:value="0.539998999999998">
            <text:p>0,539999</text:p>
          </table:table-cell>
          <table:table-cell office:value-type="float" office:value="3.22195107398567">
            <text:p>3,221951074</text:p>
          </table:table-cell>
          <table:table-cell office:value-type="float" office:value="-724.318443511428">
            <text:p>-724,3184435114</text:p>
          </table:table-cell>
          <table:table-cell office:value-type="string">
            <text:p>CANADA STOCKS-TSX falls as energy stocks slip, Cameco falls</text:p>
          </table:table-cell>
          <table:table-cell table:number-columns-repeated="2"/>
        </table:table-row>
        <table:table-row table:style-name="ro1">
          <table:table-cell office:value-type="string">
            <text:p>IMG</text:p>
          </table:table-cell>
          <table:table-cell office:value-type="float" office:value="-0.0824121031651">
            <text:p>-0,0824121032</text:p>
          </table:table-cell>
          <table:table-cell office:value-type="float" office:value="-1.37353505275">
            <text:p>-1,3735350528</text:p>
          </table:table-cell>
          <table:table-cell office:value-type="float" office:value="6">
            <text:p>6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09:26:33</text:p>
          </table:table-cell>
          <table:table-cell office:value-type="float" office:value="-0.100000000000001">
            <text:p>-0,1</text:p>
          </table:table-cell>
          <table:table-cell office:value-type="float" office:value="-1.66666666666668">
            <text:p>-1,6666666667</text:p>
          </table:table-cell>
          <table:table-cell office:value-type="float" office:value="21.3414003033825">
            <text:p>21,3414003034</text:p>
          </table:table-cell>
          <table:table-cell office:value-type="string">
            <text:p>3 Types of Gold Stocks You're Best Off Avoiding Right Now</text:p>
          </table:table-cell>
          <table:table-cell table:number-columns-repeated="2"/>
        </table:table-row>
        <table:table-row table:style-name="ro1">
          <table:table-cell office:value-type="string">
            <text:p>YCM</text:p>
          </table:table-cell>
          <table:table-cell office:value-type="float" office:value="0.178080237959">
            <text:p>0,178080238</text:p>
          </table:table-cell>
          <table:table-cell office:value-type="float" office:value="8.4398217042">
            <text:p>8,4398217042</text:p>
          </table:table-cell>
          <table:table-cell office:value-type="float" office:value="2.11">
            <text:p>2,11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09:00: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Commerce Split Monthly Dividend Declared for Class I and Class II Preferred Shares</text:p>
          </table:table-cell>
          <table:table-cell table:number-columns-repeated="2"/>
        </table:table-row>
        <table:table-row table:style-name="ro1">
          <table:table-cell office:value-type="string">
            <text:p>IMO</text:p>
          </table:table-cell>
          <table:table-cell office:value-type="float" office:value="-0.509050417918">
            <text:p>-0,5090504179</text:p>
          </table:table-cell>
          <table:table-cell office:value-type="float" office:value="-1.12796456157">
            <text:p>-1,1279645616</text:p>
          </table:table-cell>
          <table:table-cell office:value-type="float" office:value="45.130001">
            <text:p>45,130001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08:46:01</text:p>
          </table:table-cell>
          <table:table-cell office:value-type="float" office:value="0.259998000000003">
            <text:p>0,259998</text:p>
          </table:table-cell>
          <table:table-cell office:value-type="float" office:value="0.576109005625777">
            <text:p>0,5761090056</text:p>
          </table:table-cell>
          <table:table-cell office:value-type="float" office:value="-151.075098035159">
            <text:p>-151,0750980352</text:p>
          </table:table-cell>
          <table:table-cell office:value-type="string">
            <text:p>BP Might Allocate Below $17B of Capital for 2017 &amp; 2018</text:p>
          </table:table-cell>
          <table:table-cell table:number-columns-repeated="2"/>
        </table:table-row>
        <table:table-row table:style-name="ro1">
          <table:table-cell office:value-type="string">
            <text:p>SMT</text:p>
          </table:table-cell>
          <table:table-cell office:value-type="float" office:value="0.0503953650738">
            <text:p>0,0503953651</text:p>
          </table:table-cell>
          <table:table-cell office:value-type="float" office:value="2.4583104914">
            <text:p>2,4583104914</text:p>
          </table:table-cell>
          <table:table-cell office:value-type="float" office:value="2.05">
            <text:p>2,05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07:00:00</text:p>
          </table:table-cell>
          <table:table-cell office:value-type="float" office:value="0.0499999999999998">
            <text:p>0,05</text:p>
          </table:table-cell>
          <table:table-cell office:value-type="float" office:value="2.43902439024389">
            <text:p>2,4390243902</text:p>
          </table:table-cell>
          <table:table-cell office:value-type="float" office:value="-0.784526658793314">
            <text:p>-0,7845266588</text:p>
          </table:table-cell>
          <table:table-cell office:value-type="string">
            <text:p>Sierra Metals reports 2016 production results and announces 2017 production and cost guidance</text:p>
          </table:table-cell>
          <table:table-cell table:number-columns-repeated="2"/>
        </table:table-row>
        <table:table-row table:style-name="ro1">
          <table:table-cell office:value-type="string">
            <text:p>DSG</text:p>
          </table:table-cell>
          <table:table-cell office:value-type="float" office:value="0.395134286939">
            <text:p>0,3951342869</text:p>
          </table:table-cell>
          <table:table-cell office:value-type="float" office:value="1.39870544049">
            <text:p>1,3987054405</text:p>
          </table:table-cell>
          <table:table-cell office:value-type="float" office:value="28.25">
            <text:p>28,25</text:p>
          </table:table-cell>
          <table:table-cell table:style-name="ce2" office:value-type="date" office:date-value="2017-01-18">
            <text:p>2017-01-18</text:p>
          </table:table-cell>
          <table:table-cell table:style-name="ce3" office:value-type="string">
            <text:p>06:46:02</text:p>
          </table:table-cell>
          <table:table-cell office:value-type="float" office:value="0.699998000000001">
            <text:p>0,699998</text:p>
          </table:table-cell>
          <table:table-cell office:value-type="float" office:value="2.47786902654868">
            <text:p>2,4778690265</text:p>
          </table:table-cell>
          <table:table-cell office:value-type="float" office:value="77.1544568867204">
            <text:p>77,1544568867</text:p>
          </table:table-cell>
          <table:table-cell office:value-type="string">
            <text:p>BC Sands Deploys Descartes' Same-Day Optimization Technology in Australia</text:p>
          </table:table-cell>
          <table:table-cell table:number-columns-repeated="2"/>
        </table:table-row>
        <table:table-row table:style-name="ro1">
          <table:table-cell office:value-type="string">
            <text:p>GRT-UN</text:p>
          </table:table-cell>
          <table:table-cell office:value-type="float" office:value="-0.122727985763">
            <text:p>-0,1227279858</text:p>
          </table:table-cell>
          <table:table-cell office:value-type="float" office:value="-0.280489054424">
            <text:p>-0,2804890544</text:p>
          </table:table-cell>
          <table:table-cell office:value-type="float" office:value="43.755">
            <text:p>43,755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17:08:00</text:p>
          </table:table-cell>
          <table:table-cell office:value-type="float" office:value="0.158999999999999">
            <text:p>0,159</text:p>
          </table:table-cell>
          <table:table-cell office:value-type="float" office:value="0.363387041480971">
            <text:p>0,3633870415</text:p>
          </table:table-cell>
          <table:table-cell office:value-type="float" office:value="-229.554802852418">
            <text:p>-229,5548028524</text:p>
          </table:table-cell>
          <table:table-cell office:value-type="string">
            <text:p>Granite REIT Declares Monthly Distribution</text:p>
          </table:table-cell>
          <table:table-cell table:number-columns-repeated="2"/>
        </table:table-row>
        <table:table-row table:style-name="ro1">
          <table:table-cell office:value-type="string">
            <text:p>UNS</text:p>
          </table:table-cell>
          <table:table-cell office:value-type="float" office:value="0.0192080731058">
            <text:p>0,0192080731</text:p>
          </table:table-cell>
          <table:table-cell office:value-type="float" office:value="0.0640482597727">
            <text:p>0,0640482598</text:p>
          </table:table-cell>
          <table:table-cell office:value-type="float" office:value="29.99">
            <text:p>29,99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17:00:00</text:p>
          </table:table-cell>
          <table:table-cell office:value-type="float" office:value="-0.149999999999999">
            <text:p>-0,15</text:p>
          </table:table-cell>
          <table:table-cell office:value-type="float" office:value="-0.500166722240742">
            <text:p>-0,5001667222</text:p>
          </table:table-cell>
          <table:table-cell office:value-type="float" office:value="-880.921642549898">
            <text:p>-880,9216425499</text:p>
          </table:table-cell>
          <table:table-cell office:value-type="string">
            <text:p>Uni-Select Inc.: FinishMaster completes two acquisitions in Northeast</text:p>
          </table:table-cell>
          <table:table-cell table:number-columns-repeated="2"/>
        </table:table-row>
        <table:table-row table:style-name="ro1">
          <table:table-cell office:value-type="string">
            <text:p>EMA</text:p>
          </table:table-cell>
          <table:table-cell office:value-type="float" office:value="0.152121757192">
            <text:p>0,1521217572</text:p>
          </table:table-cell>
          <table:table-cell office:value-type="float" office:value="0.333234940915">
            <text:p>0,3332349409</text:p>
          </table:table-cell>
          <table:table-cell office:value-type="float" office:value="45.650002">
            <text:p>45,650002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15:03:00</text:p>
          </table:table-cell>
          <table:table-cell office:value-type="float" office:value="0.0200000000000031">
            <text:p>0,02</text:p>
          </table:table-cell>
          <table:table-cell office:value-type="float" office:value="0.0438116081572201">
            <text:p>0,0438116082</text:p>
          </table:table-cell>
          <table:table-cell office:value-type="float" office:value="-86.8526367502052">
            <text:p>-86,8526367502</text:p>
          </table:table-cell>
          <table:table-cell office:value-type="string">
            <text:p>Emera Announces Expiration and Settlement of Exchange Offer</text:p>
          </table:table-cell>
          <table:table-cell table:number-columns-repeated="2"/>
        </table:table-row>
        <table:table-row table:style-name="ro1">
          <table:table-cell office:value-type="string">
            <text:p>TRQ</text:p>
          </table:table-cell>
          <table:table-cell office:value-type="float" office:value="0.145266672519">
            <text:p>0,1452666725</text:p>
          </table:table-cell>
          <table:table-cell office:value-type="float" office:value="3.25710028069">
            <text:p>3,2571002807</text:p>
          </table:table-cell>
          <table:table-cell office:value-type="float" office:value="4.46">
            <text:p>4,46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13:43:00</text:p>
          </table:table-cell>
          <table:table-cell office:value-type="float" office:value="0.140000000000001">
            <text:p>0,14</text:p>
          </table:table-cell>
          <table:table-cell office:value-type="float" office:value="3.13901345291481">
            <text:p>3,1390134529</text:p>
          </table:table-cell>
          <table:table-cell office:value-type="float" office:value="-3.62552017449878">
            <text:p>-3,6255201745</text:p>
          </table:table-cell>
          <table:table-cell office:value-type="string">
            <text:p>ETFs with exposure to Turquoise Hill Resources Ltd. : January 17, 2017</text:p>
          </table:table-cell>
          <table:table-cell table:number-columns-repeated="2"/>
        </table:table-row>
        <table:table-row table:style-name="ro1">
          <table:table-cell office:value-type="string">
            <text:p>BIR</text:p>
          </table:table-cell>
          <table:table-cell office:value-type="float" office:value="-0.068625699243">
            <text:p>-0,0686256992</text:p>
          </table:table-cell>
          <table:table-cell office:value-type="float" office:value="-0.79336068489">
            <text:p>-0,7933606849</text:p>
          </table:table-cell>
          <table:table-cell office:value-type="float" office:value="8.65">
            <text:p>8,65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12:42:07</text:p>
          </table:table-cell>
          <table:table-cell office:value-type="float" office:value="0.34">
            <text:p>0,34</text:p>
          </table:table-cell>
          <table:table-cell office:value-type="float" office:value="3.93063583815029">
            <text:p>3,9306358382</text:p>
          </table:table-cell>
          <table:table-cell office:value-type="float" office:value="-595.441217722355">
            <text:p>-595,4412177224</text:p>
          </table:table-cell>
          <table:table-cell office:value-type="string">
            <text:p>Encana Corp Stock Surged More Than 100% in 2016. Does It Have Anything Left for 2017?</text:p>
          </table:table-cell>
          <table:table-cell table:number-columns-repeated="2"/>
        </table:table-row>
        <table:table-row table:style-name="ro1">
          <table:table-cell office:value-type="string">
            <text:p>ECA</text:p>
          </table:table-cell>
          <table:table-cell office:value-type="float" office:value="0.290093118778">
            <text:p>0,2900931188</text:p>
          </table:table-cell>
          <table:table-cell office:value-type="float" office:value="1.6905193402">
            <text:p>1,6905193402</text:p>
          </table:table-cell>
          <table:table-cell office:value-type="float" office:value="17.16">
            <text:p>17,16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12:42:07</text:p>
          </table:table-cell>
          <table:table-cell office:value-type="float" office:value="0.490000000000002">
            <text:p>0,49</text:p>
          </table:table-cell>
          <table:table-cell office:value-type="float" office:value="2.85547785547787">
            <text:p>2,8554778555</text:p>
          </table:table-cell>
          <table:table-cell office:value-type="float" office:value="68.9112799586898">
            <text:p>68,9112799587</text:p>
          </table:table-cell>
          <table:table-cell office:value-type="string">
            <text:p>Encana Corp Stock Surged More Than 100% in 2016. Does It Have Anything Left for 2017?</text:p>
          </table:table-cell>
          <table:table-cell table:number-columns-repeated="2"/>
        </table:table-row>
        <table:table-row table:style-name="ro1">
          <table:table-cell office:value-type="string">
            <text:p>IFC</text:p>
          </table:table-cell>
          <table:table-cell office:value-type="float" office:value="-0.462016873234">
            <text:p>-0,4620168732</text:p>
          </table:table-cell>
          <table:table-cell office:value-type="float" office:value="-0.491821229932">
            <text:p>-0,4918212299</text:p>
          </table:table-cell>
          <table:table-cell office:value-type="float" office:value="93.940002">
            <text:p>93,940002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12:12:33</text:p>
          </table:table-cell>
          <table:table-cell office:value-type="float" office:value="0.200003999999993">
            <text:p>0,200004</text:p>
          </table:table-cell>
          <table:table-cell office:value-type="float" office:value="0.212906105750341">
            <text:p>0,2129061058</text:p>
          </table:table-cell>
          <table:table-cell office:value-type="float" office:value="-143.289328071509">
            <text:p>-143,2893280715</text:p>
          </table:table-cell>
          <table:table-cell office:value-type="string">
            <text:p>ETFs with exposure to Intact Financial Corp. : January 17, 2017</text:p>
          </table:table-cell>
          <table:table-cell table:number-columns-repeated="2"/>
        </table:table-row>
        <table:table-row table:style-name="ro1">
          <table:table-cell office:value-type="string">
            <text:p>AIM</text:p>
          </table:table-cell>
          <table:table-cell office:value-type="float" office:value="0.0422278210652">
            <text:p>0,0422278211</text:p>
          </table:table-cell>
          <table:table-cell office:value-type="float" office:value="0.482603669317">
            <text:p>0,4826036693</text:p>
          </table:table-cell>
          <table:table-cell office:value-type="float" office:value="8.75">
            <text:p>8,75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12:00:00</text:p>
          </table:table-cell>
          <table:table-cell office:value-type="float" office:value="0.280000000000001">
            <text:p>0,28</text:p>
          </table:table-cell>
          <table:table-cell office:value-type="float" office:value="3.20000000000001">
            <text:p>3,2</text:p>
          </table:table-cell>
          <table:table-cell office:value-type="float" office:value="563.069968890129">
            <text:p>563,0699688901</text:p>
          </table:table-cell>
          <table:table-cell office:value-type="string">
            <text:p>Media Advisory - Aimia to report 2016 fourth quarter results</text:p>
          </table:table-cell>
          <table:table-cell table:number-columns-repeated="2"/>
        </table:table-row>
        <table:table-row table:style-name="ro1">
          <table:table-cell office:value-type="string">
            <text:p>CLS</text:p>
          </table:table-cell>
          <table:table-cell office:value-type="float" office:value="-0.291118174385">
            <text:p>-0,2911181744</text:p>
          </table:table-cell>
          <table:table-cell office:value-type="float" office:value="-1.79924706048">
            <text:p>-1,7992470605</text:p>
          </table:table-cell>
          <table:table-cell office:value-type="float" office:value="16.18">
            <text:p>16,18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11:17:34</text:p>
          </table:table-cell>
          <table:table-cell office:value-type="float" office:value="-0.0699989999999993">
            <text:p>-0,069999</text:p>
          </table:table-cell>
          <table:table-cell office:value-type="float" office:value="-0.432626699629167">
            <text:p>-0,4326266996</text:p>
          </table:table-cell>
          <table:table-cell office:value-type="float" office:value="-75.9551253892426">
            <text:p>-75,9551253892</text:p>
          </table:table-cell>
          <table:table-cell office:value-type="string">
            <text:p>ETFs with exposure to Celestica, Inc. : January 17, 2017</text:p>
          </table:table-cell>
          <table:table-cell table:number-columns-repeated="2"/>
        </table:table-row>
        <table:table-row table:style-name="ro1">
          <table:table-cell office:value-type="string">
            <text:p>GIB-A</text:p>
          </table:table-cell>
          <table:table-cell office:value-type="float" office:value="0.0357015942749">
            <text:p>0,0357015943</text:p>
          </table:table-cell>
          <table:table-cell office:value-type="float" office:value="0.0552741856106">
            <text:p>0,0552741856</text:p>
          </table:table-cell>
          <table:table-cell office:value-type="float" office:value="64.589996">
            <text:p>64,589996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08:30:00</text:p>
          </table:table-cell>
          <table:table-cell office:value-type="float" office:value="-0.290001000000004">
            <text:p>-0,290001</text:p>
          </table:table-cell>
          <table:table-cell office:value-type="float" office:value="-0.448987487164427">
            <text:p>-0,4489874872</text:p>
          </table:table-cell>
          <table:table-cell office:value-type="float" office:value="-912.291456137825">
            <text:p>-912,2914561378</text:p>
          </table:table-cell>
          <table:table-cell office:value-type="string">
            <text:p>CGI awarded Department of Homeland Security contract for credential management services</text:p>
          </table:table-cell>
          <table:table-cell table:number-columns-repeated="2"/>
        </table:table-row>
        <table:table-row table:style-name="ro1">
          <table:table-cell office:value-type="string">
            <text:p>FSV</text:p>
          </table:table-cell>
          <table:table-cell office:value-type="float" office:value="-1.14294263771">
            <text:p>-1,1429426377</text:p>
          </table:table-cell>
          <table:table-cell office:value-type="float" office:value="-1.74202502712">
            <text:p>-1,7420250271</text:p>
          </table:table-cell>
          <table:table-cell office:value-type="float" office:value="65.610001">
            <text:p>65,610001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08:15:00</text:p>
          </table:table-cell>
          <table:table-cell office:value-type="float" office:value="-0.44999700000001">
            <text:p>-0,449997</text:p>
          </table:table-cell>
          <table:table-cell office:value-type="float" office:value="-0.685866473314046">
            <text:p>-0,6858664733</text:p>
          </table:table-cell>
          <table:table-cell office:value-type="float" office:value="-60.6282078248805">
            <text:p>-60,6282078249</text:p>
          </table:table-cell>
          <table:table-cell office:value-type="string">
            <text:p>Research Reports Initiated on Real Estate Stocks FirstService, Brookfield Asset Management, Temple Hotels, and Canadian Apartment Properties REIT</text:p>
          </table:table-cell>
          <table:table-cell table:number-columns-repeated="2"/>
        </table:table-row>
        <table:table-row table:style-name="ro1">
          <table:table-cell office:value-type="string">
            <text:p>CAR-UN</text:p>
          </table:table-cell>
          <table:table-cell office:value-type="float" office:value="-0.802330806948">
            <text:p>-0,8023308069</text:p>
          </table:table-cell>
          <table:table-cell office:value-type="float" office:value="-2.54385155837">
            <text:p>-2,5438515584</text:p>
          </table:table-cell>
          <table:table-cell office:value-type="float" office:value="31.540001">
            <text:p>31,540001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08:15:00</text:p>
          </table:table-cell>
          <table:table-cell office:value-type="float" office:value="0.0399990000000017">
            <text:p>0,039999</text:p>
          </table:table-cell>
          <table:table-cell office:value-type="float" office:value="0.126819907202925">
            <text:p>0,1268199072</text:p>
          </table:table-cell>
          <table:table-cell office:value-type="float" office:value="-104.985350139072">
            <text:p>-104,9853501391</text:p>
          </table:table-cell>
          <table:table-cell office:value-type="string">
            <text:p>Research Reports Initiated on Real Estate Stocks FirstService, Brookfield Asset Management, Temple Hotels, and Canadian Apartment Properties REIT</text:p>
          </table:table-cell>
          <table:table-cell table:number-columns-repeated="2"/>
        </table:table-row>
        <table:table-row table:style-name="ro1">
          <table:table-cell office:value-type="string">
            <text:p>VFF</text:p>
          </table:table-cell>
          <table:table-cell office:value-type="float" office:value="-0.013764191017">
            <text:p>-0,013764191</text:p>
          </table:table-cell>
          <table:table-cell office:value-type="float" office:value="-0.955846598403">
            <text:p>-0,9558465984</text:p>
          </table:table-cell>
          <table:table-cell office:value-type="float" office:value="1.44">
            <text:p>1,44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08:15:00</text:p>
          </table:table-cell>
          <table:table-cell office:value-type="float" office:value="-0.0500000000000001">
            <text:p>-0,05</text:p>
          </table:table-cell>
          <table:table-cell office:value-type="float" office:value="-3.47222222222222">
            <text:p>-3,4722222222</text:p>
          </table:table-cell>
          <table:table-cell office:value-type="float" office:value="263.261450950845">
            <text:p>263,2614509508</text:p>
          </table:table-cell>
          <table:table-cell office:value-type="string">
            <text:p>Research Reports Initiated on Consumer Defensive Stocks Brick Brewing, Ten Peaks Coffee Company, Village Farms International, and Big Rock Brewery</text:p>
          </table:table-cell>
          <table:table-cell table:number-columns-repeated="2"/>
        </table:table-row>
        <table:table-row table:style-name="ro1">
          <table:table-cell office:value-type="string">
            <text:p>KL</text:p>
          </table:table-cell>
          <table:table-cell office:value-type="float" office:value="0.402683637284">
            <text:p>0,4026836373</text:p>
          </table:table-cell>
          <table:table-cell office:value-type="float" office:value="4.9047946076">
            <text:p>4,9047946076</text:p>
          </table:table-cell>
          <table:table-cell office:value-type="float" office:value="8.21">
            <text:p>8,21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07:30:00</text:p>
          </table:table-cell>
          <table:table-cell office:value-type="float" office:value="-0.110000000000001">
            <text:p>-0,11</text:p>
          </table:table-cell>
          <table:table-cell office:value-type="float" office:value="-1.33982947624849">
            <text:p>-1,3398294762</text:p>
          </table:table-cell>
          <table:table-cell office:value-type="float" office:value="-127.316729515489">
            <text:p>-127,3167295155</text:p>
          </table:table-cell>
          <table:table-cell office:value-type="string">
            <text:p>Kirkland Lake Gold Extends High-Grade Mineralization at Depth on the Lower Phoenix Gold System and Reports a Record High-Grade Drill Result From the Fosterville Gold Mine</text:p>
          </table:table-cell>
          <table:table-cell table:number-columns-repeated="2"/>
        </table:table-row>
        <table:table-row table:style-name="ro1">
          <table:table-cell office:value-type="string">
            <text:p>IFP</text:p>
          </table:table-cell>
          <table:table-cell office:value-type="float" office:value="-0.130587977767">
            <text:p>-0,1305879778</text:p>
          </table:table-cell>
          <table:table-cell office:value-type="float" office:value="-0.893214622211">
            <text:p>-0,8932146222</text:p>
          </table:table-cell>
          <table:table-cell office:value-type="float" office:value="14.62">
            <text:p>14,62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07:22:32</text:p>
          </table:table-cell>
          <table:table-cell office:value-type="float" office:value="0.370000000000001">
            <text:p>0,37</text:p>
          </table:table-cell>
          <table:table-cell office:value-type="float" office:value="2.53077975376198">
            <text:p>2,5307797538</text:p>
          </table:table-cell>
          <table:table-cell office:value-type="float" office:value="-383.333892083212">
            <text:p>-383,3338920832</text:p>
          </table:table-cell>
          <table:table-cell office:value-type="string">
            <text:p>Interfor Corp. breached its 50 day moving average in a Bearish Manner : IFP-CA : January 17, 2017</text:p>
          </table:table-cell>
          <table:table-cell table:number-columns-repeated="2"/>
        </table:table-row>
        <table:table-row table:style-name="ro1">
          <table:table-cell office:value-type="string">
            <text:p>FR</text:p>
          </table:table-cell>
          <table:table-cell office:value-type="float" office:value="0.308540248223">
            <text:p>0,3085402482</text:p>
          </table:table-cell>
          <table:table-cell office:value-type="float" office:value="2.55625723465">
            <text:p>2,5562572347</text:p>
          </table:table-cell>
          <table:table-cell office:value-type="float" office:value="12.07">
            <text:p>12,07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07:20:00</text:p>
          </table:table-cell>
          <table:table-cell office:value-type="float" office:value="-0.41">
            <text:p>-0,41</text:p>
          </table:table-cell>
          <table:table-cell office:value-type="float" office:value="-3.39685169842585">
            <text:p>-3,3968516984</text:p>
          </table:table-cell>
          <table:table-cell office:value-type="float" office:value="-232.883797936038">
            <text:p>-232,883797936</text:p>
          </table:table-cell>
          <table:table-cell office:value-type="string">
            <text:p>Evrim's partner First Majestic drills 11.4 grams per tonne gold over 18.0 metres at ErmitaÃƒÂ±o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float" office:value="0.23576906876">
            <text:p>0,2357690688</text:p>
          </table:table-cell>
          <table:table-cell office:value-type="float" office:value="5.27447581118">
            <text:p>5,2744758112</text:p>
          </table:table-cell>
          <table:table-cell office:value-type="float" office:value="4.47">
            <text:p>4,47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07:15:21</text:p>
          </table:table-cell>
          <table:table-cell office:value-type="float" office:value="0.0699999999999994">
            <text:p>0,07</text:p>
          </table:table-cell>
          <table:table-cell office:value-type="float" office:value="1.56599552572706">
            <text:p>1,5659955257</text:p>
          </table:table-cell>
          <table:table-cell office:value-type="float" office:value="-70.3099306587771">
            <text:p>-70,3099306588</text:p>
          </table:table-cell>
          <table:table-cell office:value-type="string">
            <text:p>Kinross Gold Corp. breached its 50 day moving average in a Bullish Manner : K-CA : January 17, 2017</text:p>
          </table:table-cell>
          <table:table-cell table:number-columns-repeated="2"/>
        </table:table-row>
        <table:table-row table:style-name="ro1">
          <table:table-cell office:value-type="string">
            <text:p>RIC</text:p>
          </table:table-cell>
          <table:table-cell office:value-type="float" office:value="0.281447680767">
            <text:p>0,2814476808</text:p>
          </table:table-cell>
          <table:table-cell office:value-type="float" office:value="2.78661070067">
            <text:p>2,7866107007</text:p>
          </table:table-cell>
          <table:table-cell office:value-type="float" office:value="10.1">
            <text:p>10,1</text:p>
          </table:table-cell>
          <table:table-cell table:style-name="ce2" office:value-type="date" office:date-value="2017-01-17">
            <text:p>2017-01-17</text:p>
          </table:table-cell>
          <table:table-cell table:style-name="ce3" office:value-type="string">
            <text:p>06:30:00</text:p>
          </table:table-cell>
          <table:table-cell office:value-type="float" office:value="-0.41">
            <text:p>-0,41</text:p>
          </table:table-cell>
          <table:table-cell office:value-type="float" office:value="-4.05940594059406">
            <text:p>-4,0594059406</text:p>
          </table:table-cell>
          <table:table-cell office:value-type="float" office:value="-245.675387653815">
            <text:p>-245,6753876538</text:p>
          </table:table-cell>
          <table:table-cell office:value-type="string">
            <text:p>Richmont Achieves Revised Annual Operational Guidance and Delivers Record Production</text:p>
          </table:table-cell>
          <table:table-cell table:number-columns-repeated="2"/>
        </table:table-row>
        <table:table-row table:style-name="ro1">
          <table:table-cell office:value-type="string">
            <text:p>AQN</text:p>
          </table:table-cell>
          <table:table-cell office:value-type="float" office:value="0.0985042239919">
            <text:p>0,098504224</text:p>
          </table:table-cell>
          <table:table-cell office:value-type="float" office:value="0.878717430793">
            <text:p>0,8787174308</text:p>
          </table:table-cell>
          <table:table-cell office:value-type="float" office:value="11.21">
            <text:p>11,21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23:13:00</text:p>
          </table:table-cell>
          <table:table-cell office:value-type="float" office:value="0.0500000000000007">
            <text:p>0,05</text:p>
          </table:table-cell>
          <table:table-cell office:value-type="float" office:value="0.446030330062451">
            <text:p>0,4460303301</text:p>
          </table:table-cell>
          <table:table-cell office:value-type="float" office:value="-49.2407553973399">
            <text:p>-49,2407553973</text:p>
          </table:table-cell>
          <table:table-cell office:value-type="string">
            <text:p>Algonquin Power &amp; Utilities Corp. Announces 10% Dividend Increase and Declares First Quarter 2017 Common Share Dividend of U.S. $0.1165 (Cdn. $0.1533)</text:p>
          </table:table-cell>
          <table:table-cell table:number-columns-repeated="2"/>
        </table:table-row>
        <table:table-row table:style-name="ro1">
          <table:table-cell office:value-type="string">
            <text:p>NVA</text:p>
          </table:table-cell>
          <table:table-cell office:value-type="float" office:value="0.0821939127175">
            <text:p>0,0821939127</text:p>
          </table:table-cell>
          <table:table-cell office:value-type="float" office:value="1.23972719031">
            <text:p>1,2397271903</text:p>
          </table:table-cell>
          <table:table-cell office:value-type="float" office:value="6.63">
            <text:p>6,63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20:35:14</text:p>
          </table:table-cell>
          <table:table-cell office:value-type="float" office:value="0.23">
            <text:p>0,23</text:p>
          </table:table-cell>
          <table:table-cell office:value-type="float" office:value="3.46907993966817">
            <text:p>3,4690799397</text:p>
          </table:table-cell>
          <table:table-cell office:value-type="float" office:value="179.826075186989">
            <text:p>179,826075187</text:p>
          </table:table-cell>
          <table:table-cell office:value-type="string">
            <text:p>NuVista Energy Ltd. Announces Operational Update and Reaffirms 2016 and 2017 Guidance</text:p>
          </table:table-cell>
          <table:table-cell table:number-columns-repeated="2"/>
        </table:table-row>
        <table:table-row table:style-name="ro1">
          <table:table-cell office:value-type="string">
            <text:p>ARX</text:p>
          </table:table-cell>
          <table:table-cell office:value-type="float" office:value="-0.134018979589">
            <text:p>-0,1340189796</text:p>
          </table:table-cell>
          <table:table-cell office:value-type="float" office:value="-0.621897845977">
            <text:p>-0,621897846</text:p>
          </table:table-cell>
          <table:table-cell office:value-type="float" office:value="21.549999">
            <text:p>21,549999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18:25:00</text:p>
          </table:table-cell>
          <table:table-cell office:value-type="float" office:value="0.680001000000001">
            <text:p>0,680001</text:p>
          </table:table-cell>
          <table:table-cell office:value-type="float" office:value="3.15545722299106">
            <text:p>3,155457223</text:p>
          </table:table-cell>
          <table:table-cell office:value-type="float" office:value="-607.391566541829">
            <text:p>-607,3915665418</text:p>
          </table:table-cell>
          <table:table-cell office:value-type="string">
            <text:p>ARC Resources Ltd. Confirms February 15, 2017 Dividend Amount</text:p>
          </table:table-cell>
          <table:table-cell table:number-columns-repeated="2"/>
        </table:table-row>
        <table:table-row table:style-name="ro1">
          <table:table-cell office:value-type="string">
            <text:p>WCP</text:p>
          </table:table-cell>
          <table:table-cell office:value-type="float" office:value="0.106109139232">
            <text:p>0,1061091392</text:p>
          </table:table-cell>
          <table:table-cell office:value-type="float" office:value="0.949097846439">
            <text:p>0,9490978464</text:p>
          </table:table-cell>
          <table:table-cell office:value-type="float" office:value="11.18">
            <text:p>11,18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17:00:00</text:p>
          </table:table-cell>
          <table:table-cell office:value-type="float" office:value="0.370000000000001">
            <text:p>0,37</text:p>
          </table:table-cell>
          <table:table-cell office:value-type="float" office:value="3.30948121645797">
            <text:p>3,3094812165</text:p>
          </table:table-cell>
          <table:table-cell office:value-type="float" office:value="248.697579377232">
            <text:p>248,6975793772</text:p>
          </table:table-cell>
          <table:table-cell office:value-type="string">
            <text:p>Whitecap Resources Inc. confirms monthly dividend for January of $0.0233 per share</text:p>
          </table:table-cell>
          <table:table-cell table:number-columns-repeated="2"/>
        </table:table-row>
        <table:table-row table:style-name="ro1">
          <table:table-cell office:value-type="string">
            <text:p>DDC</text:p>
          </table:table-cell>
          <table:table-cell office:value-type="float" office:value="0.162376095054">
            <text:p>0,1623760951</text:p>
          </table:table-cell>
          <table:table-cell office:value-type="float" office:value="1.20905506369">
            <text:p>1,2090550637</text:p>
          </table:table-cell>
          <table:table-cell office:value-type="float" office:value="13.43">
            <text:p>13,43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17:00:00</text:p>
          </table:table-cell>
          <table:table-cell office:value-type="float" office:value="0.23">
            <text:p>0,23</text:p>
          </table:table-cell>
          <table:table-cell office:value-type="float" office:value="1.71258376768429">
            <text:p>1,7125837677</text:p>
          </table:table-cell>
          <table:table-cell office:value-type="float" office:value="41.6464658320003">
            <text:p>41,646465832</text:p>
          </table:table-cell>
          <table:table-cell office:value-type="string">
            <text:p>Dominion Diamond Corporation Reports Diavik Diamond Mine Fourth Calendar Quarter Production</text:p>
          </table:table-cell>
          <table:table-cell table:number-columns-repeated="2"/>
        </table:table-row>
        <table:table-row table:style-name="ro1">
          <table:table-cell office:value-type="string">
            <text:p>SJ</text:p>
          </table:table-cell>
          <table:table-cell office:value-type="float" office:value="-0.620241809649">
            <text:p>-0,6202418096</text:p>
          </table:table-cell>
          <table:table-cell office:value-type="float" office:value="-1.57023242949">
            <text:p>-1,5702324295</text:p>
          </table:table-cell>
          <table:table-cell office:value-type="float" office:value="39.5">
            <text:p>39,5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16:50:22</text:p>
          </table:table-cell>
          <table:table-cell office:value-type="float" office:value="0.259998000000003">
            <text:p>0,259998</text:p>
          </table:table-cell>
          <table:table-cell office:value-type="float" office:value="0.658222784810134">
            <text:p>0,6582227848</text:p>
          </table:table-cell>
          <table:table-cell office:value-type="float" office:value="-141.918812301147">
            <text:p>-141,9188123011</text:p>
          </table:table-cell>
          <table:table-cell office:value-type="string">
            <text:p>CANADA STOCKS-TSX dips, pressured by financials and auto stocks</text:p>
          </table:table-cell>
          <table:table-cell table:number-columns-repeated="2"/>
        </table:table-row>
        <table:table-row table:style-name="ro1">
          <table:table-cell office:value-type="string">
            <text:p>ZZZ</text:p>
          </table:table-cell>
          <table:table-cell office:value-type="float" office:value="0.317280944976">
            <text:p>0,317280945</text:p>
          </table:table-cell>
          <table:table-cell office:value-type="float" office:value="1.05443983043">
            <text:p>1,0544398304</text:p>
          </table:table-cell>
          <table:table-cell office:value-type="float" office:value="30.09">
            <text:p>30,09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16:30:00</text:p>
          </table:table-cell>
          <table:table-cell office:value-type="float" office:value="-0.369999">
            <text:p>-0,369999</text:p>
          </table:table-cell>
          <table:table-cell office:value-type="float" office:value="-1.22964107676969">
            <text:p>-1,2296410768</text:p>
          </table:table-cell>
          <table:table-cell office:value-type="float" office:value="-216.615575520297">
            <text:p>-216,6155755203</text:p>
          </table:table-cell>
          <table:table-cell office:value-type="string">
            <text:p>Sleep Country Canada Holdings Inc. Announces Fourth Quarter &amp; Year-end 2016 Earnings Release and Conference Call Schedule</text:p>
          </table:table-cell>
          <table:table-cell table:number-columns-repeated="2"/>
        </table:table-row>
        <table:table-row table:style-name="ro1">
          <table:table-cell office:value-type="string">
            <text:p>CPG</text:p>
          </table:table-cell>
          <table:table-cell office:value-type="float" office:value="-0.144684769208">
            <text:p>-0,1446847692</text:p>
          </table:table-cell>
          <table:table-cell office:value-type="float" office:value="-0.870022717425">
            <text:p>-0,8700227174</text:p>
          </table:table-cell>
          <table:table-cell office:value-type="float" office:value="16.629999">
            <text:p>16,629999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11:21:06</text:p>
          </table:table-cell>
          <table:table-cell office:value-type="float" office:value="0.749998999999999">
            <text:p>0,749999</text:p>
          </table:table-cell>
          <table:table-cell office:value-type="float" office:value="4.50991608598412">
            <text:p>4,509916086</text:p>
          </table:table-cell>
          <table:table-cell office:value-type="float" office:value="-618.367623700456">
            <text:p>-618,3676237005</text:p>
          </table:table-cell>
          <table:table-cell office:value-type="string">
            <text:p>Crescent Point Energy Confirms January 2017 Dividend</text:p>
          </table:table-cell>
          <table:table-cell table:number-columns-repeated="2"/>
        </table:table-row>
        <table:table-row table:style-name="ro1">
          <table:table-cell office:value-type="string">
            <text:p>WEF</text:p>
          </table:table-cell>
          <table:table-cell office:value-type="float" office:value="0.00810772930448">
            <text:p>0,0081077293</text:p>
          </table:table-cell>
          <table:table-cell office:value-type="float" office:value="0.4406374622">
            <text:p>0,4406374622</text:p>
          </table:table-cell>
          <table:table-cell office:value-type="float" office:value="1.84">
            <text:p>1,84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09:15:00</text:p>
          </table:table-cell>
          <table:table-cell office:value-type="float" office:value="0.04">
            <text:p>0,04</text:p>
          </table:table-cell>
          <table:table-cell office:value-type="float" office:value="2.17391304347826">
            <text:p>2,1739130435</text:p>
          </table:table-cell>
          <table:table-cell office:value-type="float" office:value="393.356382506476">
            <text:p>393,3563825065</text:p>
          </table:table-cell>
          <table:table-cell office:value-type="string">
            <text:p>Western Forest Products Announces Release Date of Fourth Quarter and Fiscal 2016 Results and Conference Call Details</text:p>
          </table:table-cell>
          <table:table-cell table:number-columns-repeated="2"/>
        </table:table-row>
        <table:table-row table:style-name="ro1">
          <table:table-cell office:value-type="string">
            <text:p>RUS</text:p>
          </table:table-cell>
          <table:table-cell office:value-type="float" office:value="-0.0906295427683">
            <text:p>-0,0906295428</text:p>
          </table:table-cell>
          <table:table-cell office:value-type="float" office:value="-0.352644121564">
            <text:p>-0,3526441216</text:p>
          </table:table-cell>
          <table:table-cell office:value-type="float" office:value="25.700001">
            <text:p>25,700001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08:55:00</text:p>
          </table:table-cell>
          <table:table-cell office:value-type="float" office:value="0.530000999999999">
            <text:p>0,530001</text:p>
          </table:table-cell>
          <table:table-cell office:value-type="float" office:value="2.0622606201455">
            <text:p>2,0622606201</text:p>
          </table:table-cell>
          <table:table-cell office:value-type="float" office:value="-684.79937535929">
            <text:p>-684,7993753593</text:p>
          </table:table-cell>
          <table:table-cell office:value-type="string">
            <text:p>Russel Metals Inc. Notice - 2016 Year End and Fourth Quarter Results Conference Call</text:p>
          </table:table-cell>
          <table:table-cell table:number-columns-repeated="2"/>
        </table:table-row>
        <table:table-row table:style-name="ro1">
          <table:table-cell office:value-type="string">
            <text:p>CSH-UN</text:p>
          </table:table-cell>
          <table:table-cell office:value-type="float" office:value="0.0602593011631">
            <text:p>0,0602593012</text:p>
          </table:table-cell>
          <table:table-cell office:value-type="float" office:value="0.416730990063">
            <text:p>0,4167309901</text:p>
          </table:table-cell>
          <table:table-cell office:value-type="float" office:value="14.46">
            <text:p>14,46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08:34:08</text:p>
          </table:table-cell>
          <table:table-cell office:value-type="float" office:value="0.210000000000001">
            <text:p>0,21</text:p>
          </table:table-cell>
          <table:table-cell office:value-type="float" office:value="1.45228215767635">
            <text:p>1,4522821577</text:p>
          </table:table-cell>
          <table:table-cell office:value-type="float" office:value="248.493918692497">
            <text:p>248,4939186925</text:p>
          </table:table-cell>
          <table:table-cell office:value-type="string">
            <text:p>Chartwell Retirement Residences Announces January 2017 Distribution</text:p>
          </table:table-cell>
          <table:table-cell table:number-columns-repeated="2"/>
        </table:table-row>
        <table:table-row table:style-name="ro1">
          <table:table-cell office:value-type="string">
            <text:p>AAR-UN</text:p>
          </table:table-cell>
          <table:table-cell office:value-type="float" office:value="0.00177820684719">
            <text:p>0,0017782068</text:p>
          </table:table-cell>
          <table:table-cell office:value-type="float" office:value="0.0324253619108">
            <text:p>0,0324253619</text:p>
          </table:table-cell>
          <table:table-cell office:value-type="float" office:value="5.484">
            <text:p>5,484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08:00:00</text:p>
          </table:table-cell>
          <table:table-cell office:value-type="float" office:value="0.0700000000000003">
            <text:p>0,07</text:p>
          </table:table-cell>
          <table:table-cell office:value-type="float" office:value="1.2764405543399">
            <text:p>1,2764405543</text:p>
          </table:table-cell>
          <table:table-cell office:value-type="float" office:value="3836.54990760031">
            <text:p>3836,5499076003</text:p>
          </table:table-cell>
          <table:table-cell office:value-type="string">
            <text:p>Pure Industrial Real Estate Trust Announces Cash Distribution for January 2017</text:p>
          </table:table-cell>
          <table:table-cell table:number-columns-repeated="2"/>
        </table:table-row>
        <table:table-row table:style-name="ro1">
          <table:table-cell office:value-type="string">
            <text:p>REF-UN</text:p>
          </table:table-cell>
          <table:table-cell office:value-type="float" office:value="0.00337479281061">
            <text:p>0,0033747928</text:p>
          </table:table-cell>
          <table:table-cell office:value-type="float" office:value="0.00713336026058">
            <text:p>0,0071333603</text:p>
          </table:table-cell>
          <table:table-cell office:value-type="float" office:value="47.310001">
            <text:p>47,310001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08:00:00</text:p>
          </table:table-cell>
          <table:table-cell office:value-type="float" office:value="0.240001000000007">
            <text:p>0,240001</text:p>
          </table:table-cell>
          <table:table-cell office:value-type="float" office:value="0.507294430198821">
            <text:p>0,5072944302</text:p>
          </table:table-cell>
          <table:table-cell office:value-type="float" office:value="7011.57731655313">
            <text:p>7011,5773165531</text:p>
          </table:table-cell>
          <table:table-cell office:value-type="string">
            <text:p>Canadian Real Estate Investment Trust Announces January 2017 Distribution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-0.0213547510231">
            <text:p>-0,021354751</text:p>
          </table:table-cell>
          <table:table-cell office:value-type="float" office:value="-1.32638205112">
            <text:p>-1,3263820511</text:p>
          </table:table-cell>
          <table:table-cell office:value-type="float" office:value="1.61">
            <text:p>1,61</text:p>
          </table:table-cell>
          <table:table-cell table:style-name="ce2" office:value-type="date" office:date-value="2017-01-16">
            <text:p>2017-01-16</text:p>
          </table:table-cell>
          <table:table-cell table:style-name="ce3" office:value-type="string">
            <text:p>07:30:00</text:p>
          </table:table-cell>
          <table:table-cell office:value-type="float" office:value="0.0500000000000001">
            <text:p>0,05</text:p>
          </table:table-cell>
          <table:table-cell office:value-type="float" office:value="3.1055900621118">
            <text:p>3,1055900621</text:p>
          </table:table-cell>
          <table:table-cell office:value-type="float" office:value="-334.139934227815">
            <text:p>-334,1399342278</text:p>
          </table:table-cell>
          <table:table-cell office:value-type="string">
            <text:p>Sherritt Provides an Update on Ambatovy Joint Venture Negotiations</text:p>
          </table:table-cell>
          <table:table-cell table:number-columns-repeated="2"/>
        </table:table-row>
        <table:table-row table:style-name="ro1">
          <table:table-cell office:value-type="string">
            <text:p>NWC</text:p>
          </table:table-cell>
          <table:table-cell office:value-type="float" office:value="0.23168554977">
            <text:p>0,2316855498</text:p>
          </table:table-cell>
          <table:table-cell office:value-type="float" office:value="0.836409896772">
            <text:p>0,8364098968</text:p>
          </table:table-cell>
          <table:table-cell office:value-type="float" office:value="27.700001">
            <text:p>27,700001</text:p>
          </table:table-cell>
          <table:table-cell table:style-name="ce2" office:value-type="date" office:date-value="2017-01-13">
            <text:p>2017-01-13</text:p>
          </table:table-cell>
          <table:table-cell table:style-name="ce3" office:value-type="string">
            <text:p>14:48:59</text:p>
          </table:table-cell>
          <table:table-cell office:value-type="float" office:value="0.189999">
            <text:p>0,189999</text:p>
          </table:table-cell>
          <table:table-cell office:value-type="float" office:value="0.685916942746682">
            <text:p>0,6859169427</text:p>
          </table:table-cell>
          <table:table-cell office:value-type="float" office:value="-17.9927275617245">
            <text:p>-17,9927275617</text:p>
          </table:table-cell>
          <table:table-cell office:value-type="string">
            <text:p>The North West Company Inc. to Acquire 76% Ownership in Roadtown Wholesale Trading Ltd. (operating as Riteway Food Markets)</text:p>
          </table:table-cell>
          <table:table-cell table:number-columns-repeated="2"/>
        </table:table-row>
        <table:table-row table:style-name="ro1">
          <table:table-cell office:value-type="string">
            <text:p>KXS</text:p>
          </table:table-cell>
          <table:table-cell office:value-type="float" office:value="1.29137588781">
            <text:p>1,2913758878</text:p>
          </table:table-cell>
          <table:table-cell office:value-type="float" office:value="2.03334266805">
            <text:p>2,0333426681</text:p>
          </table:table-cell>
          <table:table-cell office:value-type="float" office:value="63.509998">
            <text:p>63,509998</text:p>
          </table:table-cell>
          <table:table-cell table:style-name="ce2" office:value-type="date" office:date-value="2017-01-13">
            <text:p>2017-01-13</text:p>
          </table:table-cell>
          <table:table-cell table:style-name="ce3" office:value-type="string">
            <text:p>10:56:38</text:p>
          </table:table-cell>
          <table:table-cell office:value-type="float" office:value="0.0800009999999958">
            <text:p>0,080001</text:p>
          </table:table-cell>
          <table:table-cell office:value-type="float" office:value="0.125965993574737">
            <text:p>0,1259659936</text:p>
          </table:table-cell>
          <table:table-cell office:value-type="float" office:value="-93.8049795760345">
            <text:p>-93,804979576</text:p>
          </table:table-cell>
          <table:table-cell office:value-type="string">
            <text:p>Kinaxis, Inc. Ã¢â‚¬â€œ Value Analysis (TORONTO:KXS) : January 13, 2017</text:p>
          </table:table-cell>
          <table:table-cell table:number-columns-repeated="2"/>
        </table:table-row>
        <table:table-row table:style-name="ro1">
          <table:table-cell office:value-type="string">
            <text:p>H</text:p>
          </table:table-cell>
          <table:table-cell office:value-type="float" office:value="-0.0135233047534">
            <text:p>-0,0135233048</text:p>
          </table:table-cell>
          <table:table-cell office:value-type="float" office:value="-0.0567967464147">
            <text:p>-0,0567967464</text:p>
          </table:table-cell>
          <table:table-cell office:value-type="float" office:value="23.809999">
            <text:p>23,809999</text:p>
          </table:table-cell>
          <table:table-cell table:style-name="ce2" office:value-type="date" office:date-value="2017-01-13">
            <text:p>2017-01-13</text:p>
          </table:table-cell>
          <table:table-cell table:style-name="ce3" office:value-type="string">
            <text:p>09:01:00</text:p>
          </table:table-cell>
          <table:table-cell office:value-type="float" office:value="0.129998999999998">
            <text:p>0,129999</text:p>
          </table:table-cell>
          <table:table-cell office:value-type="float" office:value="0.545984903233293">
            <text:p>0,5459849032</text:p>
          </table:table-cell>
          <table:table-cell office:value-type="float" office:value="-1061.29609123328">
            <text:p>-1061,2960912333</text:p>
          </table:table-cell>
          <table:table-cell office:value-type="string">
            <text:p>Hydro One named one of Canada's Top Employers for Young People</text:p>
          </table:table-cell>
          <table:table-cell table:number-columns-repeated="2"/>
        </table:table-row>
        <table:table-row table:style-name="ro1">
          <table:table-cell office:value-type="string">
            <text:p>CU</text:p>
          </table:table-cell>
          <table:table-cell office:value-type="float" office:value="0.378378875763">
            <text:p>0,3783788758</text:p>
          </table:table-cell>
          <table:table-cell office:value-type="float" office:value="1.03382212142">
            <text:p>1,0338221214</text:p>
          </table:table-cell>
          <table:table-cell office:value-type="float" office:value="36.599998">
            <text:p>36,599998</text:p>
          </table:table-cell>
          <table:table-cell table:style-name="ce2" office:value-type="date" office:date-value="2017-01-12">
            <text:p>2017-01-12</text:p>
          </table:table-cell>
          <table:table-cell table:style-name="ce3" office:value-type="string">
            <text:p>17:37:20</text:p>
          </table:table-cell>
          <table:table-cell office:value-type="float" office:value="0.130001">
            <text:p>0,130001</text:p>
          </table:table-cell>
          <table:table-cell office:value-type="float" office:value="0.355194008480547">
            <text:p>0,3551940085</text:p>
          </table:table-cell>
          <table:table-cell office:value-type="float" office:value="-65.6426380204621">
            <text:p>-65,6426380205</text:p>
          </table:table-cell>
          <table:table-cell office:value-type="string">
            <text:p>Canadian Utilities Limited Eligible Dividends</text:p>
          </table:table-cell>
          <table:table-cell table:number-columns-repeated="2"/>
        </table:table-row>
        <table:table-row table:style-name="ro1">
          <table:table-cell office:value-type="string">
            <text:p>CEU</text:p>
          </table:table-cell>
          <table:table-cell office:value-type="float" office:value="-0.0199564316641">
            <text:p>-0,0199564317</text:p>
          </table:table-cell>
          <table:table-cell office:value-type="float" office:value="-0.268954604638">
            <text:p>-0,2689546046</text:p>
          </table:table-cell>
          <table:table-cell office:value-type="float" office:value="7.42">
            <text:p>7,42</text:p>
          </table:table-cell>
          <table:table-cell table:style-name="ce2" office:value-type="date" office:date-value="2017-01-12">
            <text:p>2017-01-12</text:p>
          </table:table-cell>
          <table:table-cell table:style-name="ce3" office:value-type="string">
            <text:p>16:24:36</text:p>
          </table:table-cell>
          <table:table-cell office:value-type="float" office:value="0.15">
            <text:p>0,15</text:p>
          </table:table-cell>
          <table:table-cell office:value-type="float" office:value="2.02156334231806">
            <text:p>2,0215633423</text:p>
          </table:table-cell>
          <table:table-cell office:value-type="float" office:value="-851.637379491235">
            <text:p>-851,6373794912</text:p>
          </table:table-cell>
          <table:table-cell office:value-type="string">
            <text:p>Canadian Energy Services &amp; Technology Corp. Announces Cash Dividend</text:p>
          </table:table-cell>
          <table:table-cell table:number-columns-repeated="2"/>
        </table:table-row>
        <table:table-row table:style-name="ro1">
          <table:table-cell office:value-type="string">
            <text:p>GC</text:p>
          </table:table-cell>
          <table:table-cell office:value-type="float" office:value="-0.0392586905613">
            <text:p>-0,0392586906</text:p>
          </table:table-cell>
          <table:table-cell office:value-type="float" office:value="-0.154988908651">
            <text:p>-0,1549889087</text:p>
          </table:table-cell>
          <table:table-cell office:value-type="float" office:value="25.33">
            <text:p>25,33</text:p>
          </table:table-cell>
          <table:table-cell table:style-name="ce2" office:value-type="date" office:date-value="2017-01-12">
            <text:p>2017-01-12</text:p>
          </table:table-cell>
          <table:table-cell table:style-name="ce3" office:value-type="string">
            <text:p>14:04:28</text:p>
          </table:table-cell>
          <table:table-cell office:value-type="float" office:value="0.43">
            <text:p>0,43</text:p>
          </table:table-cell>
          <table:table-cell office:value-type="float" office:value="1.69759178839321">
            <text:p>1,6975917884</text:p>
          </table:table-cell>
          <table:table-cell office:value-type="float" office:value="-1195.29888504198">
            <text:p>-1195,298885042</text:p>
          </table:table-cell>
          <table:table-cell office:value-type="string">
            <text:p>ETFs with exposure to Great Canadian Gaming Corp. : January 12, 2017</text:p>
          </table:table-cell>
          <table:table-cell table:number-columns-repeated="2"/>
        </table:table-row>
        <table:table-row table:style-name="ro1">
          <table:table-cell office:value-type="string">
            <text:p>SAP</text:p>
          </table:table-cell>
          <table:table-cell office:value-type="float" office:value="0.17497282509">
            <text:p>0,1749728251</text:p>
          </table:table-cell>
          <table:table-cell office:value-type="float" office:value="0.373793679454">
            <text:p>0,3737936795</text:p>
          </table:table-cell>
          <table:table-cell office:value-type="float" office:value="46.810001">
            <text:p>46,810001</text:p>
          </table:table-cell>
          <table:table-cell table:style-name="ce2" office:value-type="date" office:date-value="2017-01-12">
            <text:p>2017-01-12</text:p>
          </table:table-cell>
          <table:table-cell table:style-name="ce3" office:value-type="string">
            <text:p>10:20:59</text:p>
          </table:table-cell>
          <table:table-cell office:value-type="float" office:value="-0.399997000000006">
            <text:p>-0,399997</text:p>
          </table:table-cell>
          <table:table-cell office:value-type="float" office:value="-0.854511838186045">
            <text:p>-0,8545118382</text:p>
          </table:table-cell>
          <table:table-cell office:value-type="float" office:value="-328.605213291985">
            <text:p>-328,605213292</text:p>
          </table:table-cell>
          <table:table-cell office:value-type="string">
            <text:p>Saputo Inc.: Fiscal 2017 Third Quarter Results</text:p>
          </table:table-cell>
          <table:table-cell table:number-columns-repeated="2"/>
        </table:table-row>
        <table:table-row table:style-name="ro1">
          <table:table-cell office:value-type="string">
            <text:p>DRT</text:p>
          </table:table-cell>
          <table:table-cell office:value-type="float" office:value="0.0200140590034">
            <text:p>0,020014059</text:p>
          </table:table-cell>
          <table:table-cell office:value-type="float" office:value="0.297385720704">
            <text:p>0,2973857207</text:p>
          </table:table-cell>
          <table:table-cell office:value-type="float" office:value="6.73">
            <text:p>6,73</text:p>
          </table:table-cell>
          <table:table-cell table:style-name="ce2" office:value-type="date" office:date-value="2017-01-12">
            <text:p>2017-01-12</text:p>
          </table:table-cell>
          <table:table-cell table:style-name="ce3" office:value-type="string">
            <text:p>08:58:25</text:p>
          </table:table-cell>
          <table:table-cell office:value-type="float" office:value="0.17">
            <text:p>0,17</text:p>
          </table:table-cell>
          <table:table-cell office:value-type="float" office:value="2.5260029717682">
            <text:p>2,5260029718</text:p>
          </table:table-cell>
          <table:table-cell office:value-type="float" office:value="749.402912078556">
            <text:p>749,4029120786</text:p>
          </table:table-cell>
          <table:table-cell office:value-type="string">
            <text:p>Ice Edge Business Solutions' ICE(R) Software Platform Achieves Certified Integration with SAP(R) ERP</text:p>
          </table:table-cell>
          <table:table-cell table:number-columns-repeated="2"/>
        </table:table-row>
        <table:table-row table:style-name="ro1">
          <table:table-cell office:value-type="string">
            <text:p>ERF</text:p>
          </table:table-cell>
          <table:table-cell office:value-type="float" office:value="0.103481961057">
            <text:p>0,1034819611</text:p>
          </table:table-cell>
          <table:table-cell office:value-type="float" office:value="0.883705901427">
            <text:p>0,8837059014</text:p>
          </table:table-cell>
          <table:table-cell office:value-type="float" office:value="11.71">
            <text:p>11,71</text:p>
          </table:table-cell>
          <table:table-cell table:style-name="ce2" office:value-type="date" office:date-value="2017-01-12">
            <text:p>2017-01-12</text:p>
          </table:table-cell>
          <table:table-cell table:style-name="ce3" office:value-type="string">
            <text:p>08:15:00</text:p>
          </table:table-cell>
          <table:table-cell office:value-type="float" office:value="0.640000000000001">
            <text:p>0,64</text:p>
          </table:table-cell>
          <table:table-cell office:value-type="float" office:value="5.46541417591802">
            <text:p>5,4654141759</text:p>
          </table:table-cell>
          <table:table-cell office:value-type="float" office:value="518.465279806087">
            <text:p>518,4652798061</text:p>
          </table:table-cell>
          <table:table-cell office:value-type="string">
            <text:p>Research Reports Initiated on Energy Stocks Chinook Energy, Enerplus, Athabasca Oil, and Gran Tierra Energy</text:p>
          </table:table-cell>
          <table:table-cell table:number-columns-repeated="2"/>
        </table:table-row>
        <table:table-row table:style-name="ro1">
          <table:table-cell office:value-type="string">
            <text:p>CVE</text:p>
          </table:table-cell>
          <table:table-cell office:value-type="float" office:value="-0.370780837316">
            <text:p>-0,3707808373</text:p>
          </table:table-cell>
          <table:table-cell office:value-type="float" office:value="-1.88213613449">
            <text:p>-1,8821361345</text:p>
          </table:table-cell>
          <table:table-cell office:value-type="float" office:value="19.700001">
            <text:p>19,700001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20:23:58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MEG Expands Christina Lake, Taps Debt Market in Oil-Sands Rebound</text:p>
          </table:table-cell>
          <table:table-cell table:number-columns-repeated="2"/>
        </table:table-row>
        <table:table-row table:style-name="ro1">
          <table:table-cell office:value-type="string">
            <text:p>SES</text:p>
          </table:table-cell>
          <table:table-cell office:value-type="float" office:value="0.076739294155">
            <text:p>0,0767392942</text:p>
          </table:table-cell>
          <table:table-cell office:value-type="float" office:value="0.686397979919">
            <text:p>0,6863979799</text:p>
          </table:table-cell>
          <table:table-cell office:value-type="float" office:value="11.18">
            <text:p>11,18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13:20:07</text:p>
          </table:table-cell>
          <table:table-cell office:value-type="float" office:value="0.390000000000001">
            <text:p>0,39</text:p>
          </table:table-cell>
          <table:table-cell office:value-type="float" office:value="3.48837209302326">
            <text:p>3,488372093</text:p>
          </table:table-cell>
          <table:table-cell office:value-type="float" office:value="408.214213193398">
            <text:p>408,2142131934</text:p>
          </table:table-cell>
          <table:table-cell office:value-type="string">
            <text:p>ETFs with exposure to Secure Energy Services, Inc. : January 11, 2017</text:p>
          </table:table-cell>
          <table:table-cell table:number-columns-repeated="2"/>
        </table:table-row>
        <table:table-row table:style-name="ro1">
          <table:table-cell office:value-type="string">
            <text:p>PJC-A</text:p>
          </table:table-cell>
          <table:table-cell office:value-type="float" office:value="0.0490837863948">
            <text:p>0,0490837864</text:p>
          </table:table-cell>
          <table:table-cell office:value-type="float" office:value="0.242496844992">
            <text:p>0,242496845</text:p>
          </table:table-cell>
          <table:table-cell office:value-type="float" office:value="20.241">
            <text:p>20,241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13:09:39</text:p>
          </table:table-cell>
          <table:table-cell office:value-type="float" office:value="0.52">
            <text:p>0,52</text:p>
          </table:table-cell>
          <table:table-cell office:value-type="float" office:value="2.56904303147077">
            <text:p>2,5690430315</text:p>
          </table:table-cell>
          <table:table-cell office:value-type="float" office:value="959.412971561397">
            <text:p>959,4129715614</text:p>
          </table:table-cell>
          <table:table-cell office:value-type="string">
            <text:p>ETFs with exposure to The Jean Coutu Group (PJC), Inc. : January 11, 2017</text:p>
          </table:table-cell>
          <table:table-cell table:number-columns-repeated="2"/>
        </table:table-row>
        <table:table-row table:style-name="ro1">
          <table:table-cell office:value-type="string">
            <text:p>MRE</text:p>
          </table:table-cell>
          <table:table-cell office:value-type="float" office:value="0.100119720084">
            <text:p>0,1001197201</text:p>
          </table:table-cell>
          <table:table-cell office:value-type="float" office:value="1.14422537238">
            <text:p>1,1442253724</text:p>
          </table:table-cell>
          <table:table-cell office:value-type="float" office:value="8.75">
            <text:p>8,75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13:01:10</text:p>
          </table:table-cell>
          <table:table-cell office:value-type="float" office:value="0.219999999999999">
            <text:p>0,22</text:p>
          </table:table-cell>
          <table:table-cell office:value-type="float" office:value="2.5142857142857">
            <text:p>2,5142857143</text:p>
          </table:table-cell>
          <table:table-cell office:value-type="float" office:value="119.736930761912">
            <text:p>119,7369307619</text:p>
          </table:table-cell>
          <table:table-cell office:value-type="string">
            <text:p>ETFs with exposure to Martinrea International, Inc. : January 11, 2017</text:p>
          </table:table-cell>
          <table:table-cell table:number-columns-repeated="2"/>
        </table:table-row>
        <table:table-row table:style-name="ro1">
          <table:table-cell office:value-type="string">
            <text:p>TOG</text:p>
          </table:table-cell>
          <table:table-cell office:value-type="float" office:value="-0.0329802238952">
            <text:p>-0,0329802239</text:p>
          </table:table-cell>
          <table:table-cell office:value-type="float" office:value="-0.435095302048">
            <text:p>-0,435095302</text:p>
          </table:table-cell>
          <table:table-cell office:value-type="float" office:value="7.58">
            <text:p>7,58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11:43:52</text:p>
          </table:table-cell>
          <table:table-cell office:value-type="float" office:value="0.529999999999999">
            <text:p>0,53</text:p>
          </table:table-cell>
          <table:table-cell office:value-type="float" office:value="6.99208443271767">
            <text:p>6,9920844327</text:p>
          </table:table-cell>
          <table:table-cell office:value-type="float" office:value="-1707.02365661361">
            <text:p>-1707,0236566136</text:p>
          </table:table-cell>
          <table:table-cell office:value-type="string">
            <text:p>TORC Oil &amp; Gas Ltd. Ã¢â‚¬â€œ Value Analysis (TORONTO:TOG) : January 11, 2017</text:p>
          </table:table-cell>
          <table:table-cell table:number-columns-repeated="2"/>
        </table:table-row>
        <table:table-row table:style-name="ro1">
          <table:table-cell office:value-type="string">
            <text:p>SPE</text:p>
          </table:table-cell>
          <table:table-cell office:value-type="float" office:value="0.0371190769029">
            <text:p>0,0371190769</text:p>
          </table:table-cell>
          <table:table-cell office:value-type="float" office:value="1.23730256343">
            <text:p>1,2373025634</text:p>
          </table:table-cell>
          <table:table-cell office:value-type="float" office:value="3">
            <text:p>3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11:38:36</text:p>
          </table:table-cell>
          <table:table-cell office:value-type="float" office:value="0.0899999999999999">
            <text:p>0,09</text:p>
          </table:table-cell>
          <table:table-cell office:value-type="float" office:value="3">
            <text:p>3</text:p>
          </table:table-cell>
          <table:table-cell office:value-type="float" office:value="142.462926099782">
            <text:p>142,4629260998</text:p>
          </table:table-cell>
          <table:table-cell office:value-type="string">
            <text:p>Spartan Energy Corp. Ã¢â‚¬â€œ Value Analysis (TORONTO:SPE) : January 11, 2017</text:p>
          </table:table-cell>
          <table:table-cell table:number-columns-repeated="2"/>
        </table:table-row>
        <table:table-row table:style-name="ro1">
          <table:table-cell office:value-type="string">
            <text:p>STN</text:p>
          </table:table-cell>
          <table:table-cell office:value-type="float" office:value="0.32911598663">
            <text:p>0,3291159866</text:p>
          </table:table-cell>
          <table:table-cell office:value-type="float" office:value="0.967703634177">
            <text:p>0,9677036342</text:p>
          </table:table-cell>
          <table:table-cell office:value-type="float" office:value="34.009998">
            <text:p>34,009998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09:35:02</text:p>
          </table:table-cell>
          <table:table-cell office:value-type="float" office:value="0.890003">
            <text:p>0,890003</text:p>
          </table:table-cell>
          <table:table-cell office:value-type="float" office:value="2.61688636382748">
            <text:p>2,6168863638</text:p>
          </table:table-cell>
          <table:table-cell office:value-type="float" office:value="170.422293706614">
            <text:p>170,4222937066</text:p>
          </table:table-cell>
          <table:table-cell office:value-type="string">
            <text:p>Can Stantec Be a Top Choice for Value Investors?</text:p>
          </table:table-cell>
          <table:table-cell table:number-columns-repeated="2"/>
        </table:table-row>
        <table:table-row table:style-name="ro1">
          <table:table-cell office:value-type="string">
            <text:p>ENGH</text:p>
          </table:table-cell>
          <table:table-cell office:value-type="float" office:value="-0.692626321094">
            <text:p>-0,6926263211</text:p>
          </table:table-cell>
          <table:table-cell office:value-type="float" office:value="-1.30438106814">
            <text:p>-1,3043810681</text:p>
          </table:table-cell>
          <table:table-cell office:value-type="float" office:value="53.099998">
            <text:p>53,099998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08:23:12</text:p>
          </table:table-cell>
          <table:table-cell office:value-type="float" office:value="-0.0699990000000028">
            <text:p>-0,069999</text:p>
          </table:table-cell>
          <table:table-cell office:value-type="float" office:value="-0.131824863722222">
            <text:p>-0,1318248637</text:p>
          </table:table-cell>
          <table:table-cell office:value-type="float" office:value="-89.8936846798661">
            <text:p>-89,8936846799</text:p>
          </table:table-cell>
          <table:table-cell office:value-type="string">
            <text:p>Enghouse Systems Ltd. breached its 50 day moving average in a Bearish Manner : ENGH-CA : January 11, 2017</text:p>
          </table:table-cell>
          <table:table-cell table:number-columns-repeated="2"/>
        </table:table-row>
        <table:table-row table:style-name="ro1">
          <table:table-cell office:value-type="string">
            <text:p>SMF</text:p>
          </table:table-cell>
          <table:table-cell office:value-type="float" office:value="-0.0890916884249">
            <text:p>-0,0890916884</text:p>
          </table:table-cell>
          <table:table-cell office:value-type="float" office:value="-1.83694202938">
            <text:p>-1,8369420294</text:p>
          </table:table-cell>
          <table:table-cell office:value-type="float" office:value="4.85">
            <text:p>4,85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08:15:00</text:p>
          </table:table-cell>
          <table:table-cell office:value-type="float" office:value="-0.13">
            <text:p>-0,13</text:p>
          </table:table-cell>
          <table:table-cell office:value-type="float" office:value="-2.68041237113402">
            <text:p>-2,6804123711</text:p>
          </table:table-cell>
          <table:table-cell office:value-type="float" office:value="45.9170909187378">
            <text:p>45,9170909187</text:p>
          </table:table-cell>
          <table:table-cell office:value-type="string">
            <text:p>Research Reports Initiated on Metals and Mining Stocks NexGen Energy, Semafo, U3O8 Corp, and Alacer Gold</text:p>
          </table:table-cell>
          <table:table-cell table:number-columns-repeated="2"/>
        </table:table-row>
        <table:table-row table:style-name="ro1">
          <table:table-cell office:value-type="string">
            <text:p>BNP</text:p>
          </table:table-cell>
          <table:table-cell office:value-type="float" office:value="0.0483264125744">
            <text:p>0,0483264126</text:p>
          </table:table-cell>
          <table:table-cell office:value-type="float" office:value="1.07871456639">
            <text:p>1,0787145664</text:p>
          </table:table-cell>
          <table:table-cell office:value-type="float" office:value="4.48">
            <text:p>4,48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08:15:00</text:p>
          </table:table-cell>
          <table:table-cell office:value-type="float" office:value="0.130000000000001">
            <text:p>0,13</text:p>
          </table:table-cell>
          <table:table-cell office:value-type="float" office:value="2.90178571428573">
            <text:p>2,9017857143</text:p>
          </table:table-cell>
          <table:table-cell office:value-type="float" office:value="169.004035422372">
            <text:p>169,0040354224</text:p>
          </table:table-cell>
          <table:table-cell office:value-type="string">
            <text:p>Research Reports Initiated on Energy Stocks ARC Resources, Crescent Point Energy, and Bonavista Energy</text:p>
          </table:table-cell>
          <table:table-cell table:number-columns-repeated="2"/>
        </table:table-row>
        <table:table-row table:style-name="ro1">
          <table:table-cell office:value-type="string">
            <text:p>SSL</text:p>
          </table:table-cell>
          <table:table-cell office:value-type="float" office:value="0.0479505476232">
            <text:p>0,0479505476</text:p>
          </table:table-cell>
          <table:table-cell office:value-type="float" office:value="0.839764406711">
            <text:p>0,8397644067</text:p>
          </table:table-cell>
          <table:table-cell office:value-type="float" office:value="5.71">
            <text:p>5,71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08:00:00</text:p>
          </table:table-cell>
          <table:table-cell office:value-type="float" office:value="-0.19">
            <text:p>-0,19</text:p>
          </table:table-cell>
          <table:table-cell office:value-type="float" office:value="-3.32749562171629">
            <text:p>-3,3274956217</text:p>
          </table:table-cell>
          <table:table-cell office:value-type="float" office:value="-496.241564315466">
            <text:p>-496,2415643155</text:p>
          </table:table-cell>
          <table:table-cell office:value-type="string">
            <text:p>Sandstorm Gold Announces Record Gold Production in Q4/FY 2016</text:p>
          </table:table-cell>
          <table:table-cell table:number-columns-repeated="2"/>
        </table:table-row>
        <table:table-row table:style-name="ro1">
          <table:table-cell office:value-type="string">
            <text:p>AKG</text:p>
          </table:table-cell>
          <table:table-cell office:value-type="float" office:value="0.0713656862533">
            <text:p>0,0713656863</text:p>
          </table:table-cell>
          <table:table-cell office:value-type="float" office:value="1.49300598856">
            <text:p>1,4930059886</text:p>
          </table:table-cell>
          <table:table-cell office:value-type="float" office:value="4.78">
            <text:p>4,78</text:p>
          </table:table-cell>
          <table:table-cell table:style-name="ce2" office:value-type="date" office:date-value="2017-01-11">
            <text:p>2017-01-11</text:p>
          </table:table-cell>
          <table:table-cell table:style-name="ce3" office:value-type="string">
            <text:p>07:00:00</text:p>
          </table:table-cell>
          <table:table-cell office:value-type="float" office:value="-0.12">
            <text:p>-0,12</text:p>
          </table:table-cell>
          <table:table-cell office:value-type="float" office:value="-2.51046025104603">
            <text:p>-2,510460251</text:p>
          </table:table-cell>
          <table:table-cell office:value-type="float" office:value="-268.148036262247">
            <text:p>-268,1480362622</text:p>
          </table:table-cell>
          <table:table-cell office:value-type="string">
            <text:p>Asanko Gold Produces 57,178oz in Q4 2016</text:p>
          </table:table-cell>
          <table:table-cell table:number-columns-repeated="2"/>
        </table:table-row>
        <table:table-row table:style-name="ro1">
          <table:table-cell office:value-type="string">
            <text:p>IPL</text:p>
          </table:table-cell>
          <table:table-cell office:value-type="float" office:value="0.363390070662">
            <text:p>0,3633900707</text:p>
          </table:table-cell>
          <table:table-cell office:value-type="float" office:value="1.26118235176">
            <text:p>1,2611823518</text:p>
          </table:table-cell>
          <table:table-cell office:value-type="float" office:value="28.813444">
            <text:p>28,813444</text:p>
          </table:table-cell>
          <table:table-cell table:style-name="ce2" office:value-type="date" office:date-value="2017-01-10">
            <text:p>2017-01-10</text:p>
          </table:table-cell>
          <table:table-cell table:style-name="ce3" office:value-type="string">
            <text:p>18:52:03</text:p>
          </table:table-cell>
          <table:table-cell office:value-type="float" office:value="0.209999">
            <text:p>0,209999</text:p>
          </table:table-cell>
          <table:table-cell office:value-type="float" office:value="0.72882297583031">
            <text:p>0,7288229758</text:p>
          </table:table-cell>
          <table:table-cell office:value-type="float" office:value="-42.2111342730313">
            <text:p>-42,211134273</text:p>
          </table:table-cell>
          <table:table-cell office:value-type="string">
            <text:p>Canadian Natural Resources Limited -- Moody's changes CNRL's Baa3 outlook to stable</text:p>
          </table:table-cell>
          <table:table-cell table:number-columns-repeated="2"/>
        </table:table-row>
        <table:table-row table:style-name="ro1">
          <table:table-cell office:value-type="string">
            <text:p>AX-UN</text:p>
          </table:table-cell>
          <table:table-cell office:value-type="float" office:value="-0.134976537761">
            <text:p>-0,1349765378</text:p>
          </table:table-cell>
          <table:table-cell office:value-type="float" office:value="-1.06616538516">
            <text:p>-1,0661653852</text:p>
          </table:table-cell>
          <table:table-cell office:value-type="float" office:value="12.66">
            <text:p>12,66</text:p>
          </table:table-cell>
          <table:table-cell table:style-name="ce2" office:value-type="date" office:date-value="2017-01-10">
            <text:p>2017-01-10</text:p>
          </table:table-cell>
          <table:table-cell table:style-name="ce3" office:value-type="string">
            <text:p>17:00:00</text:p>
          </table:table-cell>
          <table:table-cell office:value-type="float" office:value="0.0800000000000001">
            <text:p>0,08</text:p>
          </table:table-cell>
          <table:table-cell office:value-type="float" office:value="0.631911532385467">
            <text:p>0,6319115324</text:p>
          </table:table-cell>
          <table:table-cell office:value-type="float" office:value="-159.269559974678">
            <text:p>-159,2695599747</text:p>
          </table:table-cell>
          <table:table-cell office:value-type="string">
            <text:p>Artis Real Estate Investment Trust Announces Timing of Release of 2016 Annual Results and Conference Call</text:p>
          </table:table-cell>
          <table:table-cell table:number-columns-repeated="2"/>
        </table:table-row>
        <table:table-row table:style-name="ro1">
          <table:table-cell office:value-type="string">
            <text:p>CR</text:p>
          </table:table-cell>
          <table:table-cell office:value-type="float" office:value="0.0150293830634">
            <text:p>0,0150293831</text:p>
          </table:table-cell>
          <table:table-cell office:value-type="float" office:value="0.225666412363">
            <text:p>0,2256664124</text:p>
          </table:table-cell>
          <table:table-cell office:value-type="float" office:value="6.66">
            <text:p>6,66</text:p>
          </table:table-cell>
          <table:table-cell table:style-name="ce2" office:value-type="date" office:date-value="2017-01-10">
            <text:p>2017-01-10</text:p>
          </table:table-cell>
          <table:table-cell table:style-name="ce3" office:value-type="string">
            <text:p>10:37:21</text:p>
          </table:table-cell>
          <table:table-cell office:value-type="float" office:value="0.19">
            <text:p>0,19</text:p>
          </table:table-cell>
          <table:table-cell office:value-type="float" office:value="2.85285285285286">
            <text:p>2,8528528529</text:p>
          </table:table-cell>
          <table:table-cell office:value-type="float" office:value="1164.19028112135">
            <text:p>1164,1902811214</text:p>
          </table:table-cell>
          <table:table-cell office:value-type="string">
            <text:p>Crew Energy, Inc. Ã¢â‚¬â€œ Value Analysis (TORONTO:CR) : January 10, 2017</text:p>
          </table:table-cell>
          <table:table-cell table:number-columns-repeated="2"/>
        </table:table-row>
        <table:table-row table:style-name="ro1">
          <table:table-cell office:value-type="string">
            <text:p>CGX</text:p>
          </table:table-cell>
          <table:table-cell office:value-type="float" office:value="-0.011094894802">
            <text:p>-0,0110948948</text:p>
          </table:table-cell>
          <table:table-cell office:value-type="float" office:value="-0.0215476682288">
            <text:p>-0,0215476682</text:p>
          </table:table-cell>
          <table:table-cell office:value-type="float" office:value="51.490002">
            <text:p>51,490002</text:p>
          </table:table-cell>
          <table:table-cell table:style-name="ce2" office:value-type="date" office:date-value="2017-01-10">
            <text:p>2017-01-10</text:p>
          </table:table-cell>
          <table:table-cell table:style-name="ce3" office:value-type="string">
            <text:p>09:00:00</text:p>
          </table:table-cell>
          <table:table-cell office:value-type="float" office:value="0.579998000000003">
            <text:p>0,579998</text:p>
          </table:table-cell>
          <table:table-cell office:value-type="float" office:value="1.1264283889521">
            <text:p>1,126428389</text:p>
          </table:table-cell>
          <table:table-cell office:value-type="float" office:value="-5327.6115308047">
            <text:p>-5327,6115308047</text:p>
          </table:table-cell>
          <table:table-cell office:value-type="string">
            <text:p>WorldGaming and Cineplex Launch 2017 Canadian Championship Season with Call of DutyÃ‚Â®</text:p>
          </table:table-cell>
          <table:table-cell table:number-columns-repeated="2"/>
        </table:table-row>
        <table:table-row table:style-name="ro1">
          <table:table-cell office:value-type="string">
            <text:p>BEP-UN</text:p>
          </table:table-cell>
          <table:table-cell office:value-type="float" office:value="-0.14358564026">
            <text:p>-0,1435856403</text:p>
          </table:table-cell>
          <table:table-cell office:value-type="float" office:value="-0.371406208638">
            <text:p>-0,3714062086</text:p>
          </table:table-cell>
          <table:table-cell office:value-type="float" office:value="38.66">
            <text:p>38,66</text:p>
          </table:table-cell>
          <table:table-cell table:style-name="ce2" office:value-type="date" office:date-value="2017-01-10">
            <text:p>2017-01-10</text:p>
          </table:table-cell>
          <table:table-cell table:style-name="ce3" office:value-type="string">
            <text:p>08:31:00</text:p>
          </table:table-cell>
          <table:table-cell office:value-type="float" office:value="0.600000000000001">
            <text:p>0,6</text:p>
          </table:table-cell>
          <table:table-cell office:value-type="float" office:value="1.55199172271082">
            <text:p>1,5519917227</text:p>
          </table:table-cell>
          <table:table-cell office:value-type="float" office:value="-517.869084201973">
            <text:p>-517,869084202</text:p>
          </table:table-cell>
          <table:table-cell office:value-type="string">
            <text:p>4 Cheap High-Yield Dividend Stocks You Don't Have to Babysit</text:p>
          </table:table-cell>
          <table:table-cell table:number-columns-repeated="2"/>
        </table:table-row>
        <table:table-row table:style-name="ro1">
          <table:table-cell office:value-type="string">
            <text:p>CHE-UN</text:p>
          </table:table-cell>
          <table:table-cell office:value-type="float" office:value="-0.2293871935">
            <text:p>-0,2293871935</text:p>
          </table:table-cell>
          <table:table-cell office:value-type="float" office:value="-1.21820070898">
            <text:p>-1,218200709</text:p>
          </table:table-cell>
          <table:table-cell office:value-type="float" office:value="18.83">
            <text:p>18,83</text:p>
          </table:table-cell>
          <table:table-cell table:style-name="ce2" office:value-type="date" office:date-value="2017-01-10">
            <text:p>2017-01-10</text:p>
          </table:table-cell>
          <table:table-cell table:style-name="ce3" office:value-type="string">
            <text:p>08:17:00</text:p>
          </table:table-cell>
          <table:table-cell office:value-type="float" office:value="0.0499989999999997">
            <text:p>0,049999</text:p>
          </table:table-cell>
          <table:table-cell office:value-type="float" office:value="0.265528412108336">
            <text:p>0,2655284121</text:p>
          </table:table-cell>
          <table:table-cell office:value-type="float" office:value="-121.796770446123">
            <text:p>-121,7967704461</text:p>
          </table:table-cell>
          <table:table-cell office:value-type="string">
            <text:p>IIROC Trade Resumption - CHE.UN</text:p>
          </table:table-cell>
          <table:table-cell table:number-columns-repeated="2"/>
        </table:table-row>
        <table:table-row table:style-name="ro1">
          <table:table-cell office:value-type="string">
            <text:p>DH</text:p>
          </table:table-cell>
          <table:table-cell office:value-type="float" office:value="0.92307127836">
            <text:p>0,9230712784</text:p>
          </table:table-cell>
          <table:table-cell office:value-type="float" office:value="4.03969924884">
            <text:p>4,0396992488</text:p>
          </table:table-cell>
          <table:table-cell office:value-type="float" office:value="22.85">
            <text:p>22,85</text:p>
          </table:table-cell>
          <table:table-cell table:style-name="ce2" office:value-type="date" office:date-value="2017-01-10">
            <text:p>2017-01-10</text:p>
          </table:table-cell>
          <table:table-cell table:style-name="ce3" office:value-type="string">
            <text:p>08:00:00</text:p>
          </table:table-cell>
          <table:table-cell office:value-type="float" office:value="0.190000999999999">
            <text:p>0,190001</text:p>
          </table:table-cell>
          <table:table-cell office:value-type="float" office:value="0.831514223194743">
            <text:p>0,8315142232</text:p>
          </table:table-cell>
          <table:table-cell office:value-type="float" office:value="-79.4164324625538">
            <text:p>-79,4164324626</text:p>
          </table:table-cell>
          <table:table-cell office:value-type="string">
            <text:p>D+H Accelerates the U.S. Move to Real-time Payments by Providing an Innovative Cloud Test Environment</text:p>
          </table:table-cell>
          <table:table-cell table:number-columns-repeated="2"/>
        </table:table-row>
        <table:table-row table:style-name="ro1">
          <table:table-cell office:value-type="string">
            <text:p>HBC</text:p>
          </table:table-cell>
          <table:table-cell office:value-type="float" office:value="0.417430053431">
            <text:p>0,4174300534</text:p>
          </table:table-cell>
          <table:table-cell office:value-type="float" office:value="3.5800176109">
            <text:p>3,5800176109</text:p>
          </table:table-cell>
          <table:table-cell office:value-type="float" office:value="11.66">
            <text:p>11,66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18:11:52</text:p>
          </table:table-cell>
          <table:table-cell office:value-type="float" office:value="0.470000000000001">
            <text:p>0,47</text:p>
          </table:table-cell>
          <table:table-cell office:value-type="float" office:value="4.03087478559177">
            <text:p>4,0308747856</text:p>
          </table:table-cell>
          <table:table-cell office:value-type="float" office:value="12.5937138777887">
            <text:p>12,5937138778</text:p>
          </table:table-cell>
          <table:table-cell office:value-type="string">
            <text:p>Canadian retailer Hudson's Bay cuts revenue forecast</text:p>
          </table:table-cell>
          <table:table-cell table:number-columns-repeated="2"/>
        </table:table-row>
        <table:table-row table:style-name="ro1">
          <table:table-cell office:value-type="string">
            <text:p>ECN</text:p>
          </table:table-cell>
          <table:table-cell office:value-type="float" office:value="0.0104767496661">
            <text:p>0,0104767497</text:p>
          </table:table-cell>
          <table:table-cell office:value-type="float" office:value="0.337959666649">
            <text:p>0,3379596666</text:p>
          </table:table-cell>
          <table:table-cell office:value-type="float" office:value="3.1">
            <text:p>3,1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17:24:51</text:p>
          </table:table-cell>
          <table:table-cell office:value-type="float" office:value="0.0500000000000003">
            <text:p>0,05</text:p>
          </table:table-cell>
          <table:table-cell office:value-type="float" office:value="1.61290322580646">
            <text:p>1,6129032258</text:p>
          </table:table-cell>
          <table:table-cell office:value-type="float" office:value="377.247253141755">
            <text:p>377,2472531418</text:p>
          </table:table-cell>
          <table:table-cell office:value-type="string">
            <text:p>ECN Capital Appoints Chief Financial Officer</text:p>
          </table:table-cell>
          <table:table-cell table:number-columns-repeated="2"/>
        </table:table-row>
        <table:table-row table:style-name="ro1">
          <table:table-cell office:value-type="string">
            <text:p>TOU</text:p>
          </table:table-cell>
          <table:table-cell office:value-type="float" office:value="-1.41807656305">
            <text:p>-1,4180765631</text:p>
          </table:table-cell>
          <table:table-cell office:value-type="float" office:value="-4.18929585475">
            <text:p>-4,1892958548</text:p>
          </table:table-cell>
          <table:table-cell office:value-type="float" office:value="33.849998">
            <text:p>33,849998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14:18:32</text:p>
          </table:table-cell>
          <table:table-cell office:value-type="float" office:value="0.25">
            <text:p>0,25</text:p>
          </table:table-cell>
          <table:table-cell office:value-type="float" office:value="0.738552480859822">
            <text:p>0,7385524809</text:p>
          </table:table-cell>
          <table:table-cell office:value-type="float" office:value="-117.629513561828">
            <text:p>-117,6295135618</text:p>
          </table:table-cell>
          <table:table-cell office:value-type="string">
            <text:p>ETFs with exposure to Tourmaline Oil Corp. : January 9, 2017</text:p>
          </table:table-cell>
          <table:table-cell table:number-columns-repeated="2"/>
        </table:table-row>
        <table:table-row table:style-name="ro1">
          <table:table-cell office:value-type="string">
            <text:p>RRX</text:p>
          </table:table-cell>
          <table:table-cell office:value-type="float" office:value="-0.372745432758">
            <text:p>-0,3727454328</text:p>
          </table:table-cell>
          <table:table-cell office:value-type="float" office:value="-3.6365408074">
            <text:p>-3,6365408074</text:p>
          </table:table-cell>
          <table:table-cell office:value-type="float" office:value="10.25">
            <text:p>10,25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14:03:52</text:p>
          </table:table-cell>
          <table:table-cell office:value-type="float" office:value="0.49">
            <text:p>0,49</text:p>
          </table:table-cell>
          <table:table-cell office:value-type="float" office:value="4.78048780487805">
            <text:p>4,7804878049</text:p>
          </table:table-cell>
          <table:table-cell office:value-type="float" office:value="-231.457009781291">
            <text:p>-231,4570097813</text:p>
          </table:table-cell>
          <table:table-cell office:value-type="string">
            <text:p>ETFs with exposure to Raging River Exploration, Inc. : January 9, 2017</text:p>
          </table:table-cell>
          <table:table-cell table:number-columns-repeated="2"/>
        </table:table-row>
        <table:table-row table:style-name="ro1">
          <table:table-cell office:value-type="string">
            <text:p>GEI</text:p>
          </table:table-cell>
          <table:table-cell office:value-type="float" office:value="-0.0909291938687">
            <text:p>-0,0909291939</text:p>
          </table:table-cell>
          <table:table-cell office:value-type="float" office:value="-0.474083388262">
            <text:p>-0,4740833883</text:p>
          </table:table-cell>
          <table:table-cell office:value-type="float" office:value="19.18">
            <text:p>19,18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13:22:34</text:p>
          </table:table-cell>
          <table:table-cell office:value-type="float" office:value="0.360001">
            <text:p>0,360001</text:p>
          </table:table-cell>
          <table:table-cell office:value-type="float" office:value="1.87696037539103">
            <text:p>1,8769603754</text:p>
          </table:table-cell>
          <table:table-cell office:value-type="float" office:value="-495.913550624715">
            <text:p>-495,9135506247</text:p>
          </table:table-cell>
          <table:table-cell office:value-type="string">
            <text:p>ETFs with exposure to Gibson Energy, Inc. : January 9, 2017</text:p>
          </table:table-cell>
          <table:table-cell table:number-columns-repeated="2"/>
        </table:table-row>
        <table:table-row table:style-name="ro1">
          <table:table-cell office:value-type="string">
            <text:p>CUF-UN</text:p>
          </table:table-cell>
          <table:table-cell office:value-type="float" office:value="-0.0554953976934">
            <text:p>-0,0554953977</text:p>
          </table:table-cell>
          <table:table-cell office:value-type="float" office:value="-0.371703936325">
            <text:p>-0,3717039363</text:p>
          </table:table-cell>
          <table:table-cell office:value-type="float" office:value="14.93">
            <text:p>14,93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12:09:00</text:p>
          </table:table-cell>
          <table:table-cell office:value-type="float" office:value="0.0899999999999999">
            <text:p>0,09</text:p>
          </table:table-cell>
          <table:table-cell office:value-type="float" office:value="0.602813127930341">
            <text:p>0,6028131279</text:p>
          </table:table-cell>
          <table:table-cell office:value-type="float" office:value="-262.175610484369">
            <text:p>-262,1756104844</text:p>
          </table:table-cell>
          <table:table-cell office:value-type="string">
            <text:p>Cominar Real Estate Investment Trust to Announce its Fourth Quarter and Year-End 2016 Results on March 9, 2017</text:p>
          </table:table-cell>
          <table:table-cell table:number-columns-repeated="2"/>
        </table:table-row>
        <table:table-row table:style-name="ro1">
          <table:table-cell office:value-type="string">
            <text:p>CMG</text:p>
          </table:table-cell>
          <table:table-cell office:value-type="float" office:value="-0.102530140228">
            <text:p>-0,1025301402</text:p>
          </table:table-cell>
          <table:table-cell office:value-type="float" office:value="-1.09657903987">
            <text:p>-1,0965790399</text:p>
          </table:table-cell>
          <table:table-cell office:value-type="float" office:value="9.35">
            <text:p>9,35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08:15:00</text:p>
          </table:table-cell>
          <table:table-cell office:value-type="float" office:value="0.0700000000000003">
            <text:p>0,07</text:p>
          </table:table-cell>
          <table:table-cell office:value-type="float" office:value="0.748663101604281">
            <text:p>0,7486631016</text:p>
          </table:table-cell>
          <table:table-cell office:value-type="float" office:value="-168.272607298048">
            <text:p>-168,272607298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2"/>
        </table:table-row>
        <table:table-row table:style-name="ro1">
          <table:table-cell office:value-type="string">
            <text:p>RKN</text:p>
          </table:table-cell>
          <table:table-cell office:value-type="float" office:value="0.011911935113">
            <text:p>0,0119119351</text:p>
          </table:table-cell>
          <table:table-cell office:value-type="float" office:value="0.758721981722">
            <text:p>0,7587219817</text:p>
          </table:table-cell>
          <table:table-cell office:value-type="float" office:value="1.57">
            <text:p>1,57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08:15:00</text:p>
          </table:table-cell>
          <table:table-cell office:value-type="float" office:value="0.01">
            <text:p>0,01</text:p>
          </table:table-cell>
          <table:table-cell office:value-type="float" office:value="0.636942675159236">
            <text:p>0,6369426752</text:p>
          </table:table-cell>
          <table:table-cell office:value-type="float" office:value="-16.0505836781583">
            <text:p>-16,0505836782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2"/>
        </table:table-row>
        <table:table-row table:style-name="ro1">
          <table:table-cell office:value-type="string">
            <text:p>GUY</text:p>
          </table:table-cell>
          <table:table-cell office:value-type="float" office:value="-0.0185493834984">
            <text:p>-0,0185493835</text:p>
          </table:table-cell>
          <table:table-cell office:value-type="float" office:value="-0.283196694631">
            <text:p>-0,2831966946</text:p>
          </table:table-cell>
          <table:table-cell office:value-type="float" office:value="6.55">
            <text:p>6,55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07:30:00</text:p>
          </table:table-cell>
          <table:table-cell office:value-type="float" office:value="-0.220000000000001">
            <text:p>-0,22</text:p>
          </table:table-cell>
          <table:table-cell office:value-type="float" office:value="-3.35877862595421">
            <text:p>-3,358778626</text:p>
          </table:table-cell>
          <table:table-cell office:value-type="float" office:value="1086.02324448668">
            <text:p>1086,0232444867</text:p>
          </table:table-cell>
          <table:table-cell office:value-type="string">
            <text:p>Guyana Goldfields Inc. Reports 156,000 Ounces of Gold Sold in 2016</text:p>
          </table:table-cell>
          <table:table-cell table:number-columns-repeated="2"/>
        </table:table-row>
        <table:table-row table:style-name="ro1">
          <table:table-cell office:value-type="string">
            <text:p>THO</text:p>
          </table:table-cell>
          <table:table-cell office:value-type="float" office:value="0.263859436015">
            <text:p>0,263859436</text:p>
          </table:table-cell>
          <table:table-cell office:value-type="float" office:value="2.07733385852">
            <text:p>2,0773338585</text:p>
          </table:table-cell>
          <table:table-cell office:value-type="float" office:value="12.701831">
            <text:p>12,701831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07:00:00</text:p>
          </table:table-cell>
          <table:table-cell office:value-type="float" office:value="-0.289999999999999">
            <text:p>-0,29</text:p>
          </table:table-cell>
          <table:table-cell office:value-type="float" office:value="-2.28313539992777">
            <text:p>-2,2831353999</text:p>
          </table:table-cell>
          <table:table-cell office:value-type="float" office:value="-209.907003660659">
            <text:p>-209,9070036607</text:p>
          </table:table-cell>
          <table:table-cell office:value-type="string">
            <text:p>Tahoe Resources Reports 2016 Exploration Results</text:p>
          </table:table-cell>
          <table:table-cell table:number-columns-repeated="2"/>
        </table:table-row>
        <table:table-row table:style-name="ro1">
          <table:table-cell office:value-type="string">
            <text:p>TXG</text:p>
          </table:table-cell>
          <table:table-cell office:value-type="float" office:value="0.787952115517">
            <text:p>0,7879521155</text:p>
          </table:table-cell>
          <table:table-cell office:value-type="float" office:value="3.05053083824">
            <text:p>3,0505308382</text:p>
          </table:table-cell>
          <table:table-cell office:value-type="float" office:value="25.83">
            <text:p>25,83</text:p>
          </table:table-cell>
          <table:table-cell table:style-name="ce2" office:value-type="date" office:date-value="2017-01-09">
            <text:p>2017-01-09</text:p>
          </table:table-cell>
          <table:table-cell table:style-name="ce3" office:value-type="string">
            <text:p>06:00:00</text:p>
          </table:table-cell>
          <table:table-cell office:value-type="float" office:value="-0.929998000000001">
            <text:p>-0,929998</text:p>
          </table:table-cell>
          <table:table-cell office:value-type="float" office:value="-3.60045683313976">
            <text:p>-3,6004568331</text:p>
          </table:table-cell>
          <table:table-cell office:value-type="float" office:value="-218.027222934708">
            <text:p>-218,0272229347</text:p>
          </table:table-cell>
          <table:table-cell office:value-type="string">
            <text:p>Torex Poured 279,937 Ounces of Gold in 2016 and Provides 2017 Outlook</text:p>
          </table:table-cell>
          <table:table-cell table:number-columns-repeated="2"/>
        </table:table-row>
        <table:table-row table:style-name="ro1">
          <table:table-cell office:value-type="string">
            <text:p>CCL-B</text:p>
          </table:table-cell>
          <table:table-cell office:value-type="float" office:value="-0.950737577783">
            <text:p>-0,9507375778</text:p>
          </table:table-cell>
          <table:table-cell office:value-type="float" office:value="-0.368617237044">
            <text:p>-0,368617237</text:p>
          </table:table-cell>
          <table:table-cell office:value-type="float" office:value="257.92">
            <text:p>257,92</text:p>
          </table:table-cell>
          <table:table-cell table:style-name="ce2" office:value-type="date" office:date-value="2017-01-06">
            <text:p>2017-01-06</text:p>
          </table:table-cell>
          <table:table-cell table:style-name="ce3" office:value-type="string">
            <text:p>15:55:07</text:p>
          </table:table-cell>
          <table:table-cell office:value-type="float" office:value="4.78000000000003">
            <text:p>4,78</text:p>
          </table:table-cell>
          <table:table-cell office:value-type="float" office:value="1.85328784119108">
            <text:p>1,8532878412</text:p>
          </table:table-cell>
          <table:table-cell office:value-type="float" office:value="-602.76754718651">
            <text:p>-602,7675471865</text:p>
          </table:table-cell>
          <table:table-cell office:value-type="string">
            <text:p>ccl-industries-inc-announces-appointment-of-two-new-directors</text:p>
          </table:table-cell>
          <table:table-cell table:number-columns-repeated="2"/>
        </table:table-row>
        <table:table-row table:style-name="ro1">
          <table:table-cell office:value-type="string">
            <text:p>BAD</text:p>
          </table:table-cell>
          <table:table-cell office:value-type="float" office:value="-0.194238890541">
            <text:p>-0,1942388905</text:p>
          </table:table-cell>
          <table:table-cell office:value-type="float" office:value="-0.594002705201">
            <text:p>-0,5940027052</text:p>
          </table:table-cell>
          <table:table-cell office:value-type="float" office:value="32.700001">
            <text:p>32,700001</text:p>
          </table:table-cell>
          <table:table-cell table:style-name="ce2" office:value-type="date" office:date-value="2017-01-06">
            <text:p>2017-01-06</text:p>
          </table:table-cell>
          <table:table-cell table:style-name="ce3" office:value-type="string">
            <text:p>11:23:51</text:p>
          </table:table-cell>
          <table:table-cell office:value-type="float" office:value="0.599998999999997">
            <text:p>0,599999</text:p>
          </table:table-cell>
          <table:table-cell office:value-type="float" office:value="1.83485927110521">
            <text:p>1,8348592711</text:p>
          </table:table-cell>
          <table:table-cell office:value-type="float" office:value="-408.897460405">
            <text:p>-408,897460405</text:p>
          </table:table-cell>
          <table:table-cell office:value-type="string">
            <text:p>ETFs with exposure to Badger Daylighting Ltd. : January 6, 2017</text:p>
          </table:table-cell>
          <table:table-cell table:number-columns-repeated="2"/>
        </table:table-row>
        <table:table-row table:style-name="ro1">
          <table:table-cell office:value-type="string">
            <text:p>TRI</text:p>
          </table:table-cell>
          <table:table-cell office:value-type="float" office:value="0.00381136349001">
            <text:p>0,0038113635</text:p>
          </table:table-cell>
          <table:table-cell office:value-type="float" office:value="0.00643376664642">
            <text:p>0,0064337666</text:p>
          </table:table-cell>
          <table:table-cell office:value-type="float" office:value="59.240002">
            <text:p>59,240002</text:p>
          </table:table-cell>
          <table:table-cell table:style-name="ce2" office:value-type="date" office:date-value="2017-01-06">
            <text:p>2017-01-06</text:p>
          </table:table-cell>
          <table:table-cell table:style-name="ce3" office:value-type="string">
            <text:p>10:21:19</text:p>
          </table:table-cell>
          <table:table-cell office:value-type="float" office:value="-0.260002">
            <text:p>-0,260002</text:p>
          </table:table-cell>
          <table:table-cell office:value-type="float" office:value="-0.438896001387711">
            <text:p>-0,4388960014</text:p>
          </table:table-cell>
          <table:table-cell office:value-type="float" office:value="-6921.75816296435">
            <text:p>-6921,7581629644</text:p>
          </table:table-cell>
          <table:table-cell office:value-type="string">
            <text:p>Thomson Reuters daily spot FX volumes hit multi-year low</text:p>
          </table:table-cell>
          <table:table-cell table:number-columns-repeated="2"/>
        </table:table-row>
        <table:table-row table:style-name="ro1">
          <table:table-cell office:value-type="string">
            <text:p>CIX</text:p>
          </table:table-cell>
          <table:table-cell office:value-type="float" office:value="-0.206149915978">
            <text:p>-0,206149916</text:p>
          </table:table-cell>
          <table:table-cell office:value-type="float" office:value="-0.702145466474">
            <text:p>-0,7021454665</text:p>
          </table:table-cell>
          <table:table-cell office:value-type="float" office:value="29.360001">
            <text:p>29,360001</text:p>
          </table:table-cell>
          <table:table-cell table:style-name="ce2" office:value-type="date" office:date-value="2017-01-06">
            <text:p>2017-01-06</text:p>
          </table:table-cell>
          <table:table-cell table:style-name="ce3" office:value-type="string">
            <text:p>10:03:00</text:p>
          </table:table-cell>
          <table:table-cell office:value-type="float" office:value="0.210001000000002">
            <text:p>0,210001</text:p>
          </table:table-cell>
          <table:table-cell office:value-type="float" office:value="0.715262237218595">
            <text:p>0,7152622372</text:p>
          </table:table-cell>
          <table:table-cell office:value-type="float" office:value="-201.86809875897">
            <text:p>-201,868098759</text:p>
          </table:table-cell>
          <table:table-cell office:value-type="string">
            <text:p>Skylon Growth &amp; Income Trust Announces Indicative Distribution For Next Twelve Months</text:p>
          </table:table-cell>
          <table:table-cell table:number-columns-repeated="2"/>
        </table:table-row>
        <table:table-row table:style-name="ro1">
          <table:table-cell office:value-type="string">
            <text:p>MAG</text:p>
          </table:table-cell>
          <table:table-cell office:value-type="float" office:value="-1.14449929288">
            <text:p>-1,1444992929</text:p>
          </table:table-cell>
          <table:table-cell office:value-type="float" office:value="-6.74425079744">
            <text:p>-6,7442507974</text:p>
          </table:table-cell>
          <table:table-cell office:value-type="float" office:value="16.969999">
            <text:p>16,969999</text:p>
          </table:table-cell>
          <table:table-cell table:style-name="ce2" office:value-type="date" office:date-value="2017-01-06">
            <text:p>2017-01-06</text:p>
          </table:table-cell>
          <table:table-cell table:style-name="ce3" office:value-type="string">
            <text:p>08:35:01</text:p>
          </table:table-cell>
          <table:table-cell office:value-type="float" office:value="-0.370000999999999">
            <text:p>-0,370001</text:p>
          </table:table-cell>
          <table:table-cell office:value-type="float" office:value="-2.18032422983642">
            <text:p>-2,1803242298</text:p>
          </table:table-cell>
          <table:table-cell office:value-type="float" office:value="-67.6713649102453">
            <text:p>-67,6713649102</text:p>
          </table:table-cell>
          <table:table-cell office:value-type="string">
            <text:p>MAG Silver (MAG) Catches Eye: Stock Adds 7.6% in Session</text:p>
          </table:table-cell>
          <table:table-cell table:number-columns-repeated="2"/>
        </table:table-row>
        <table:table-row table:style-name="ro1">
          <table:table-cell office:value-type="string">
            <text:p>ARE</text:p>
          </table:table-cell>
          <table:table-cell office:value-type="float" office:value="-0.127235862627">
            <text:p>-0,1272358626</text:p>
          </table:table-cell>
          <table:table-cell office:value-type="float" office:value="-0.843180004154">
            <text:p>-0,8431800042</text:p>
          </table:table-cell>
          <table:table-cell office:value-type="float" office:value="15.09">
            <text:p>15,09</text:p>
          </table:table-cell>
          <table:table-cell table:style-name="ce2" office:value-type="date" office:date-value="2017-01-05">
            <text:p>2017-01-05</text:p>
          </table:table-cell>
          <table:table-cell table:style-name="ce3" office:value-type="string">
            <text:p>10:37:00</text:p>
          </table:table-cell>
          <table:table-cell office:value-type="float" office:value="0.620000000000001">
            <text:p>0,62</text:p>
          </table:table-cell>
          <table:table-cell office:value-type="float" office:value="4.10868124585819">
            <text:p>4,1086812459</text:p>
          </table:table-cell>
          <table:table-cell office:value-type="float" office:value="-587.283999337176">
            <text:p>-587,2839993372</text:p>
          </table:table-cell>
          <table:table-cell office:value-type="string">
            <text:p>Aecon Group, Inc. Ã¢â‚¬â€œ Value Analysis (TORONTO:ARE) : January 5, 2017</text:p>
          </table:table-cell>
          <table:table-cell table:number-columns-repeated="2"/>
        </table:table-row>
        <table:table-row table:style-name="ro1">
          <table:table-cell office:value-type="string">
            <text:p>WSP</text:p>
          </table:table-cell>
          <table:table-cell office:value-type="float" office:value="-0.858821143586">
            <text:p>-0,8588211436</text:p>
          </table:table-cell>
          <table:table-cell office:value-type="float" office:value="-1.87066247786">
            <text:p>-1,8706624779</text:p>
          </table:table-cell>
          <table:table-cell office:value-type="float" office:value="45.91">
            <text:p>45,91</text:p>
          </table:table-cell>
          <table:table-cell table:style-name="ce2" office:value-type="date" office:date-value="2017-01-05">
            <text:p>2017-01-05</text:p>
          </table:table-cell>
          <table:table-cell table:style-name="ce3" office:value-type="string">
            <text:p>09:30:14</text:p>
          </table:table-cell>
          <table:table-cell office:value-type="float" office:value="0.649998000000004">
            <text:p>0,649998</text:p>
          </table:table-cell>
          <table:table-cell office:value-type="float" office:value="1.4158091918972">
            <text:p>1,4158091919</text:p>
          </table:table-cell>
          <table:table-cell office:value-type="float" office:value="-175.684908884048">
            <text:p>-175,684908884</text:p>
          </table:table-cell>
          <table:table-cell office:value-type="string">
            <text:p>WSP Global, Inc. breached its 50 day moving average in a Bullish Manner : WSP-CA : January 5, 2017</text:p>
          </table:table-cell>
          <table:table-cell table:number-columns-repeated="2"/>
        </table:table-row>
        <table:table-row table:style-name="ro1">
          <table:table-cell office:value-type="string">
            <text:p>GWO</text:p>
          </table:table-cell>
          <table:table-cell office:value-type="float" office:value="-0.190299921124">
            <text:p>-0,1902999211</text:p>
          </table:table-cell>
          <table:table-cell office:value-type="float" office:value="-0.532754523505">
            <text:p>-0,5327545235</text:p>
          </table:table-cell>
          <table:table-cell office:value-type="float" office:value="35.720001">
            <text:p>35,720001</text:p>
          </table:table-cell>
          <table:table-cell table:style-name="ce2" office:value-type="date" office:date-value="2017-01-05">
            <text:p>2017-01-05</text:p>
          </table:table-cell>
          <table:table-cell table:style-name="ce3" office:value-type="string">
            <text:p>08:24:00</text:p>
          </table:table-cell>
          <table:table-cell office:value-type="float" office:value="0.310001999999997">
            <text:p>0,310002</text:p>
          </table:table-cell>
          <table:table-cell office:value-type="float" office:value="0.867866717025">
            <text:p>0,867866717</text:p>
          </table:table-cell>
          <table:table-cell office:value-type="float" office:value="-262.901801623974">
            <text:p>-262,901801624</text:p>
          </table:table-cell>
          <table:table-cell office:value-type="string">
            <text:p>Great-West Lifeco announces Normal Course Issuer Bid</text:p>
          </table:table-cell>
          <table:table-cell table:number-columns-repeated="2"/>
        </table:table-row>
        <table:table-row table:style-name="ro1">
          <table:table-cell office:value-type="string">
            <text:p>BEI-UN</text:p>
          </table:table-cell>
          <table:table-cell office:value-type="float" office:value="1.0361425689">
            <text:p>1,0361425689</text:p>
          </table:table-cell>
          <table:table-cell office:value-type="float" office:value="2.08353623346">
            <text:p>2,0835362335</text:p>
          </table:table-cell>
          <table:table-cell office:value-type="float" office:value="49.73">
            <text:p>49,73</text:p>
          </table:table-cell>
          <table:table-cell table:style-name="ce2" office:value-type="date" office:date-value="2017-01-05">
            <text:p>2017-01-05</text:p>
          </table:table-cell>
          <table:table-cell table:style-name="ce3" office:value-type="string">
            <text:p>08:15:00</text:p>
          </table:table-cell>
          <table:table-cell office:value-type="float" office:value="0.450001">
            <text:p>0,450001</text:p>
          </table:table-cell>
          <table:table-cell office:value-type="float" office:value="0.904888397345667">
            <text:p>0,9048883973</text:p>
          </table:table-cell>
          <table:table-cell office:value-type="float" office:value="-56.5695867048745">
            <text:p>-56,5695867049</text:p>
          </table:table-cell>
          <table:table-cell office:value-type="string">
            <text:p>Research Reports Initiated on Real Estate Stocks Chartwell Retirement Residences, Boardwalk REIT, Northview Apartment REIT, and Killam Apartment REIT</text:p>
          </table:table-cell>
          <table:table-cell table:number-columns-repeated="2"/>
        </table:table-row>
        <table:table-row table:style-name="ro1">
          <table:table-cell office:value-type="string">
            <text:p>IGM</text:p>
          </table:table-cell>
          <table:table-cell office:value-type="float" office:value="-0.383821717186">
            <text:p>-0,3838217172</text:p>
          </table:table-cell>
          <table:table-cell office:value-type="float" office:value="-0.971454661137">
            <text:p>-0,9714546611</text:p>
          </table:table-cell>
          <table:table-cell office:value-type="float" office:value="39.509998">
            <text:p>39,509998</text:p>
          </table:table-cell>
          <table:table-cell table:style-name="ce2" office:value-type="date" office:date-value="2017-01-05">
            <text:p>2017-01-05</text:p>
          </table:table-cell>
          <table:table-cell table:style-name="ce3" office:value-type="string">
            <text:p>07:44:06</text:p>
          </table:table-cell>
          <table:table-cell office:value-type="float" office:value="0.859996000000002">
            <text:p>0,859996</text:p>
          </table:table-cell>
          <table:table-cell office:value-type="float" office:value="2.17665412182507">
            <text:p>2,1766541218</text:p>
          </table:table-cell>
          <table:table-cell office:value-type="float" office:value="-324.061318443648">
            <text:p>-324,0613184436</text:p>
          </table:table-cell>
          <table:table-cell office:value-type="string">
            <text:p>IGM Financial Inc. acquires additional 3.9% interest in market-leading China Asset Management Co., Ltd.</text:p>
          </table:table-cell>
          <table:table-cell table:number-columns-repeated="2"/>
        </table:table-row>
        <table:table-row table:style-name="ro1">
          <table:table-cell office:value-type="string">
            <text:p>MCB</text:p>
          </table:table-cell>
          <table:table-cell office:value-type="float" office:value="0.178886873198">
            <text:p>0,1788868732</text:p>
          </table:table-cell>
          <table:table-cell office:value-type="float" office:value="9.31702464574">
            <text:p>9,3170246457</text:p>
          </table:table-cell>
          <table:table-cell office:value-type="float" office:value="1.92">
            <text:p>1,92</text:p>
          </table:table-cell>
          <table:table-cell table:style-name="ce2" office:value-type="date" office:date-value="2017-01-04">
            <text:p>2017-01-04</text:p>
          </table:table-cell>
          <table:table-cell table:style-name="ce3" office:value-type="string">
            <text:p>11:13:12</text:p>
          </table:table-cell>
          <table:table-cell office:value-type="float" office:value="0.01">
            <text:p>0,01</text:p>
          </table:table-cell>
          <table:table-cell office:value-type="float" office:value="0.520833333333334">
            <text:p>0,5208333333</text:p>
          </table:table-cell>
          <table:table-cell office:value-type="float" office:value="-94.4098748995788">
            <text:p>-94,4098748996</text:p>
          </table:table-cell>
          <table:table-cell office:value-type="string">
            <text:p>McCoy Global Inc. Announces Strategic Asset Acquisition of 3PS Inc.</text:p>
          </table:table-cell>
          <table:table-cell table:number-columns-repeated="2"/>
        </table:table-row>
        <table:table-row table:style-name="ro1">
          <table:table-cell office:value-type="string">
            <text:p>LB</text:p>
          </table:table-cell>
          <table:table-cell office:value-type="float" office:value="0.396849382336">
            <text:p>0,3968493823</text:p>
          </table:table-cell>
          <table:table-cell office:value-type="float" office:value="0.680585449374">
            <text:p>0,6805854494</text:p>
          </table:table-cell>
          <table:table-cell office:value-type="float" office:value="58.310001">
            <text:p>58,310001</text:p>
          </table:table-cell>
          <table:table-cell table:style-name="ce2" office:value-type="date" office:date-value="2017-01-04">
            <text:p>2017-01-04</text:p>
          </table:table-cell>
          <table:table-cell table:style-name="ce3" office:value-type="string">
            <text:p>10:00:00</text:p>
          </table:table-cell>
          <table:table-cell office:value-type="float" office:value="1.740002">
            <text:p>1,740002</text:p>
          </table:table-cell>
          <table:table-cell office:value-type="float" office:value="2.98405414193012">
            <text:p>2,9840541419</text:p>
          </table:table-cell>
          <table:table-cell office:value-type="float" office:value="338.454002311333">
            <text:p>338,4540023113</text:p>
          </table:table-cell>
          <table:table-cell office:value-type="string">
            <text:p>StÃƒÂ©phane Therrien, Executive Vice President at Laurentian Bank, to Speak at the RBC Capital Markets Canadian Bank CEO Conference</text:p>
          </table:table-cell>
          <table:table-cell table:number-columns-repeated="2"/>
        </table:table-row>
        <table:table-row table:style-name="ro1">
          <table:table-cell office:value-type="string">
            <text:p>OGC</text:p>
          </table:table-cell>
          <table:table-cell office:value-type="float" office:value="-0.00819717554837">
            <text:p>-0,0081971755</text:p>
          </table:table-cell>
          <table:table-cell office:value-type="float" office:value="-0.201900875576">
            <text:p>-0,2019008756</text:p>
          </table:table-cell>
          <table:table-cell office:value-type="float" office:value="4.06">
            <text:p>4,06</text:p>
          </table:table-cell>
          <table:table-cell table:style-name="ce2" office:value-type="date" office:date-value="2017-01-04">
            <text:p>2017-01-04</text:p>
          </table:table-cell>
          <table:table-cell table:style-name="ce3" office:value-type="string">
            <text:p>08:15:00</text:p>
          </table:table-cell>
          <table:table-cell office:value-type="float" office:value="0.0499999999999998">
            <text:p>0,05</text:p>
          </table:table-cell>
          <table:table-cell office:value-type="float" office:value="1.23152709359605">
            <text:p>1,2315270936</text:p>
          </table:table-cell>
          <table:table-cell office:value-type="float" office:value="-709.966197563529">
            <text:p>-709,9661975635</text:p>
          </table:table-cell>
          <table:table-cell office:value-type="string">
            <text:p>Research Reports Initiated on Metals and Mining Stocks New Gold, Silver Wheaton, and OceanaGold</text:p>
          </table:table-cell>
          <table:table-cell table:number-columns-repeated="2"/>
        </table:table-row>
        <table:table-row table:style-name="ro1">
          <table:table-cell office:value-type="string">
            <text:p>BYD-UN</text:p>
          </table:table-cell>
          <table:table-cell office:value-type="float" office:value="0.401427286982">
            <text:p>0,401427287</text:p>
          </table:table-cell>
          <table:table-cell office:value-type="float" office:value="0.467863954483">
            <text:p>0,4678639545</text:p>
          </table:table-cell>
          <table:table-cell office:value-type="float" office:value="85.800003">
            <text:p>85,800003</text:p>
          </table:table-cell>
          <table:table-cell table:style-name="ce2" office:value-type="date" office:date-value="2017-01-04">
            <text:p>2017-01-04</text:p>
          </table:table-cell>
          <table:table-cell table:style-name="ce3" office:value-type="string">
            <text:p>07:00:00</text:p>
          </table:table-cell>
          <table:table-cell office:value-type="float" office:value="0.190002000000007">
            <text:p>0,190002</text:p>
          </table:table-cell>
          <table:table-cell office:value-type="float" office:value="0.221447544704639">
            <text:p>0,2214475447</text:p>
          </table:table-cell>
          <table:table-cell office:value-type="float" office:value="-52.6683894788332">
            <text:p>-52,6683894788</text:p>
          </table:table-cell>
          <table:table-cell office:value-type="string">
            <text:p>Boyd Group Income Fund appoints Tim O'Day as President and Chief Operating Officer</text:p>
          </table:table-cell>
          <table:table-cell table:number-columns-repeated="2"/>
        </table:table-row>
        <table:table-row table:style-name="ro1">
          <table:table-cell office:value-type="string">
            <text:p>EFX</text:p>
          </table:table-cell>
          <table:table-cell office:value-type="float" office:value="0.363832390993">
            <text:p>0,363832391</text:p>
          </table:table-cell>
          <table:table-cell office:value-type="float" office:value="2.13391444183">
            <text:p>2,1339144418</text:p>
          </table:table-cell>
          <table:table-cell office:value-type="float" office:value="17.049999">
            <text:p>17,049999</text:p>
          </table:table-cell>
          <table:table-cell table:style-name="ce2" office:value-type="date" office:date-value="2017-01-03">
            <text:p>2017-01-03</text:p>
          </table:table-cell>
          <table:table-cell table:style-name="ce3" office:value-type="string">
            <text:p>14:01:03</text:p>
          </table:table-cell>
          <table:table-cell office:value-type="float" office:value="0.16">
            <text:p>0,16</text:p>
          </table:table-cell>
          <table:table-cell office:value-type="float" office:value="0.93841647732648">
            <text:p>0,9384164773</text:p>
          </table:table-cell>
          <table:table-cell office:value-type="float" office:value="-56.0237065305495">
            <text:p>-56,0237065305</text:p>
          </table:table-cell>
          <table:table-cell office:value-type="string">
            <text:p>ETFs with exposure to Enerflex Ltd. : January 3, 2017</text:p>
          </table:table-cell>
          <table:table-cell table:number-columns-repeated="2"/>
        </table:table-row>
        <table:table-row table:style-name="ro1">
          <table:table-cell office:value-type="string">
            <text:p>ATA</text:p>
          </table:table-cell>
          <table:table-cell office:value-type="float" office:value="-0.13595861968">
            <text:p>-0,1359586197</text:p>
          </table:table-cell>
          <table:table-cell office:value-type="float" office:value="-1.08593146709">
            <text:p>-1,0859314671</text:p>
          </table:table-cell>
          <table:table-cell office:value-type="float" office:value="12.52">
            <text:p>12,52</text:p>
          </table:table-cell>
          <table:table-cell table:style-name="ce2" office:value-type="date" office:date-value="2017-01-03">
            <text:p>2017-01-03</text:p>
          </table:table-cell>
          <table:table-cell table:style-name="ce3" office:value-type="string">
            <text:p>13:35:56</text:p>
          </table:table-cell>
          <table:table-cell office:value-type="float" office:value="0.15">
            <text:p>0,15</text:p>
          </table:table-cell>
          <table:table-cell office:value-type="float" office:value="1.19808306709265">
            <text:p>1,1980830671</text:p>
          </table:table-cell>
          <table:table-cell office:value-type="float" office:value="-210.327686727807">
            <text:p>-210,3276867278</text:p>
          </table:table-cell>
          <table:table-cell office:value-type="string">
            <text:p>ETFs with exposure to ATS Automation Tooling Systems, Inc. : January 3, 2017</text:p>
          </table:table-cell>
          <table:table-cell table:number-columns-repeated="2"/>
        </table:table-row>
        <table:table-row table:style-name="ro1">
          <table:table-cell office:value-type="string">
            <text:p>ATD-B</text:p>
          </table:table-cell>
          <table:table-cell office:value-type="float" office:value="0.210110384829">
            <text:p>0,2101103848</text:p>
          </table:table-cell>
          <table:table-cell office:value-type="float" office:value="0.345122182702">
            <text:p>0,3451221827</text:p>
          </table:table-cell>
          <table:table-cell office:value-type="float" office:value="60.88">
            <text:p>60,88</text:p>
          </table:table-cell>
          <table:table-cell table:style-name="ce2" office:value-type="date" office:date-value="2017-01-03">
            <text:p>2017-01-03</text:p>
          </table:table-cell>
          <table:table-cell table:style-name="ce3" office:value-type="string">
            <text:p>12:32:23</text:p>
          </table:table-cell>
          <table:table-cell office:value-type="float" office:value="0.420000000000002">
            <text:p>0,42</text:p>
          </table:table-cell>
          <table:table-cell office:value-type="float" office:value="0.689881734559793">
            <text:p>0,6898817346</text:p>
          </table:table-cell>
          <table:table-cell office:value-type="float" office:value="99.8949268223092">
            <text:p>99,8949268223</text:p>
          </table:table-cell>
          <table:table-cell office:value-type="string">
            <text:p>ETFs with exposure to Alimentation Couche-Tard, Inc. : January 3, 2017</text:p>
          </table:table-cell>
          <table:table-cell table:number-columns-repeated="2"/>
        </table:table-row>
        <table:table-row table:style-name="ro1">
          <table:table-cell office:value-type="string">
            <text:p>GAS</text:p>
          </table:table-cell>
          <table:table-cell office:value-type="float" office:value="0.271178333844">
            <text:p>0,2711783338</text:p>
          </table:table-cell>
          <table:table-cell office:value-type="float" office:value="2.24671361926">
            <text:p>2,2467136193</text:p>
          </table:table-cell>
          <table:table-cell office:value-type="float" office:value="12.07">
            <text:p>12,07</text:p>
          </table:table-cell>
          <table:table-cell table:style-name="ce2" office:value-type="date" office:date-value="2016-12-30">
            <text:p>2016-12-30</text:p>
          </table:table-cell>
          <table:table-cell table:style-name="ce3" office:value-type="string">
            <text:p>19:21:00</text:p>
          </table:table-cell>
          <table:table-cell office:value-type="float" office:value="0.0399999999999992">
            <text:p>0,04</text:p>
          </table:table-cell>
          <table:table-cell office:value-type="float" office:value="0.331400165700076">
            <text:p>0,3314001657</text:p>
          </table:table-cell>
          <table:table-cell office:value-type="float" office:value="-85.2495590510524">
            <text:p>-85,2495590511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2"/>
        </table:table-row>
        <table:table-row table:style-name="ro1">
          <table:table-cell office:value-type="string">
            <text:p>TCL-A</text:p>
          </table:table-cell>
          <table:table-cell office:value-type="float" office:value="0.0718763824623">
            <text:p>0,0718763825</text:p>
          </table:table-cell>
          <table:table-cell office:value-type="float" office:value="0.319096037569">
            <text:p>0,3190960376</text:p>
          </table:table-cell>
          <table:table-cell office:value-type="float" office:value="22.525">
            <text:p>22,525</text:p>
          </table:table-cell>
          <table:table-cell table:style-name="ce2" office:value-type="date" office:date-value="2016-12-30">
            <text:p>2016-12-30</text:p>
          </table:table-cell>
          <table:table-cell table:style-name="ce3" office:value-type="string">
            <text:p>10:23:08</text:p>
          </table:table-cell>
          <table:table-cell office:value-type="float" office:value="-0.0899999999999999">
            <text:p>-0,09</text:p>
          </table:table-cell>
          <table:table-cell office:value-type="float" office:value="-0.399556048834628">
            <text:p>-0,3995560488</text:p>
          </table:table-cell>
          <table:table-cell office:value-type="float" office:value="-225.21498288705">
            <text:p>-225,2149828871</text:p>
          </table:table-cell>
          <table:table-cell office:value-type="string">
            <text:p>Transcontinental, Inc. : TCL.A-CA: Dividend Analysis : January 04th, 2017 (record date) : By the numbers : December 30, 2016</text:p>
          </table:table-cell>
          <table:table-cell table:number-columns-repeated="2"/>
        </table:table-row>
        <table:table-row table:style-name="ro1">
          <table:table-cell office:value-type="string">
            <text:p>TCN</text:p>
          </table:table-cell>
          <table:table-cell office:value-type="float" office:value="0.0178722484523">
            <text:p>0,0178722485</text:p>
          </table:table-cell>
          <table:table-cell office:value-type="float" office:value="0.19114704227">
            <text:p>0,1911470423</text:p>
          </table:table-cell>
          <table:table-cell office:value-type="float" office:value="9.35">
            <text:p>9,35</text:p>
          </table:table-cell>
          <table:table-cell table:style-name="ce2" office:value-type="date" office:date-value="2016-12-29">
            <text:p>2016-12-29</text:p>
          </table:table-cell>
          <table:table-cell table:style-name="ce3" office:value-type="string">
            <text:p>12:10:13</text:p>
          </table:table-cell>
          <table:table-cell office:value-type="float" office:value="0.220000000000001">
            <text:p>0,22</text:p>
          </table:table-cell>
          <table:table-cell office:value-type="float" office:value="2.35294117647059">
            <text:p>2,3529411765</text:p>
          </table:table-cell>
          <table:table-cell office:value-type="float" office:value="1130.95871561526">
            <text:p>1130,958715615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2"/>
        </table:table-row>
        <table:table-row table:style-name="ro1">
          <table:table-cell office:value-type="string">
            <text:p>DII-B</text:p>
          </table:table-cell>
          <table:table-cell office:value-type="float" office:value="-0.0444003870146">
            <text:p>-0,044400387</text:p>
          </table:table-cell>
          <table:table-cell office:value-type="float" office:value="-0.110696549259">
            <text:p>-0,1106965493</text:p>
          </table:table-cell>
          <table:table-cell office:value-type="float" office:value="40.110001">
            <text:p>40,110001</text:p>
          </table:table-cell>
          <table:table-cell table:style-name="ce2" office:value-type="date" office:date-value="2016-12-23">
            <text:p>2016-12-23</text:p>
          </table:table-cell>
          <table:table-cell table:style-name="ce3" office:value-type="string">
            <text:p>08:13:39</text:p>
          </table:table-cell>
          <table:table-cell office:value-type="float" office:value="0.0900009999999938">
            <text:p>0,090001</text:p>
          </table:table-cell>
          <table:table-cell office:value-type="float" office:value="0.224385434445623">
            <text:p>0,2243854344</text:p>
          </table:table-cell>
          <table:table-cell office:value-type="float" office:value="-302.703188083471">
            <text:p>-302,7031880835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  <table:table-cell table:number-columns-repeated="2"/>
        </table:table-row>
        <table:table-row table:style-name="ro1">
          <table:table-cell office:value-type="string">
            <text:p>CTC-A</text:p>
          </table:table-cell>
          <table:table-cell office:value-type="float" office:value="-0.846844470739">
            <text:p>-0,8468444707</text:p>
          </table:table-cell>
          <table:table-cell office:value-type="float" office:value="-0.604112222162">
            <text:p>-0,6041122222</text:p>
          </table:table-cell>
          <table:table-cell office:value-type="float" office:value="140.179993">
            <text:p>140,179993</text:p>
          </table:table-cell>
          <table:table-cell table:style-name="ce2" office:value-type="date" office:date-value="2016-12-22">
            <text:p>2016-12-22</text:p>
          </table:table-cell>
          <table:table-cell table:style-name="ce3" office:value-type="string">
            <text:p>13:16:21</text:p>
          </table:table-cell>
          <table:table-cell office:value-type="float" office:value="0.429992999999996">
            <text:p>0,429993</text:p>
          </table:table-cell>
          <table:table-cell office:value-type="float" office:value="0.306743487995463">
            <text:p>0,306743488</text:p>
          </table:table-cell>
          <table:table-cell office:value-type="float" office:value="-150.775911617485">
            <text:p>-150,7759116175</text:p>
          </table:table-cell>
          <table:table-cell office:value-type="string">
            <text:p>ETFs with exposure to Canadian Tire Corp. Ltd. : December 22, 2016</text:p>
          </table:table-cell>
          <table:table-cell table:number-columns-repeated="2"/>
        </table:table-row>
        <table:table-row table:style-name="ro1">
          <table:table-cell office:value-type="string">
            <text:p>BYL</text:p>
          </table:table-cell>
          <table:table-cell office:value-type="float" office:value="-0.0994452226805">
            <text:p>-0,0994452227</text:p>
          </table:table-cell>
          <table:table-cell office:value-type="float" office:value="-4.85098647222">
            <text:p>-4,8509864722</text:p>
          </table:table-cell>
          <table:table-cell office:value-type="float" office:value="2.05">
            <text:p>2,05</text:p>
          </table:table-cell>
          <table:table-cell table:style-name="ce2" office:value-type="date" office:date-value="2016-12-22">
            <text:p>2016-12-22</text:p>
          </table:table-cell>
          <table:table-cell table:style-name="ce3" office:value-type="string">
            <text:p>09:35:00</text:p>
          </table:table-cell>
          <table:table-cell office:value-type="float" office:value="-0.0100000000000002">
            <text:p>-0,01</text:p>
          </table:table-cell>
          <table:table-cell office:value-type="float" office:value="-0.487804878048792">
            <text:p>-0,487804878</text:p>
          </table:table-cell>
          <table:table-cell office:value-type="float" office:value="-89.9442127731681">
            <text:p>-89,9442127732</text:p>
          </table:table-cell>
          <table:table-cell office:value-type="string">
            <text:p>Baylin Technologies closes public offering of common shares</text:p>
          </table:table-cell>
          <table:table-cell table:number-columns-repeated="2"/>
        </table:table-row>
        <table:table-row table:style-name="ro1">
          <table:table-cell office:value-type="string">
            <text:p>WTE</text:p>
          </table:table-cell>
          <table:table-cell office:value-type="float" office:value="-0.488289082564">
            <text:p>-0,4882890826</text:p>
          </table:table-cell>
          <table:table-cell office:value-type="float" office:value="-1.81500531323">
            <text:p>-1,8150053132</text:p>
          </table:table-cell>
          <table:table-cell office:value-type="float" office:value="26.902901">
            <text:p>26,902901</text:p>
          </table:table-cell>
          <table:table-cell table:style-name="ce2" office:value-type="date" office:date-value="2016-12-20">
            <text:p>2016-12-20</text:p>
          </table:table-cell>
          <table:table-cell table:style-name="ce3" office:value-type="string">
            <text:p>10:22:40</text:p>
          </table:table-cell>
          <table:table-cell office:value-type="float" office:value="0.25">
            <text:p>0,25</text:p>
          </table:table-cell>
          <table:table-cell office:value-type="float" office:value="0.929267813906017">
            <text:p>0,9292678139</text:p>
          </table:table-cell>
          <table:table-cell office:value-type="float" office:value="-151.199178709312">
            <text:p>-151,1991787093</text:p>
          </table:table-cell>
          <table:table-cell office:value-type="string">
            <text:p>Westshore Terminals Investment Corp. Ã¢â‚¬â€œ Value Analysis (TORONTO:WTE) : December 20, 2016</text:p>
          </table:table-cell>
          <table:table-cell table:number-columns-repeated="2"/>
        </table:table-row>
        <table:table-row table:style-name="ro1">
          <table:table-cell office:value-type="string">
            <text:p>TR</text:p>
          </table:table-cell>
          <table:table-cell office:value-type="float" office:value="-0.656376079314">
            <text:p>-0,6563760793</text:p>
          </table:table-cell>
          <table:table-cell office:value-type="float" office:value="-7.37501212713">
            <text:p>-7,3750121271</text:p>
          </table:table-cell>
          <table:table-cell office:value-type="float" office:value="8.9">
            <text:p>8,9</text:p>
          </table:table-cell>
          <table:table-cell table:style-name="ce2" office:value-type="date" office:date-value="2016-12-05">
            <text:p>2016-12-05</text:p>
          </table:table-cell>
          <table:table-cell table:style-name="ce3" office:value-type="string">
            <text:p>11:40:21</text:p>
          </table:table-cell>
          <table:table-cell office:value-type="float" office:value="-0.16">
            <text:p>-0,16</text:p>
          </table:table-cell>
          <table:table-cell office:value-type="float" office:value="-1.79775280898877">
            <text:p>-1,797752809</text:p>
          </table:table-cell>
          <table:table-cell office:value-type="float" office:value="-75.6237308088343">
            <text:p>-75,6237308088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2"/>
        </table:table-row>
        <table:table-row table:style-name="ro1">
          <table:table-cell office:value-type="string">
            <text:p>GEO</text:p>
          </table:table-cell>
          <table:table-cell office:value-type="float" office:value="-0.0252011862627">
            <text:p>-0,0252011863</text:p>
          </table:table-cell>
          <table:table-cell office:value-type="float" office:value="-1.00804745051">
            <text:p>-1,0080474505</text:p>
          </table:table-cell>
          <table:table-cell office:value-type="float" office:value="2.5">
            <text:p>2,5</text:p>
          </table:table-cell>
          <table:table-cell table:style-name="ce2" office:value-type="date" office:date-value="2016-11-29">
            <text:p>2016-11-29</text:p>
          </table:table-cell>
          <table:table-cell table:style-name="ce3" office:value-type="string">
            <text:p>10:12:58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2"/>
        </table:table-row>
        <table:table-row table:style-name="ro1">
          <table:table-cell office:value-type="string">
            <text:p>TMB</text:p>
          </table:table-cell>
          <table:table-cell office:value-type="float" office:value="-0.037923846624">
            <text:p>-0,0379238466</text:p>
          </table:table-cell>
          <table:table-cell office:value-type="float" office:value="-2.38514758641">
            <text:p>-2,3851475864</text:p>
          </table:table-cell>
          <table:table-cell office:value-type="float" office:value="1.59">
            <text:p>1,59</text:p>
          </table:table-cell>
          <table:table-cell table:style-name="ce2" office:value-type="date" office:date-value="2016-11-28">
            <text:p>2016-11-28</text:p>
          </table:table-cell>
          <table:table-cell table:style-name="ce3" office:value-type="string">
            <text:p>11:02:58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2"/>
        </table:table-row>
        <table:table-row table:style-name="ro1">
          <table:table-cell office:value-type="string">
            <text:p>EOX</text:p>
          </table:table-cell>
          <table:table-cell office:value-type="float" office:value="-0.148360810632">
            <text:p>-0,1483608106</text:p>
          </table:table-cell>
          <table:table-cell office:value-type="float" office:value="-20.3233987167">
            <text:p>-20,3233987167</text:p>
          </table:table-cell>
          <table:table-cell office:value-type="float" office:value="0.73">
            <text:p>0,73</text:p>
          </table:table-cell>
          <table:table-cell table:style-name="ce2" office:value-type="date" office:date-value="2016-11-14">
            <text:p>2016-11-14</text:p>
          </table:table-cell>
          <table:table-cell table:style-name="ce3" office:value-type="string">
            <text:p>17:46:00</text:p>
          </table:table-cell>
          <table:table-cell office:value-type="float" office:value="-0.02">
            <text:p>-0,02</text:p>
          </table:table-cell>
          <table:table-cell office:value-type="float" office:value="-2.73972602739726">
            <text:p>-2,7397260274</text:p>
          </table:table-cell>
          <table:table-cell office:value-type="float" office:value="-86.5193510908964">
            <text:p>-86,5193510909</text:p>
          </table:table-cell>
          <table:table-cell office:value-type="string">
            <text:p>Euromax Files Preliminary Short Form Prospectus</text:p>
          </table:table-cell>
          <table:table-cell table:number-columns-repeated="2"/>
        </table:table-row>
        <table:table-row table:style-name="ro1">
          <table:table-cell office:value-type="string">
            <text:p>GCL</text:p>
          </table:table-cell>
          <table:table-cell office:value-type="float" office:value="-0.0824058166253">
            <text:p>-0,0824058166</text:p>
          </table:table-cell>
          <table:table-cell office:value-type="float" office:value="-9.2590805197">
            <text:p>-9,2590805197</text:p>
          </table:table-cell>
          <table:table-cell office:value-type="float" office:value="0.89">
            <text:p>0,89</text:p>
          </table:table-cell>
          <table:table-cell table:style-name="ce2" office:value-type="date" office:date-value="2016-10-13">
            <text:p>2016-10-13</text:p>
          </table:table-cell>
          <table:table-cell table:style-name="ce3" office:value-type="string">
            <text:p>16:37:00</text:p>
          </table:table-cell>
          <table:table-cell office:value-type="float" office:value="-0.03">
            <text:p>-0,03</text:p>
          </table:table-cell>
          <table:table-cell office:value-type="float" office:value="-3.37078651685394">
            <text:p>-3,3707865169</text:p>
          </table:table-cell>
          <table:table-cell office:value-type="float" office:value="-63.5948028566839">
            <text:p>-63,5948028567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2"/>
        </table:table-row>
        <table:table-row table:style-name="ro1">
          <table:table-cell office:value-type="string">
            <text:p>FTU</text:p>
          </table:table-cell>
          <table:table-cell office:value-type="float" office:value="-0.0319372756531">
            <text:p>-0,0319372757</text:p>
          </table:table-cell>
          <table:table-cell office:value-type="float" office:value="-11.4061698761">
            <text:p>-11,4061698761</text:p>
          </table:table-cell>
          <table:table-cell office:value-type="float" office:value="0.28">
            <text:p>0,28</text:p>
          </table:table-cell>
          <table:table-cell table:style-name="ce2" office:value-type="date" office:date-value="2016-07-28">
            <text:p>2016-07-28</text:p>
          </table:table-cell>
          <table:table-cell table:style-name="ce3" office:value-type="string">
            <text:p>16:24:32</text:p>
          </table:table-cell>
          <table:table-cell office:value-type="float" office:value="0.02">
            <text:p>0,02</text:p>
          </table:table-cell>
          <table:table-cell office:value-type="float" office:value="7.14285714285715">
            <text:p>7,1428571429</text:p>
          </table:table-cell>
          <table:table-cell office:value-type="float" office:value="-162.62274909494">
            <text:p>-162,6227490949</text:p>
          </table:table-cell>
          <table:table-cell office:value-type="string">
            <text:p>US Financial 15 Split Corp.: Financial Results to May 31, 2016</text:p>
          </table:table-cell>
          <table:table-cell table:number-columns-repeated="2"/>
        </table:table-row>
        <table:table-row table:style-name="ro1" table:number-rows-repeated="104830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J269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23:57:19.05</dc:date>
    <meta:document-statistic meta:table-count="1" meta:cell-count="2782" meta:object-count="0"/>
    <meta:generator>LibreOffice/3.5$Windows_x86 LibreOffice_project/7e68ba2-a744ebf-1f241b7-c506db1-7d53735</meta:generator>
  </office:meta>
</office:document-meta>
</file>